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3mm"/>
    </style:style>
    <style:style style:name="co3" style:family="table-column">
      <style:table-column-properties fo:break-before="auto" style:column-width="32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SR_base" table:style-name="ta1">
        <table:shapes>
          <draw:frame draw:z-index="0" draw:style-name="gr1" draw:text-style-name="P1" svg:width="210mm" svg:height="100mm" svg:x="78.16mm" svg:y="117.09mm">
            <draw:object draw:notify-on-update-of-ranges="ISR_base.D9:ISR_base.U9 ISR_base.C10:ISR_base.C10 ISR_base.D10:ISR_base.U10 ISR_base.C11:ISR_base.C11 ISR_base.D11:ISR_base.U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8" table:default-cell-style-name="Default"/>
        <table:table-row table:style-name="ro1" table:number-rows-repeated="7"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get sim_IPC data from 2 to 3 ( INT )</text:p>
          </table:table-cell>
          <table:table-cell table:number-columns-repeated="8"/>
          <table:table-cell office:value-type="string" calcext:value-type="string">
            <text:p>get sim_IPC data from 2 to 3 ( FP 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office:value-type="float" office:value="12.517" calcext:value-type="float">
            <text:p>12.517</text:p>
          </table:table-cell>
          <table:table-cell office:value-type="float" office:value="0.1321" calcext:value-type="float">
            <text:p>0.1321</text:p>
          </table:table-cell>
          <table:table-cell office:value-type="float" office:value="4.1352" calcext:value-type="float">
            <text:p>4.1352</text:p>
          </table:table-cell>
          <table:table-cell office:value-type="float" office:value="22.642" calcext:value-type="float">
            <text:p>22.642</text:p>
          </table:table-cell>
          <table:table-cell office:value-type="float" office:value="72.472" calcext:value-type="float">
            <text:p>72.472</text:p>
          </table:table-cell>
          <table:table-cell office:value-type="float" office:value="30.242" calcext:value-type="float">
            <text:p>30.242</text:p>
          </table:table-cell>
          <table:table-cell office:value-type="float" office:value="23.447" calcext:value-type="float">
            <text:p>23.447</text:p>
          </table:table-cell>
          <table:table-cell office:value-type="float" office:value="82.855" calcext:value-type="float">
            <text:p>82.855</text:p>
          </table:table-cell>
          <table:table-cell office:value-type="float" office:value="0.0543" calcext:value-type="float">
            <text:p>0.0543</text:p>
          </table:table-cell>
          <table:table-cell office:value-type="float" office:value="1.1615" calcext:value-type="float">
            <text:p>1.1615</text:p>
          </table:table-cell>
          <table:table-cell office:value-type="float" office:value="5.8714" calcext:value-type="float">
            <text:p>5.8714</text:p>
          </table:table-cell>
          <table:table-cell office:value-type="float" office:value="3.2464" calcext:value-type="float">
            <text:p>3.2464</text:p>
          </table:table-cell>
          <table:table-cell office:value-type="float" office:value="5.0604" calcext:value-type="float">
            <text:p>5.0604</text:p>
          </table:table-cell>
          <table:table-cell office:value-type="float" office:value="0.2511" calcext:value-type="float">
            <text:p>0.2511</text:p>
          </table:table-cell>
          <table:table-cell office:value-type="float" office:value="20.47" calcext:value-type="float">
            <text:p>20.47</text:p>
          </table:table-cell>
          <table:table-cell office:value-type="float" office:value="5.3721" calcext:value-type="float">
            <text:p>5.3721</text:p>
          </table:table-cell>
          <table:table-cell office:value-type="float" office:value="0.066" calcext:value-type="float">
            <text:p>0.066</text:p>
          </table:table-cell>
          <table:table-cell office:value-type="float" office:value="10.766" calcext:value-type="float">
            <text:p>10.7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1307" calcext:value-type="float">
            <text:p>0.1307</text:p>
          </table:table-cell>
          <table:table-cell office:value-type="float" office:value="3.8385" calcext:value-type="float">
            <text:p>3.8385</text:p>
          </table:table-cell>
          <table:table-cell office:value-type="float" office:value="22.332" calcext:value-type="float">
            <text:p>22.332</text:p>
          </table:table-cell>
          <table:table-cell office:value-type="float" office:value="72.079" calcext:value-type="float">
            <text:p>72.079</text:p>
          </table:table-cell>
          <table:table-cell office:value-type="float" office:value="28.986" calcext:value-type="float">
            <text:p>28.986</text:p>
          </table:table-cell>
          <table:table-cell office:value-type="float" office:value="22.032" calcext:value-type="float">
            <text:p>22.032</text:p>
          </table:table-cell>
          <table:table-cell office:value-type="float" office:value="82.565" calcext:value-type="float">
            <text:p>82.565</text:p>
          </table:table-cell>
          <table:table-cell office:value-type="float" office:value="0.0511" calcext:value-type="float">
            <text:p>0.0511</text:p>
          </table:table-cell>
          <table:table-cell office:value-type="float" office:value="1.154" calcext:value-type="float">
            <text:p>1.154</text:p>
          </table:table-cell>
          <table:table-cell office:value-type="float" office:value="4.2609" calcext:value-type="float">
            <text:p>4.2609</text:p>
          </table:table-cell>
          <table:table-cell office:value-type="float" office:value="3.072" calcext:value-type="float">
            <text:p>3.072</text:p>
          </table:table-cell>
          <table:table-cell office:value-type="float" office:value="5.7067" calcext:value-type="float">
            <text:p>5.7067</text:p>
          </table:table-cell>
          <table:table-cell office:value-type="float" office:value="0.2847" calcext:value-type="float">
            <text:p>0.2847</text:p>
          </table:table-cell>
          <table:table-cell office:value-type="float" office:value="15.375" calcext:value-type="float">
            <text:p>15.375</text:p>
          </table:table-cell>
          <table:table-cell office:value-type="float" office:value="5.3821" calcext:value-type="float">
            <text:p>5.3821</text:p>
          </table:table-cell>
          <table:table-cell office:value-type="float" office:value="0.0656" calcext:value-type="float">
            <text:p>0.0656</text:p>
          </table:table-cell>
          <table:table-cell office:value-type="float" office:value="10.247" calcext:value-type="float">
            <text:p>10.247</text:p>
          </table:table-cell>
        </table:table-row>
      </table:table>
      <table:table table:name="mode_rate" table:style-name="ta1">
        <table:shapes>
          <draw:frame draw:z-index="0" draw:style-name="gr1" draw:text-style-name="P1" svg:width="210mm" svg:height="100mm" svg:x="68.4mm" svg:y="122.27mm">
            <draw:object draw:notify-on-update-of-ranges="mode_rate.E17:mode_rate.Y17 mode_rate.D18:mode_rate.D18 mode_rate.E18:mode_rate.Y18 mode_rate.D19:mode_rate.D19 mode_rate.E19:mode_rate.Y19 mode_rate.D20:mode_rate.D20 mode_rate.E20:mode_rate.Y20 mode_rate.D21:mode_rate.D21 mode_rate.E21:mode_rate.Y21 mode_rate.D22:mode_rate.D22 mode_rate.E22:mode_rate.Y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フォルダ</text:p>
          </table:table-cell>
          <table:table-cell/>
          <table:table-cell office:value-type="string" calcext:value-type="string">
            <text:p>備考AGG5,CONS6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witch_agg_rate data from 14 to 19 ( INT )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AGG RAT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SR=5</text:p>
          </table:table-cell>
          <table:table-cell office:value-type="float" office:value="0.9109" calcext:value-type="float">
            <text:p>0.9109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253" calcext:value-type="float">
            <text:p>0.253</text:p>
          </table:table-cell>
          <table:table-cell office:value-type="float" office:value="0.3629" calcext:value-type="float">
            <text:p>0.3629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6008" calcext:value-type="float">
            <text:p>0.6008</text:p>
          </table:table-cell>
          <table:table-cell office:value-type="float" office:value="0.8977" calcext:value-type="float">
            <text:p>0.8977</text:p>
          </table:table-cell>
          <table:table-cell office:value-type="float" office:value="0.9935" calcext:value-type="float">
            <text:p>0.993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4725" calcext:value-type="float">
            <text:p>0.4725</text:p>
          </table:table-cell>
          <table:table-cell office:value-type="float" office:value="0.1549" calcext:value-type="float">
            <text:p>0.1549</text:p>
          </table:table-cell>
          <table:table-cell office:value-type="float" office:value="0.3461" calcext:value-type="float">
            <text:p>0.3461</text:p>
          </table:table-cell>
          <table:table-cell office:value-type="float" office:value="0.0053" calcext:value-type="float">
            <text:p>0.0053</text:p>
          </table:table-cell>
          <table:table-cell office:value-type="float" office:value="1" calcext:value-type="float">
            <text:p>1</text:p>
          </table:table-cell>
          <table:table-cell office:value-type="float" office:value="0.0962" calcext:value-type="float">
            <text:p>0.0962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4684" calcext:value-type="float">
            <text:p>0.4684</text:p>
          </table:table-cell>
          <table:table-cell/>
          <table:table-cell table:formula="of:=AVERAGE([.E8:.V8])" office:value-type="float" office:value="0.420572222222222" calcext:value-type="float">
            <text:p>0.4205722222222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ISR=10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905" calcext:value-type="float">
            <text:p>0.0905</text:p>
          </table:table-cell>
          <table:table-cell office:value-type="float" office:value="0.3576" calcext:value-type="float">
            <text:p>0.3576</text:p>
          </table:table-cell>
          <table:table-cell office:value-type="float" office:value="0.998" calcext:value-type="float">
            <text:p>0.998</text:p>
          </table:table-cell>
          <table:table-cell office:value-type="float" office:value="0.5698" calcext:value-type="float">
            <text:p>0.5698</text:p>
          </table:table-cell>
          <table:table-cell office:value-type="float" office:value="0.8004" calcext:value-type="float">
            <text:p>0.8004</text:p>
          </table:table-cell>
          <table:table-cell office:value-type="float" office:value="0.9815" calcext:value-type="float">
            <text:p>0.98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892" calcext:value-type="float">
            <text:p>0.0892</text:p>
          </table:table-cell>
          <table:table-cell office:value-type="float" office:value="0.2465" calcext:value-type="float">
            <text:p>0.2465</text:p>
          </table:table-cell>
          <table:table-cell office:value-type="float" office:value="0.0053" calcext:value-type="float">
            <text:p>0.0053</text:p>
          </table:table-cell>
          <table:table-cell office:value-type="float" office:value="1" calcext:value-type="float">
            <text:p>1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4063" calcext:value-type="float">
            <text:p>0.4063</text:p>
          </table:table-cell>
          <table:table-cell/>
          <table:table-cell table:formula="of:=AVERAGE([.E9:.V9])" office:value-type="float" office:value="0.350961111111111" calcext:value-type="float">
            <text:p>0.3509611111111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ISR=1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541" calcext:value-type="float">
            <text:p>0.0541</text:p>
          </table:table-cell>
          <table:table-cell office:value-type="float" office:value="0.3519" calcext:value-type="float">
            <text:p>0.3519</text:p>
          </table:table-cell>
          <table:table-cell office:value-type="float" office:value="0.9966" calcext:value-type="float">
            <text:p>0.9966</text:p>
          </table:table-cell>
          <table:table-cell office:value-type="float" office:value="0.5482" calcext:value-type="float">
            <text:p>0.5482</text:p>
          </table:table-cell>
          <table:table-cell office:value-type="float" office:value="0.5204" calcext:value-type="float">
            <text:p>0.5204</text:p>
          </table:table-cell>
          <table:table-cell office:value-type="float" office:value="0.9802" calcext:value-type="float">
            <text:p>0.980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616" calcext:value-type="float">
            <text:p>0.0616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9288" calcext:value-type="float">
            <text:p>0.9288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3253" calcext:value-type="float">
            <text:p>0.3253</text:p>
          </table:table-cell>
          <table:table-cell/>
          <table:table-cell table:formula="of:=AVERAGE([.E10:.V10])" office:value-type="float" office:value="0.290016666666667" calcext:value-type="float">
            <text:p>0.2900166666666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ISR=20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3513" calcext:value-type="float">
            <text:p>0.351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5083" calcext:value-type="float">
            <text:p>0.5083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9782" calcext:value-type="float">
            <text:p>0.978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3002" calcext:value-type="float">
            <text:p>0.3002</text:p>
          </table:table-cell>
          <table:table-cell office:value-type="float" office:value="0.0723" calcext:value-type="float">
            <text:p>0.0723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2462" calcext:value-type="float">
            <text:p>0.2462</text:p>
          </table:table-cell>
          <table:table-cell/>
          <table:table-cell table:formula="of:=AVERAGE([.E11:.V11])" office:value-type="float" office:value="0.230338888888889" calcext:value-type="float">
            <text:p>0.2303388888888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ISR=25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3459" calcext:value-type="float">
            <text:p>0.3459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4828" calcext:value-type="float">
            <text:p>0.4828</text:p>
          </table:table-cell>
          <table:table-cell office:value-type="float" office:value="0.3853" calcext:value-type="float">
            <text:p>0.3853</text:p>
          </table:table-cell>
          <table:table-cell office:value-type="float" office:value="0.9753" calcext:value-type="float">
            <text:p>0.975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1706" calcext:value-type="float">
            <text:p>0.1706</text:p>
          </table:table-cell>
          <table:table-cell/>
          <table:table-cell table:formula="of:=AVERAGE([.E12:.V12])" office:value-type="float" office:value="0.198266666666667" calcext:value-type="float">
            <text:p>0.198266666666667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I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5</text:p>
          </table:table-cell>
          <table:table-cell table:formula="of:=[.E8]*100" office:value-type="float" office:value="91.09" calcext:value-type="float">
            <text:p>91.09</text:p>
          </table:table-cell>
          <table:table-cell table:formula="of:=[.F8]*100" office:value-type="float" office:value="0.25" calcext:value-type="float">
            <text:p>0.25</text:p>
          </table:table-cell>
          <table:table-cell table:formula="of:=[.G8]*100" office:value-type="float" office:value="25.3" calcext:value-type="float">
            <text:p>25.3</text:p>
          </table:table-cell>
          <table:table-cell table:formula="of:=[.H8]*100" office:value-type="float" office:value="36.29" calcext:value-type="float">
            <text:p>36.29</text:p>
          </table:table-cell>
          <table:table-cell table:formula="of:=[.I8]*100" office:value-type="float" office:value="99.91" calcext:value-type="float">
            <text:p>99.91</text:p>
          </table:table-cell>
          <table:table-cell table:formula="of:=[.J8]*100" office:value-type="float" office:value="60.08" calcext:value-type="float">
            <text:p>60.08</text:p>
          </table:table-cell>
          <table:table-cell table:formula="of:=[.K8]*100" office:value-type="float" office:value="89.77" calcext:value-type="float">
            <text:p>89.77</text:p>
          </table:table-cell>
          <table:table-cell table:formula="of:=[.L8]*100" office:value-type="float" office:value="99.35" calcext:value-type="float">
            <text:p>99.35</text:p>
          </table:table-cell>
          <table:table-cell table:formula="of:=[.M8]*100" office:value-type="float" office:value="0.16" calcext:value-type="float">
            <text:p>0.16</text:p>
          </table:table-cell>
          <table:table-cell table:formula="of:=[.N8]*100" office:value-type="float" office:value="0.31" calcext:value-type="float">
            <text:p>0.31</text:p>
          </table:table-cell>
          <table:table-cell table:formula="of:=[.O8]*100" office:value-type="float" office:value="47.25" calcext:value-type="float">
            <text:p>47.25</text:p>
          </table:table-cell>
          <table:table-cell table:formula="of:=[.P8]*100" office:value-type="float" office:value="15.49" calcext:value-type="float">
            <text:p>15.49</text:p>
          </table:table-cell>
          <table:table-cell table:formula="of:=[.Q8]*100" office:value-type="float" office:value="34.61" calcext:value-type="float">
            <text:p>34.61</text:p>
          </table:table-cell>
          <table:table-cell table:formula="of:=[.R8]*100" office:value-type="float" office:value="0.53" calcext:value-type="float">
            <text:p>0.53</text:p>
          </table:table-cell>
          <table:table-cell table:formula="of:=[.S8]*100" office:value-type="float" office:value="100" calcext:value-type="float">
            <text:p>100</text:p>
          </table:table-cell>
          <table:table-cell table:formula="of:=[.T8]*100" office:value-type="float" office:value="9.62" calcext:value-type="float">
            <text:p>9.62</text:p>
          </table:table-cell>
          <table:table-cell table:formula="of:=[.U8]*100" office:value-type="float" office:value="0.18" calcext:value-type="float">
            <text:p>0.18</text:p>
          </table:table-cell>
          <table:table-cell table:formula="of:=[.V8]*100" office:value-type="float" office:value="46.84" calcext:value-type="float">
            <text:p>46.84</text:p>
          </table:table-cell>
          <table:table-cell/>
          <table:table-cell table:formula="of:=[.X8]*100" office:value-type="float" office:value="42.0572222222222" calcext:value-type="float">
            <text:p>42.0572222222222</text:p>
          </table:table-cell>
          <table:table-cell table:formula="of:=([.F18]+[.G18]+[.M18]+[.N18]+[.O18]+[.P18]+[.R18]+[.T18]+[.U18]+[.V18])/10" office:value-type="float" office:value="14.593" calcext:value-type="float">
            <text:p>14.5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10</text:p>
          </table:table-cell>
          <table:table-cell table:formula="of:=[.E9]*100" office:value-type="float" office:value="66.67" calcext:value-type="float">
            <text:p>66.67</text:p>
          </table:table-cell>
          <table:table-cell table:formula="of:=[.F9]*100" office:value-type="float" office:value="0.21" calcext:value-type="float">
            <text:p>0.21</text:p>
          </table:table-cell>
          <table:table-cell table:formula="of:=[.G9]*100" office:value-type="float" office:value="9.05" calcext:value-type="float">
            <text:p>9.05</text:p>
          </table:table-cell>
          <table:table-cell table:formula="of:=[.H9]*100" office:value-type="float" office:value="35.76" calcext:value-type="float">
            <text:p>35.76</text:p>
          </table:table-cell>
          <table:table-cell table:formula="of:=[.I9]*100" office:value-type="float" office:value="99.8" calcext:value-type="float">
            <text:p>99.8</text:p>
          </table:table-cell>
          <table:table-cell table:formula="of:=[.J9]*100" office:value-type="float" office:value="56.98" calcext:value-type="float">
            <text:p>56.98</text:p>
          </table:table-cell>
          <table:table-cell table:formula="of:=[.K9]*100" office:value-type="float" office:value="80.04" calcext:value-type="float">
            <text:p>80.04</text:p>
          </table:table-cell>
          <table:table-cell table:formula="of:=[.L9]*100" office:value-type="float" office:value="98.15" calcext:value-type="float">
            <text:p>98.15</text:p>
          </table:table-cell>
          <table:table-cell table:formula="of:=[.M9]*100" office:value-type="float" office:value="0.16" calcext:value-type="float">
            <text:p>0.16</text:p>
          </table:table-cell>
          <table:table-cell table:formula="of:=[.N9]*100" office:value-type="float" office:value="0.31" calcext:value-type="float">
            <text:p>0.31</text:p>
          </table:table-cell>
          <table:table-cell table:formula="of:=[.O9]*100" office:value-type="float" office:value="0.95" calcext:value-type="float">
            <text:p>0.95</text:p>
          </table:table-cell>
          <table:table-cell table:formula="of:=[.P9]*100" office:value-type="float" office:value="8.92" calcext:value-type="float">
            <text:p>8.92</text:p>
          </table:table-cell>
          <table:table-cell table:formula="of:=[.Q9]*100" office:value-type="float" office:value="24.65" calcext:value-type="float">
            <text:p>24.65</text:p>
          </table:table-cell>
          <table:table-cell table:formula="of:=[.R9]*100" office:value-type="float" office:value="0.53" calcext:value-type="float">
            <text:p>0.53</text:p>
          </table:table-cell>
          <table:table-cell table:formula="of:=[.S9]*100" office:value-type="float" office:value="100" calcext:value-type="float">
            <text:p>100</text:p>
          </table:table-cell>
          <table:table-cell table:formula="of:=[.T9]*100" office:value-type="float" office:value="8.74" calcext:value-type="float">
            <text:p>8.74</text:p>
          </table:table-cell>
          <table:table-cell table:formula="of:=[.U9]*100" office:value-type="float" office:value="0.18" calcext:value-type="float">
            <text:p>0.18</text:p>
          </table:table-cell>
          <table:table-cell table:formula="of:=[.V9]*100" office:value-type="float" office:value="40.63" calcext:value-type="float">
            <text:p>40.63</text:p>
          </table:table-cell>
          <table:table-cell/>
          <table:table-cell table:formula="of:=[.X9]*100" office:value-type="float" office:value="35.0961111111111" calcext:value-type="float">
            <text:p>35.0961111111111</text:p>
          </table:table-cell>
          <table:table-cell table:formula="of:=([.F19]+[.G19]+[.M19]+[.N19]+[.O19]+[.P19]+[.R19]+[.T19]+[.U19]+[.V19])/10" office:value-type="float" office:value="6.968" calcext:value-type="float">
            <text:p>6.96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15</text:p>
          </table:table-cell>
          <table:table-cell table:formula="of:=[.E10]*100" office:value-type="float" office:value="34.86" calcext:value-type="float">
            <text:p>34.86</text:p>
          </table:table-cell>
          <table:table-cell table:formula="of:=[.F10]*100" office:value-type="float" office:value="0.21" calcext:value-type="float">
            <text:p>0.21</text:p>
          </table:table-cell>
          <table:table-cell table:formula="of:=[.G10]*100" office:value-type="float" office:value="5.41" calcext:value-type="float">
            <text:p>5.41</text:p>
          </table:table-cell>
          <table:table-cell table:formula="of:=[.H10]*100" office:value-type="float" office:value="35.19" calcext:value-type="float">
            <text:p>35.19</text:p>
          </table:table-cell>
          <table:table-cell table:formula="of:=[.I10]*100" office:value-type="float" office:value="99.66" calcext:value-type="float">
            <text:p>99.66</text:p>
          </table:table-cell>
          <table:table-cell table:formula="of:=[.J10]*100" office:value-type="float" office:value="54.82" calcext:value-type="float">
            <text:p>54.82</text:p>
          </table:table-cell>
          <table:table-cell table:formula="of:=[.K10]*100" office:value-type="float" office:value="52.04" calcext:value-type="float">
            <text:p>52.04</text:p>
          </table:table-cell>
          <table:table-cell table:formula="of:=[.L10]*100" office:value-type="float" office:value="98.02" calcext:value-type="float">
            <text:p>98.02</text:p>
          </table:table-cell>
          <table:table-cell table:formula="of:=[.M10]*100" office:value-type="float" office:value="0.16" calcext:value-type="float">
            <text:p>0.16</text:p>
          </table:table-cell>
          <table:table-cell table:formula="of:=[.N10]*100" office:value-type="float" office:value="0.31" calcext:value-type="float">
            <text:p>0.31</text:p>
          </table:table-cell>
          <table:table-cell table:formula="of:=[.O10]*100" office:value-type="float" office:value="0.8" calcext:value-type="float">
            <text:p>0.8</text:p>
          </table:table-cell>
          <table:table-cell table:formula="of:=[.P10]*100" office:value-type="float" office:value="6.16" calcext:value-type="float">
            <text:p>6.16</text:p>
          </table:table-cell>
          <table:table-cell table:formula="of:=[.Q10]*100" office:value-type="float" office:value="0.32" calcext:value-type="float">
            <text:p>0.32</text:p>
          </table:table-cell>
          <table:table-cell table:formula="of:=[.R10]*100" office:value-type="float" office:value="0.53" calcext:value-type="float">
            <text:p>0.53</text:p>
          </table:table-cell>
          <table:table-cell table:formula="of:=[.S10]*100" office:value-type="float" office:value="92.88" calcext:value-type="float">
            <text:p>92.88</text:p>
          </table:table-cell>
          <table:table-cell table:formula="of:=[.T10]*100" office:value-type="float" office:value="7.95" calcext:value-type="float">
            <text:p>7.95</text:p>
          </table:table-cell>
          <table:table-cell table:formula="of:=[.U10]*100" office:value-type="float" office:value="0.18" calcext:value-type="float">
            <text:p>0.18</text:p>
          </table:table-cell>
          <table:table-cell table:formula="of:=[.V10]*100" office:value-type="float" office:value="32.53" calcext:value-type="float">
            <text:p>32.53</text:p>
          </table:table-cell>
          <table:table-cell/>
          <table:table-cell table:formula="of:=[.X10]*100" office:value-type="float" office:value="29.0016666666667" calcext:value-type="float">
            <text:p>29.0016666666667</text:p>
          </table:table-cell>
          <table:table-cell table:formula="of:=([.F20]+[.G20]+[.M20]+[.N20]+[.O20]+[.P20]+[.R20]+[.T20]+[.U20]+[.V20])/10" office:value-type="float" office:value="5.424" calcext:value-type="float">
            <text:p>5.4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20</text:p>
          </table:table-cell>
          <table:table-cell table:formula="of:=[.E11]*100" office:value-type="float" office:value="14.08" calcext:value-type="float">
            <text:p>14.08</text:p>
          </table:table-cell>
          <table:table-cell table:formula="of:=[.F11]*100" office:value-type="float" office:value="0.21" calcext:value-type="float">
            <text:p>0.21</text:p>
          </table:table-cell>
          <table:table-cell table:formula="of:=[.G11]*100" office:value-type="float" office:value="3.32" calcext:value-type="float">
            <text:p>3.32</text:p>
          </table:table-cell>
          <table:table-cell table:formula="of:=[.H11]*100" office:value-type="float" office:value="35.13" calcext:value-type="float">
            <text:p>35.13</text:p>
          </table:table-cell>
          <table:table-cell table:formula="of:=[.I11]*100" office:value-type="float" office:value="99.56" calcext:value-type="float">
            <text:p>99.56</text:p>
          </table:table-cell>
          <table:table-cell table:formula="of:=[.J11]*100" office:value-type="float" office:value="50.83" calcext:value-type="float">
            <text:p>50.83</text:p>
          </table:table-cell>
          <table:table-cell table:formula="of:=[.K11]*100" office:value-type="float" office:value="44.44" calcext:value-type="float">
            <text:p>44.44</text:p>
          </table:table-cell>
          <table:table-cell table:formula="of:=[.L11]*100" office:value-type="float" office:value="97.82" calcext:value-type="float">
            <text:p>97.82</text:p>
          </table:table-cell>
          <table:table-cell table:formula="of:=[.M11]*100" office:value-type="float" office:value="0.12" calcext:value-type="float">
            <text:p>0.12</text:p>
          </table:table-cell>
          <table:table-cell table:formula="of:=[.N11]*100" office:value-type="float" office:value="0.31" calcext:value-type="float">
            <text:p>0.31</text:p>
          </table:table-cell>
          <table:table-cell table:formula="of:=[.O11]*100" office:value-type="float" office:value="0.72" calcext:value-type="float">
            <text:p>0.72</text:p>
          </table:table-cell>
          <table:table-cell table:formula="of:=[.P11]*100" office:value-type="float" office:value="5.3" calcext:value-type="float">
            <text:p>5.3</text:p>
          </table:table-cell>
          <table:table-cell table:formula="of:=[.Q11]*100" office:value-type="float" office:value="0.25" calcext:value-type="float">
            <text:p>0.25</text:p>
          </table:table-cell>
          <table:table-cell table:formula="of:=[.R11]*100" office:value-type="float" office:value="0.47" calcext:value-type="float">
            <text:p>0.47</text:p>
          </table:table-cell>
          <table:table-cell table:formula="of:=[.S11]*100" office:value-type="float" office:value="30.02" calcext:value-type="float">
            <text:p>30.02</text:p>
          </table:table-cell>
          <table:table-cell table:formula="of:=[.T11]*100" office:value-type="float" office:value="7.23" calcext:value-type="float">
            <text:p>7.23</text:p>
          </table:table-cell>
          <table:table-cell table:formula="of:=[.U11]*100" office:value-type="float" office:value="0.18" calcext:value-type="float">
            <text:p>0.18</text:p>
          </table:table-cell>
          <table:table-cell table:formula="of:=[.V11]*100" office:value-type="float" office:value="24.62" calcext:value-type="float">
            <text:p>24.62</text:p>
          </table:table-cell>
          <table:table-cell/>
          <table:table-cell table:formula="of:=[.X11]*100" office:value-type="float" office:value="23.0338888888889" calcext:value-type="float">
            <text:p>23.0338888888889</text:p>
          </table:table-cell>
          <table:table-cell table:formula="of:=([.F21]+[.G21]+[.M21]+[.N21]+[.O21]+[.P21]+[.R21]+[.T21]+[.U21]+[.V21])/10" office:value-type="float" office:value="4.248" calcext:value-type="float">
            <text:p>4.24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25</text:p>
          </table:table-cell>
          <table:table-cell table:formula="of:=[.E12]*100" office:value-type="float" office:value="4.25" calcext:value-type="float">
            <text:p>4.25</text:p>
          </table:table-cell>
          <table:table-cell table:formula="of:=[.F12]*100" office:value-type="float" office:value="0.21" calcext:value-type="float">
            <text:p>0.21</text:p>
          </table:table-cell>
          <table:table-cell table:formula="of:=[.G12]*100" office:value-type="float" office:value="2.48" calcext:value-type="float">
            <text:p>2.48</text:p>
          </table:table-cell>
          <table:table-cell table:formula="of:=[.H12]*100" office:value-type="float" office:value="34.59" calcext:value-type="float">
            <text:p>34.59</text:p>
          </table:table-cell>
          <table:table-cell table:formula="of:=[.I12]*100" office:value-type="float" office:value="99.42" calcext:value-type="float">
            <text:p>99.42</text:p>
          </table:table-cell>
          <table:table-cell table:formula="of:=[.J12]*100" office:value-type="float" office:value="48.28" calcext:value-type="float">
            <text:p>48.28</text:p>
          </table:table-cell>
          <table:table-cell table:formula="of:=[.K12]*100" office:value-type="float" office:value="38.53" calcext:value-type="float">
            <text:p>38.53</text:p>
          </table:table-cell>
          <table:table-cell table:formula="of:=[.L12]*100" office:value-type="float" office:value="97.53" calcext:value-type="float">
            <text:p>97.53</text:p>
          </table:table-cell>
          <table:table-cell table:formula="of:=[.M12]*100" office:value-type="float" office:value="0.12" calcext:value-type="float">
            <text:p>0.12</text:p>
          </table:table-cell>
          <table:table-cell table:formula="of:=[.N12]*100" office:value-type="float" office:value="0.31" calcext:value-type="float">
            <text:p>0.31</text:p>
          </table:table-cell>
          <table:table-cell table:formula="of:=[.O12]*100" office:value-type="float" office:value="0.65" calcext:value-type="float">
            <text:p>0.65</text:p>
          </table:table-cell>
          <table:table-cell table:formula="of:=[.P12]*100" office:value-type="float" office:value="4.27" calcext:value-type="float">
            <text:p>4.27</text:p>
          </table:table-cell>
          <table:table-cell table:formula="of:=[.Q12]*100" office:value-type="float" office:value="0.25" calcext:value-type="float">
            <text:p>0.25</text:p>
          </table:table-cell>
          <table:table-cell table:formula="of:=[.R12]*100" office:value-type="float" office:value="0.47" calcext:value-type="float">
            <text:p>0.47</text:p>
          </table:table-cell>
          <table:table-cell table:formula="of:=[.S12]*100" office:value-type="float" office:value="1.35" calcext:value-type="float">
            <text:p>1.35</text:p>
          </table:table-cell>
          <table:table-cell table:formula="of:=[.T12]*100" office:value-type="float" office:value="6.93" calcext:value-type="float">
            <text:p>6.93</text:p>
          </table:table-cell>
          <table:table-cell table:formula="of:=[.U12]*100" office:value-type="float" office:value="0.18" calcext:value-type="float">
            <text:p>0.18</text:p>
          </table:table-cell>
          <table:table-cell table:formula="of:=[.V12]*100" office:value-type="float" office:value="17.06" calcext:value-type="float">
            <text:p>17.06</text:p>
          </table:table-cell>
          <table:table-cell/>
          <table:table-cell table:formula="of:=[.X12]*100" office:value-type="float" office:value="19.8266666666667" calcext:value-type="float">
            <text:p>19.8266666666667</text:p>
          </table:table-cell>
          <table:table-cell table:formula="of:=([.F22]+[.G22]+[.M22]+[.N22]+[.O22]+[.P22]+[.R22]+[.T22]+[.U22]+[.V22])/10" office:value-type="float" office:value="3.268" calcext:value-type="float">
            <text:p>3.268</text:p>
          </table:table-cell>
        </table:table-row>
        <table:table-row table:style-name="ro1" table:number-rows-repeated="35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PC=2.0</text:p>
          </table:table-cell>
          <table:table-cell office:value-type="string" calcext:value-type="string">
            <text:p>AGGRESSIVE</text:p>
          </table:table-cell>
          <table:table-cell table:formula="of:=100*[.E8]" office:value-type="float" office:value="91.09" calcext:value-type="float">
            <text:p>91.09</text:p>
          </table:table-cell>
          <table:table-cell table:formula="of:=100*[.F8]" office:value-type="float" office:value="0.25" calcext:value-type="float">
            <text:p>0.25</text:p>
          </table:table-cell>
          <table:table-cell table:formula="of:=100*[.G8]" office:value-type="float" office:value="25.3" calcext:value-type="float">
            <text:p>25.3</text:p>
          </table:table-cell>
          <table:table-cell table:formula="of:=100*[.H8]" office:value-type="float" office:value="36.29" calcext:value-type="float">
            <text:p>36.29</text:p>
          </table:table-cell>
          <table:table-cell table:formula="of:=100*[.I8]" office:value-type="float" office:value="99.91" calcext:value-type="float">
            <text:p>99.91</text:p>
          </table:table-cell>
          <table:table-cell table:formula="of:=100*[.J8]" office:value-type="float" office:value="60.08" calcext:value-type="float">
            <text:p>60.08</text:p>
          </table:table-cell>
          <table:table-cell table:formula="of:=100*[.K8]" office:value-type="float" office:value="89.77" calcext:value-type="float">
            <text:p>89.77</text:p>
          </table:table-cell>
          <table:table-cell table:formula="of:=100*[.L8]" office:value-type="float" office:value="99.35" calcext:value-type="float">
            <text:p>99.35</text:p>
          </table:table-cell>
          <table:table-cell table:formula="of:=100*[.M8]" office:value-type="float" office:value="0.16" calcext:value-type="float">
            <text:p>0.16</text:p>
          </table:table-cell>
          <table:table-cell table:formula="of:=100*[.N8]" office:value-type="float" office:value="0.31" calcext:value-type="float">
            <text:p>0.31</text:p>
          </table:table-cell>
          <table:table-cell table:formula="of:=100*[.O8]" office:value-type="float" office:value="47.25" calcext:value-type="float">
            <text:p>47.25</text:p>
          </table:table-cell>
          <table:table-cell table:formula="of:=100*[.P8]" office:value-type="float" office:value="15.49" calcext:value-type="float">
            <text:p>15.49</text:p>
          </table:table-cell>
          <table:table-cell table:formula="of:=100*[.Q8]" office:value-type="float" office:value="34.61" calcext:value-type="float">
            <text:p>34.61</text:p>
          </table:table-cell>
          <table:table-cell table:formula="of:=100*[.R8]" office:value-type="float" office:value="0.53" calcext:value-type="float">
            <text:p>0.53</text:p>
          </table:table-cell>
          <table:table-cell table:formula="of:=100*[.S8]" office:value-type="float" office:value="100" calcext:value-type="float">
            <text:p>100</text:p>
          </table:table-cell>
          <table:table-cell table:formula="of:=100*[.T8]" office:value-type="float" office:value="9.62" calcext:value-type="float">
            <text:p>9.62</text:p>
          </table:table-cell>
          <table:table-cell table:formula="of:=100*[.U8]" office:value-type="float" office:value="0.18" calcext:value-type="float">
            <text:p>0.18</text:p>
          </table:table-cell>
          <table:table-cell table:formula="of:=100*[.V8]" office:value-type="float" office:value="46.84" calcext:value-type="float">
            <text:p>46.84</text:p>
          </table:table-cell>
          <table:table-cell/>
          <table:table-cell table:formula="of:=AVERAGE([.E59:.V59])" office:value-type="float" office:value="42.0572222222222" calcext:value-type="float">
            <text:p>42.057222222222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100-[.E59]" office:value-type="float" office:value="8.91" calcext:value-type="float">
            <text:p>8.91</text:p>
          </table:table-cell>
          <table:table-cell table:formula="of:=100-[.F59]" office:value-type="float" office:value="99.75" calcext:value-type="float">
            <text:p>99.75</text:p>
          </table:table-cell>
          <table:table-cell table:formula="of:=100-[.G59]" office:value-type="float" office:value="74.7" calcext:value-type="float">
            <text:p>74.7</text:p>
          </table:table-cell>
          <table:table-cell table:formula="of:=100-[.H59]" office:value-type="float" office:value="63.71" calcext:value-type="float">
            <text:p>63.71</text:p>
          </table:table-cell>
          <table:table-cell table:formula="of:=100-[.I59]" office:value-type="float" office:value="0.0899999999999892" calcext:value-type="float">
            <text:p>0.089999999999989</text:p>
          </table:table-cell>
          <table:table-cell table:formula="of:=100-[.J59]" office:value-type="float" office:value="39.92" calcext:value-type="float">
            <text:p>39.92</text:p>
          </table:table-cell>
          <table:table-cell table:formula="of:=100-[.K59]" office:value-type="float" office:value="10.23" calcext:value-type="float">
            <text:p>10.23</text:p>
          </table:table-cell>
          <table:table-cell table:formula="of:=100-[.L59]" office:value-type="float" office:value="0.649999999999992" calcext:value-type="float">
            <text:p>0.649999999999992</text:p>
          </table:table-cell>
          <table:table-cell table:formula="of:=100-[.M59]" office:value-type="float" office:value="99.84" calcext:value-type="float">
            <text:p>99.84</text:p>
          </table:table-cell>
          <table:table-cell table:formula="of:=100-[.N59]" office:value-type="float" office:value="99.69" calcext:value-type="float">
            <text:p>99.69</text:p>
          </table:table-cell>
          <table:table-cell table:formula="of:=100-[.O59]" office:value-type="float" office:value="52.75" calcext:value-type="float">
            <text:p>52.75</text:p>
          </table:table-cell>
          <table:table-cell table:formula="of:=100-[.P59]" office:value-type="float" office:value="84.51" calcext:value-type="float">
            <text:p>84.51</text:p>
          </table:table-cell>
          <table:table-cell table:formula="of:=100-[.Q59]" office:value-type="float" office:value="65.39" calcext:value-type="float">
            <text:p>65.39</text:p>
          </table:table-cell>
          <table:table-cell table:formula="of:=100-[.R59]" office:value-type="float" office:value="99.47" calcext:value-type="float">
            <text:p>99.47</text:p>
          </table:table-cell>
          <table:table-cell table:formula="of:=100-[.S59]" office:value-type="float" office:value="0" calcext:value-type="float">
            <text:p>0</text:p>
          </table:table-cell>
          <table:table-cell table:formula="of:=100-[.T59]" office:value-type="float" office:value="90.38" calcext:value-type="float">
            <text:p>90.38</text:p>
          </table:table-cell>
          <table:table-cell table:formula="of:=100-[.U59]" office:value-type="float" office:value="99.82" calcext:value-type="float">
            <text:p>99.82</text:p>
          </table:table-cell>
          <table:table-cell table:formula="of:=100-[.V59]" office:value-type="float" office:value="53.16" calcext:value-type="float">
            <text:p>53.16</text:p>
          </table:table-cell>
          <table:table-cell/>
          <table:table-cell table:formula="of:=AVERAGE([.E60:.V60])" office:value-type="float" office:value="57.9427777777778" calcext:value-type="float">
            <text:p>57.942777777777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PC=2.5</text:p>
          </table:table-cell>
          <table:table-cell office:value-type="string" calcext:value-type="string">
            <text:p>AGGRESSIVE</text:p>
          </table:table-cell>
          <table:table-cell table:formula="of:=[.E9]*100" office:value-type="float" office:value="66.67" calcext:value-type="float">
            <text:p>66.67</text:p>
          </table:table-cell>
          <table:table-cell table:formula="of:=[.F9]*100" office:value-type="float" office:value="0.21" calcext:value-type="float">
            <text:p>0.21</text:p>
          </table:table-cell>
          <table:table-cell table:formula="of:=[.G9]*100" office:value-type="float" office:value="9.05" calcext:value-type="float">
            <text:p>9.05</text:p>
          </table:table-cell>
          <table:table-cell table:formula="of:=[.H9]*100" office:value-type="float" office:value="35.76" calcext:value-type="float">
            <text:p>35.76</text:p>
          </table:table-cell>
          <table:table-cell table:formula="of:=[.I9]*100" office:value-type="float" office:value="99.8" calcext:value-type="float">
            <text:p>99.8</text:p>
          </table:table-cell>
          <table:table-cell table:formula="of:=[.J9]*100" office:value-type="float" office:value="56.98" calcext:value-type="float">
            <text:p>56.98</text:p>
          </table:table-cell>
          <table:table-cell table:formula="of:=[.K9]*100" office:value-type="float" office:value="80.04" calcext:value-type="float">
            <text:p>80.04</text:p>
          </table:table-cell>
          <table:table-cell table:formula="of:=[.L9]*100" office:value-type="float" office:value="98.15" calcext:value-type="float">
            <text:p>98.15</text:p>
          </table:table-cell>
          <table:table-cell table:formula="of:=[.M9]*100" office:value-type="float" office:value="0.16" calcext:value-type="float">
            <text:p>0.16</text:p>
          </table:table-cell>
          <table:table-cell table:formula="of:=[.N9]*100" office:value-type="float" office:value="0.31" calcext:value-type="float">
            <text:p>0.31</text:p>
          </table:table-cell>
          <table:table-cell table:formula="of:=[.O9]*100" office:value-type="float" office:value="0.95" calcext:value-type="float">
            <text:p>0.95</text:p>
          </table:table-cell>
          <table:table-cell table:formula="of:=[.P9]*100" office:value-type="float" office:value="8.92" calcext:value-type="float">
            <text:p>8.92</text:p>
          </table:table-cell>
          <table:table-cell table:formula="of:=[.Q9]*100" office:value-type="float" office:value="24.65" calcext:value-type="float">
            <text:p>24.65</text:p>
          </table:table-cell>
          <table:table-cell table:formula="of:=[.R9]*100" office:value-type="float" office:value="0.53" calcext:value-type="float">
            <text:p>0.53</text:p>
          </table:table-cell>
          <table:table-cell table:formula="of:=[.S9]*100" office:value-type="float" office:value="100" calcext:value-type="float">
            <text:p>100</text:p>
          </table:table-cell>
          <table:table-cell table:formula="of:=[.T9]*100" office:value-type="float" office:value="8.74" calcext:value-type="float">
            <text:p>8.74</text:p>
          </table:table-cell>
          <table:table-cell table:formula="of:=[.U9]*100" office:value-type="float" office:value="0.18" calcext:value-type="float">
            <text:p>0.18</text:p>
          </table:table-cell>
          <table:table-cell table:formula="of:=[.V9]*100" office:value-type="float" office:value="40.63" calcext:value-type="float">
            <text:p>40.63</text:p>
          </table:table-cell>
          <table:table-cell/>
          <table:table-cell table:formula="of:=AVERAGE([.E62:.V62])" office:value-type="float" office:value="35.0961111111111" calcext:value-type="float">
            <text:p>35.096111111111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100-[.E62]" office:value-type="float" office:value="33.33" calcext:value-type="float">
            <text:p>33.33</text:p>
          </table:table-cell>
          <table:table-cell table:formula="of:=100-[.F62]" office:value-type="float" office:value="99.79" calcext:value-type="float">
            <text:p>99.79</text:p>
          </table:table-cell>
          <table:table-cell table:formula="of:=100-[.G62]" office:value-type="float" office:value="90.95" calcext:value-type="float">
            <text:p>90.95</text:p>
          </table:table-cell>
          <table:table-cell table:formula="of:=100-[.H62]" office:value-type="float" office:value="64.24" calcext:value-type="float">
            <text:p>64.24</text:p>
          </table:table-cell>
          <table:table-cell table:formula="of:=100-[.I62]" office:value-type="float" office:value="0.200000000000003" calcext:value-type="float">
            <text:p>0.200000000000003</text:p>
          </table:table-cell>
          <table:table-cell table:formula="of:=100-[.J62]" office:value-type="float" office:value="43.02" calcext:value-type="float">
            <text:p>43.02</text:p>
          </table:table-cell>
          <table:table-cell table:formula="of:=100-[.K62]" office:value-type="float" office:value="19.96" calcext:value-type="float">
            <text:p>19.96</text:p>
          </table:table-cell>
          <table:table-cell table:formula="of:=100-[.L62]" office:value-type="float" office:value="1.84999999999999" calcext:value-type="float">
            <text:p>1.84999999999999</text:p>
          </table:table-cell>
          <table:table-cell table:formula="of:=100-[.M62]" office:value-type="float" office:value="99.84" calcext:value-type="float">
            <text:p>99.84</text:p>
          </table:table-cell>
          <table:table-cell table:formula="of:=100-[.N62]" office:value-type="float" office:value="99.69" calcext:value-type="float">
            <text:p>99.69</text:p>
          </table:table-cell>
          <table:table-cell table:formula="of:=100-[.O62]" office:value-type="float" office:value="99.05" calcext:value-type="float">
            <text:p>99.05</text:p>
          </table:table-cell>
          <table:table-cell table:formula="of:=100-[.P62]" office:value-type="float" office:value="91.08" calcext:value-type="float">
            <text:p>91.08</text:p>
          </table:table-cell>
          <table:table-cell table:formula="of:=100-[.Q62]" office:value-type="float" office:value="75.35" calcext:value-type="float">
            <text:p>75.35</text:p>
          </table:table-cell>
          <table:table-cell table:formula="of:=100-[.R62]" office:value-type="float" office:value="99.47" calcext:value-type="float">
            <text:p>99.47</text:p>
          </table:table-cell>
          <table:table-cell table:formula="of:=100-[.S62]" office:value-type="float" office:value="0" calcext:value-type="float">
            <text:p>0</text:p>
          </table:table-cell>
          <table:table-cell table:formula="of:=100-[.T62]" office:value-type="float" office:value="91.26" calcext:value-type="float">
            <text:p>91.26</text:p>
          </table:table-cell>
          <table:table-cell table:formula="of:=100-[.U62]" office:value-type="float" office:value="99.82" calcext:value-type="float">
            <text:p>99.82</text:p>
          </table:table-cell>
          <table:table-cell table:formula="of:=100-[.V62]" office:value-type="float" office:value="59.37" calcext:value-type="float">
            <text:p>59.37</text:p>
          </table:table-cell>
          <table:table-cell/>
          <table:table-cell table:formula="of:=AVERAGE([.E63:.V63])" office:value-type="float" office:value="64.9038888888889" calcext:value-type="float">
            <text:p>64.903888888888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PC=3.0</text:p>
          </table:table-cell>
          <table:table-cell office:value-type="string" calcext:value-type="string">
            <text:p>AGGRESSIVE</text:p>
          </table:table-cell>
          <table:table-cell table:formula="of:=100*[.E10]" office:value-type="float" office:value="34.86" calcext:value-type="float">
            <text:p>34.86</text:p>
          </table:table-cell>
          <table:table-cell table:formula="of:=100*[.F10]" office:value-type="float" office:value="0.21" calcext:value-type="float">
            <text:p>0.21</text:p>
          </table:table-cell>
          <table:table-cell table:formula="of:=100*[.G10]" office:value-type="float" office:value="5.41" calcext:value-type="float">
            <text:p>5.41</text:p>
          </table:table-cell>
          <table:table-cell table:formula="of:=100*[.H10]" office:value-type="float" office:value="35.19" calcext:value-type="float">
            <text:p>35.19</text:p>
          </table:table-cell>
          <table:table-cell table:formula="of:=100*[.I10]" office:value-type="float" office:value="99.66" calcext:value-type="float">
            <text:p>99.66</text:p>
          </table:table-cell>
          <table:table-cell table:formula="of:=100*[.J10]" office:value-type="float" office:value="54.82" calcext:value-type="float">
            <text:p>54.82</text:p>
          </table:table-cell>
          <table:table-cell table:formula="of:=100*[.K10]" office:value-type="float" office:value="52.04" calcext:value-type="float">
            <text:p>52.04</text:p>
          </table:table-cell>
          <table:table-cell table:formula="of:=100*[.L10]" office:value-type="float" office:value="98.02" calcext:value-type="float">
            <text:p>98.02</text:p>
          </table:table-cell>
          <table:table-cell table:formula="of:=100*[.M10]" office:value-type="float" office:value="0.16" calcext:value-type="float">
            <text:p>0.16</text:p>
          </table:table-cell>
          <table:table-cell table:formula="of:=100*[.N10]" office:value-type="float" office:value="0.31" calcext:value-type="float">
            <text:p>0.31</text:p>
          </table:table-cell>
          <table:table-cell table:formula="of:=100*[.O10]" office:value-type="float" office:value="0.8" calcext:value-type="float">
            <text:p>0.8</text:p>
          </table:table-cell>
          <table:table-cell table:formula="of:=100*[.P10]" office:value-type="float" office:value="6.16" calcext:value-type="float">
            <text:p>6.16</text:p>
          </table:table-cell>
          <table:table-cell table:formula="of:=100*[.Q10]" office:value-type="float" office:value="0.32" calcext:value-type="float">
            <text:p>0.32</text:p>
          </table:table-cell>
          <table:table-cell table:formula="of:=100*[.R10]" office:value-type="float" office:value="0.53" calcext:value-type="float">
            <text:p>0.53</text:p>
          </table:table-cell>
          <table:table-cell table:formula="of:=100*[.S10]" office:value-type="float" office:value="92.88" calcext:value-type="float">
            <text:p>92.88</text:p>
          </table:table-cell>
          <table:table-cell table:formula="of:=100*[.T10]" office:value-type="float" office:value="7.95" calcext:value-type="float">
            <text:p>7.95</text:p>
          </table:table-cell>
          <table:table-cell table:formula="of:=100*[.U10]" office:value-type="float" office:value="0.18" calcext:value-type="float">
            <text:p>0.18</text:p>
          </table:table-cell>
          <table:table-cell table:formula="of:=100*[.V10]" office:value-type="float" office:value="32.53" calcext:value-type="float">
            <text:p>32.53</text:p>
          </table:table-cell>
          <table:table-cell/>
          <table:table-cell table:formula="of:=AVERAGE([.E65:.V65])" office:value-type="float" office:value="29.0016666666667" calcext:value-type="float">
            <text:p>29.001666666666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100-[.E65]" office:value-type="float" office:value="65.14" calcext:value-type="float">
            <text:p>65.14</text:p>
          </table:table-cell>
          <table:table-cell table:formula="of:=100-[.F65]" office:value-type="float" office:value="99.79" calcext:value-type="float">
            <text:p>99.79</text:p>
          </table:table-cell>
          <table:table-cell table:formula="of:=100-[.G65]" office:value-type="float" office:value="94.59" calcext:value-type="float">
            <text:p>94.59</text:p>
          </table:table-cell>
          <table:table-cell table:formula="of:=100-[.H65]" office:value-type="float" office:value="64.81" calcext:value-type="float">
            <text:p>64.81</text:p>
          </table:table-cell>
          <table:table-cell table:formula="of:=100-[.I65]" office:value-type="float" office:value="0.339999999999989" calcext:value-type="float">
            <text:p>0.339999999999989</text:p>
          </table:table-cell>
          <table:table-cell table:formula="of:=100-[.J65]" office:value-type="float" office:value="45.18" calcext:value-type="float">
            <text:p>45.18</text:p>
          </table:table-cell>
          <table:table-cell table:formula="of:=100-[.K65]" office:value-type="float" office:value="47.96" calcext:value-type="float">
            <text:p>47.96</text:p>
          </table:table-cell>
          <table:table-cell table:formula="of:=100-[.L65]" office:value-type="float" office:value="1.97999999999999" calcext:value-type="float">
            <text:p>1.97999999999999</text:p>
          </table:table-cell>
          <table:table-cell table:formula="of:=100-[.M65]" office:value-type="float" office:value="99.84" calcext:value-type="float">
            <text:p>99.84</text:p>
          </table:table-cell>
          <table:table-cell table:formula="of:=100-[.N65]" office:value-type="float" office:value="99.69" calcext:value-type="float">
            <text:p>99.69</text:p>
          </table:table-cell>
          <table:table-cell table:formula="of:=100-[.O65]" office:value-type="float" office:value="99.2" calcext:value-type="float">
            <text:p>99.2</text:p>
          </table:table-cell>
          <table:table-cell table:formula="of:=100-[.P65]" office:value-type="float" office:value="93.84" calcext:value-type="float">
            <text:p>93.84</text:p>
          </table:table-cell>
          <table:table-cell table:formula="of:=100-[.Q65]" office:value-type="float" office:value="99.68" calcext:value-type="float">
            <text:p>99.68</text:p>
          </table:table-cell>
          <table:table-cell table:formula="of:=100-[.R65]" office:value-type="float" office:value="99.47" calcext:value-type="float">
            <text:p>99.47</text:p>
          </table:table-cell>
          <table:table-cell table:formula="of:=100-[.S65]" office:value-type="float" office:value="7.11999999999999" calcext:value-type="float">
            <text:p>7.11999999999999</text:p>
          </table:table-cell>
          <table:table-cell table:formula="of:=100-[.T65]" office:value-type="float" office:value="92.05" calcext:value-type="float">
            <text:p>92.05</text:p>
          </table:table-cell>
          <table:table-cell table:formula="of:=100-[.U65]" office:value-type="float" office:value="99.82" calcext:value-type="float">
            <text:p>99.82</text:p>
          </table:table-cell>
          <table:table-cell table:formula="of:=100-[.V65]" office:value-type="float" office:value="67.47" calcext:value-type="float">
            <text:p>67.47</text:p>
          </table:table-cell>
          <table:table-cell/>
          <table:table-cell table:formula="of:=AVERAGE([.E66:.V66])" office:value-type="float" office:value="70.9983333333333" calcext:value-type="float">
            <text:p>70.998333333333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PC=3.5</text:p>
          </table:table-cell>
          <table:table-cell office:value-type="string" calcext:value-type="string">
            <text:p>AGGRESSIVE</text:p>
          </table:table-cell>
          <table:table-cell table:formula="of:=[.E11]*100" office:value-type="float" office:value="14.08" calcext:value-type="float">
            <text:p>14.08</text:p>
          </table:table-cell>
          <table:table-cell table:formula="of:=[.F11]*100" office:value-type="float" office:value="0.21" calcext:value-type="float">
            <text:p>0.21</text:p>
          </table:table-cell>
          <table:table-cell table:formula="of:=[.G11]*100" office:value-type="float" office:value="3.32" calcext:value-type="float">
            <text:p>3.32</text:p>
          </table:table-cell>
          <table:table-cell table:formula="of:=[.H11]*100" office:value-type="float" office:value="35.13" calcext:value-type="float">
            <text:p>35.13</text:p>
          </table:table-cell>
          <table:table-cell table:formula="of:=[.I11]*100" office:value-type="float" office:value="99.56" calcext:value-type="float">
            <text:p>99.56</text:p>
          </table:table-cell>
          <table:table-cell table:formula="of:=[.J11]*100" office:value-type="float" office:value="50.83" calcext:value-type="float">
            <text:p>50.83</text:p>
          </table:table-cell>
          <table:table-cell table:formula="of:=[.K11]*100" office:value-type="float" office:value="44.44" calcext:value-type="float">
            <text:p>44.44</text:p>
          </table:table-cell>
          <table:table-cell table:formula="of:=[.L11]*100" office:value-type="float" office:value="97.82" calcext:value-type="float">
            <text:p>97.82</text:p>
          </table:table-cell>
          <table:table-cell table:formula="of:=[.M11]*100" office:value-type="float" office:value="0.12" calcext:value-type="float">
            <text:p>0.12</text:p>
          </table:table-cell>
          <table:table-cell table:formula="of:=[.N11]*100" office:value-type="float" office:value="0.31" calcext:value-type="float">
            <text:p>0.31</text:p>
          </table:table-cell>
          <table:table-cell table:formula="of:=[.O11]*100" office:value-type="float" office:value="0.72" calcext:value-type="float">
            <text:p>0.72</text:p>
          </table:table-cell>
          <table:table-cell table:formula="of:=[.P11]*100" office:value-type="float" office:value="5.3" calcext:value-type="float">
            <text:p>5.3</text:p>
          </table:table-cell>
          <table:table-cell table:formula="of:=[.Q11]*100" office:value-type="float" office:value="0.25" calcext:value-type="float">
            <text:p>0.25</text:p>
          </table:table-cell>
          <table:table-cell table:formula="of:=[.R11]*100" office:value-type="float" office:value="0.47" calcext:value-type="float">
            <text:p>0.47</text:p>
          </table:table-cell>
          <table:table-cell table:formula="of:=[.S11]*100" office:value-type="float" office:value="30.02" calcext:value-type="float">
            <text:p>30.02</text:p>
          </table:table-cell>
          <table:table-cell table:formula="of:=[.T11]*100" office:value-type="float" office:value="7.23" calcext:value-type="float">
            <text:p>7.23</text:p>
          </table:table-cell>
          <table:table-cell table:formula="of:=[.U11]*100" office:value-type="float" office:value="0.18" calcext:value-type="float">
            <text:p>0.18</text:p>
          </table:table-cell>
          <table:table-cell table:formula="of:=[.V11]*100" office:value-type="float" office:value="24.62" calcext:value-type="float">
            <text:p>24.62</text:p>
          </table:table-cell>
          <table:table-cell/>
          <table:table-cell table:formula="of:=AVERAGE([.E68:.V68])" office:value-type="float" office:value="23.0338888888889" calcext:value-type="float">
            <text:p>23.033888888888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100-[.E68]" office:value-type="float" office:value="85.92" calcext:value-type="float">
            <text:p>85.92</text:p>
          </table:table-cell>
          <table:table-cell table:formula="of:=100-[.F68]" office:value-type="float" office:value="99.79" calcext:value-type="float">
            <text:p>99.79</text:p>
          </table:table-cell>
          <table:table-cell table:formula="of:=100-[.G68]" office:value-type="float" office:value="96.68" calcext:value-type="float">
            <text:p>96.68</text:p>
          </table:table-cell>
          <table:table-cell table:formula="of:=100-[.H68]" office:value-type="float" office:value="64.87" calcext:value-type="float">
            <text:p>64.87</text:p>
          </table:table-cell>
          <table:table-cell table:formula="of:=100-[.I68]" office:value-type="float" office:value="0.439999999999998" calcext:value-type="float">
            <text:p>0.439999999999998</text:p>
          </table:table-cell>
          <table:table-cell table:formula="of:=100-[.J68]" office:value-type="float" office:value="49.17" calcext:value-type="float">
            <text:p>49.17</text:p>
          </table:table-cell>
          <table:table-cell table:formula="of:=100-[.K68]" office:value-type="float" office:value="55.56" calcext:value-type="float">
            <text:p>55.56</text:p>
          </table:table-cell>
          <table:table-cell table:formula="of:=100-[.L68]" office:value-type="float" office:value="2.17999999999999" calcext:value-type="float">
            <text:p>2.17999999999999</text:p>
          </table:table-cell>
          <table:table-cell table:formula="of:=100-[.M68]" office:value-type="float" office:value="99.88" calcext:value-type="float">
            <text:p>99.88</text:p>
          </table:table-cell>
          <table:table-cell table:formula="of:=100-[.N68]" office:value-type="float" office:value="99.69" calcext:value-type="float">
            <text:p>99.69</text:p>
          </table:table-cell>
          <table:table-cell table:formula="of:=100-[.O68]" office:value-type="float" office:value="99.28" calcext:value-type="float">
            <text:p>99.28</text:p>
          </table:table-cell>
          <table:table-cell table:formula="of:=100-[.P68]" office:value-type="float" office:value="94.7" calcext:value-type="float">
            <text:p>94.7</text:p>
          </table:table-cell>
          <table:table-cell table:formula="of:=100-[.Q68]" office:value-type="float" office:value="99.75" calcext:value-type="float">
            <text:p>99.75</text:p>
          </table:table-cell>
          <table:table-cell table:formula="of:=100-[.R68]" office:value-type="float" office:value="99.53" calcext:value-type="float">
            <text:p>99.53</text:p>
          </table:table-cell>
          <table:table-cell table:formula="of:=100-[.S68]" office:value-type="float" office:value="69.98" calcext:value-type="float">
            <text:p>69.98</text:p>
          </table:table-cell>
          <table:table-cell table:formula="of:=100-[.T68]" office:value-type="float" office:value="92.77" calcext:value-type="float">
            <text:p>92.77</text:p>
          </table:table-cell>
          <table:table-cell table:formula="of:=100-[.U68]" office:value-type="float" office:value="99.82" calcext:value-type="float">
            <text:p>99.82</text:p>
          </table:table-cell>
          <table:table-cell table:formula="of:=100-[.V68]" office:value-type="float" office:value="75.38" calcext:value-type="float">
            <text:p>75.38</text:p>
          </table:table-cell>
          <table:table-cell/>
          <table:table-cell table:formula="of:=AVERAGE([.E69:.V69])" office:value-type="float" office:value="76.9661111111111" calcext:value-type="float">
            <text:p>76.966111111111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PC=4.0</text:p>
          </table:table-cell>
          <table:table-cell office:value-type="string" calcext:value-type="string">
            <text:p>AGGRESSIVE</text:p>
          </table:table-cell>
          <table:table-cell table:formula="of:=100*[.E12]" office:value-type="float" office:value="4.25" calcext:value-type="float">
            <text:p>4.25</text:p>
          </table:table-cell>
          <table:table-cell table:formula="of:=100*[.F12]" office:value-type="float" office:value="0.21" calcext:value-type="float">
            <text:p>0.21</text:p>
          </table:table-cell>
          <table:table-cell table:formula="of:=100*[.G12]" office:value-type="float" office:value="2.48" calcext:value-type="float">
            <text:p>2.48</text:p>
          </table:table-cell>
          <table:table-cell table:formula="of:=100*[.H12]" office:value-type="float" office:value="34.59" calcext:value-type="float">
            <text:p>34.59</text:p>
          </table:table-cell>
          <table:table-cell table:formula="of:=100*[.I12]" office:value-type="float" office:value="99.42" calcext:value-type="float">
            <text:p>99.42</text:p>
          </table:table-cell>
          <table:table-cell table:formula="of:=100*[.J12]" office:value-type="float" office:value="48.28" calcext:value-type="float">
            <text:p>48.28</text:p>
          </table:table-cell>
          <table:table-cell table:formula="of:=100*[.K12]" office:value-type="float" office:value="38.53" calcext:value-type="float">
            <text:p>38.53</text:p>
          </table:table-cell>
          <table:table-cell table:formula="of:=100*[.L12]" office:value-type="float" office:value="97.53" calcext:value-type="float">
            <text:p>97.53</text:p>
          </table:table-cell>
          <table:table-cell table:formula="of:=100*[.M12]" office:value-type="float" office:value="0.12" calcext:value-type="float">
            <text:p>0.12</text:p>
          </table:table-cell>
          <table:table-cell table:formula="of:=100*[.N12]" office:value-type="float" office:value="0.31" calcext:value-type="float">
            <text:p>0.31</text:p>
          </table:table-cell>
          <table:table-cell table:formula="of:=100*[.O12]" office:value-type="float" office:value="0.65" calcext:value-type="float">
            <text:p>0.65</text:p>
          </table:table-cell>
          <table:table-cell table:formula="of:=100*[.P12]" office:value-type="float" office:value="4.27" calcext:value-type="float">
            <text:p>4.27</text:p>
          </table:table-cell>
          <table:table-cell table:formula="of:=100*[.Q12]" office:value-type="float" office:value="0.25" calcext:value-type="float">
            <text:p>0.25</text:p>
          </table:table-cell>
          <table:table-cell table:formula="of:=100*[.R12]" office:value-type="float" office:value="0.47" calcext:value-type="float">
            <text:p>0.47</text:p>
          </table:table-cell>
          <table:table-cell table:formula="of:=100*[.S12]" office:value-type="float" office:value="1.35" calcext:value-type="float">
            <text:p>1.35</text:p>
          </table:table-cell>
          <table:table-cell table:formula="of:=100*[.T12]" office:value-type="float" office:value="6.93" calcext:value-type="float">
            <text:p>6.93</text:p>
          </table:table-cell>
          <table:table-cell table:formula="of:=100*[.U12]" office:value-type="float" office:value="0.18" calcext:value-type="float">
            <text:p>0.18</text:p>
          </table:table-cell>
          <table:table-cell table:formula="of:=100*[.V12]" office:value-type="float" office:value="17.06" calcext:value-type="float">
            <text:p>17.06</text:p>
          </table:table-cell>
          <table:table-cell/>
          <table:table-cell table:formula="of:=AVERAGE([.E71:.V71])" office:value-type="float" office:value="19.8266666666667" calcext:value-type="float">
            <text:p>19.826666666666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100-[.E71]" office:value-type="float" office:value="95.75" calcext:value-type="float">
            <text:p>95.75</text:p>
          </table:table-cell>
          <table:table-cell table:formula="of:=100-[.F71]" office:value-type="float" office:value="99.79" calcext:value-type="float">
            <text:p>99.79</text:p>
          </table:table-cell>
          <table:table-cell table:formula="of:=100-[.G71]" office:value-type="float" office:value="97.52" calcext:value-type="float">
            <text:p>97.52</text:p>
          </table:table-cell>
          <table:table-cell table:formula="of:=100-[.H71]" office:value-type="float" office:value="65.41" calcext:value-type="float">
            <text:p>65.41</text:p>
          </table:table-cell>
          <table:table-cell table:formula="of:=100-[.I71]" office:value-type="float" office:value="0.579999999999998" calcext:value-type="float">
            <text:p>0.579999999999998</text:p>
          </table:table-cell>
          <table:table-cell table:formula="of:=100-[.J71]" office:value-type="float" office:value="51.72" calcext:value-type="float">
            <text:p>51.72</text:p>
          </table:table-cell>
          <table:table-cell table:formula="of:=100-[.K71]" office:value-type="float" office:value="61.47" calcext:value-type="float">
            <text:p>61.47</text:p>
          </table:table-cell>
          <table:table-cell table:formula="of:=100-[.L71]" office:value-type="float" office:value="2.47" calcext:value-type="float">
            <text:p>2.47</text:p>
          </table:table-cell>
          <table:table-cell table:formula="of:=100-[.M71]" office:value-type="float" office:value="99.88" calcext:value-type="float">
            <text:p>99.88</text:p>
          </table:table-cell>
          <table:table-cell table:formula="of:=100-[.N71]" office:value-type="float" office:value="99.69" calcext:value-type="float">
            <text:p>99.69</text:p>
          </table:table-cell>
          <table:table-cell table:formula="of:=100-[.O71]" office:value-type="float" office:value="99.35" calcext:value-type="float">
            <text:p>99.35</text:p>
          </table:table-cell>
          <table:table-cell table:formula="of:=100-[.P71]" office:value-type="float" office:value="95.73" calcext:value-type="float">
            <text:p>95.73</text:p>
          </table:table-cell>
          <table:table-cell table:formula="of:=100-[.Q71]" office:value-type="float" office:value="99.75" calcext:value-type="float">
            <text:p>99.75</text:p>
          </table:table-cell>
          <table:table-cell table:formula="of:=100-[.R71]" office:value-type="float" office:value="99.53" calcext:value-type="float">
            <text:p>99.53</text:p>
          </table:table-cell>
          <table:table-cell table:formula="of:=100-[.S71]" office:value-type="float" office:value="98.65" calcext:value-type="float">
            <text:p>98.65</text:p>
          </table:table-cell>
          <table:table-cell table:formula="of:=100-[.T71]" office:value-type="float" office:value="93.07" calcext:value-type="float">
            <text:p>93.07</text:p>
          </table:table-cell>
          <table:table-cell table:formula="of:=100-[.U71]" office:value-type="float" office:value="99.82" calcext:value-type="float">
            <text:p>99.82</text:p>
          </table:table-cell>
          <table:table-cell table:formula="of:=100-[.V71]" office:value-type="float" office:value="82.94" calcext:value-type="float">
            <text:p>82.94</text:p>
          </table:table-cell>
          <table:table-cell/>
          <table:table-cell table:formula="of:=AVERAGE([.E72:.V72])" office:value-type="float" office:value="80.1733333333333" calcext:value-type="float">
            <text:p>80.173333333333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PC=4.5</text:p>
          </table:table-cell>
          <table:table-cell office:value-type="string" calcext:value-type="string">
            <text:p>AGGRESSIVE</text:p>
          </table:table-cell>
          <table:table-cell table:formula="of:=[.E13]*100" office:value-type="float" office:value="0" calcext:value-type="float">
            <text:p>0</text:p>
          </table:table-cell>
          <table:table-cell table:formula="of:=[.F13]*100" office:value-type="float" office:value="0" calcext:value-type="float">
            <text:p>0</text:p>
          </table:table-cell>
          <table:table-cell table:formula="of:=[.G13]*100" office:value-type="float" office:value="0" calcext:value-type="float">
            <text:p>0</text:p>
          </table:table-cell>
          <table:table-cell table:formula="of:=[.H13]*100" office:value-type="float" office:value="0" calcext:value-type="float">
            <text:p>0</text:p>
          </table:table-cell>
          <table:table-cell table:formula="of:=[.I13]*100" office:value-type="float" office:value="0" calcext:value-type="float">
            <text:p>0</text:p>
          </table:table-cell>
          <table:table-cell table:formula="of:=[.J13]*100" office:value-type="float" office:value="0" calcext:value-type="float">
            <text:p>0</text:p>
          </table:table-cell>
          <table:table-cell table:formula="of:=[.K13]*100" office:value-type="float" office:value="0" calcext:value-type="float">
            <text:p>0</text:p>
          </table:table-cell>
          <table:table-cell table:formula="of:=[.L13]*100" office:value-type="float" office:value="0" calcext:value-type="float">
            <text:p>0</text:p>
          </table:table-cell>
          <table:table-cell table:formula="of:=[.M13]*100" office:value-type="float" office:value="0" calcext:value-type="float">
            <text:p>0</text:p>
          </table:table-cell>
          <table:table-cell table:formula="of:=[.N13]*100" office:value-type="float" office:value="0" calcext:value-type="float">
            <text:p>0</text:p>
          </table:table-cell>
          <table:table-cell table:formula="of:=[.O13]*100" office:value-type="float" office:value="0" calcext:value-type="float">
            <text:p>0</text:p>
          </table:table-cell>
          <table:table-cell table:formula="of:=[.P13]*100" office:value-type="float" office:value="0" calcext:value-type="float">
            <text:p>0</text:p>
          </table:table-cell>
          <table:table-cell table:formula="of:=[.Q13]*100" office:value-type="float" office:value="0" calcext:value-type="float">
            <text:p>0</text:p>
          </table:table-cell>
          <table:table-cell table:formula="of:=[.R13]*100" office:value-type="float" office:value="0" calcext:value-type="float">
            <text:p>0</text:p>
          </table:table-cell>
          <table:table-cell table:formula="of:=[.S13]*100" office:value-type="float" office:value="0" calcext:value-type="float">
            <text:p>0</text:p>
          </table:table-cell>
          <table:table-cell table:formula="of:=[.T13]*100" office:value-type="float" office:value="0" calcext:value-type="float">
            <text:p>0</text:p>
          </table:table-cell>
          <table:table-cell table:formula="of:=[.U13]*100" office:value-type="float" office:value="0" calcext:value-type="float">
            <text:p>0</text:p>
          </table:table-cell>
          <table:table-cell table:formula="of:=[.V13]*100" office:value-type="float" office:value="0" calcext:value-type="float">
            <text:p>0</text:p>
          </table:table-cell>
          <table:table-cell/>
          <table:table-cell table:formula="of:=AVERAGE([.E74:.V7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100-[.E74]" office:value-type="float" office:value="100" calcext:value-type="float">
            <text:p>100</text:p>
          </table:table-cell>
          <table:table-cell table:formula="of:=100-[.F74]" office:value-type="float" office:value="100" calcext:value-type="float">
            <text:p>100</text:p>
          </table:table-cell>
          <table:table-cell table:formula="of:=100-[.G74]" office:value-type="float" office:value="100" calcext:value-type="float">
            <text:p>100</text:p>
          </table:table-cell>
          <table:table-cell table:formula="of:=100-[.H74]" office:value-type="float" office:value="100" calcext:value-type="float">
            <text:p>100</text:p>
          </table:table-cell>
          <table:table-cell table:formula="of:=100-[.I74]" office:value-type="float" office:value="100" calcext:value-type="float">
            <text:p>100</text:p>
          </table:table-cell>
          <table:table-cell table:formula="of:=100-[.J74]" office:value-type="float" office:value="100" calcext:value-type="float">
            <text:p>100</text:p>
          </table:table-cell>
          <table:table-cell table:formula="of:=100-[.K74]" office:value-type="float" office:value="100" calcext:value-type="float">
            <text:p>100</text:p>
          </table:table-cell>
          <table:table-cell table:formula="of:=100-[.L74]" office:value-type="float" office:value="100" calcext:value-type="float">
            <text:p>100</text:p>
          </table:table-cell>
          <table:table-cell table:formula="of:=100-[.M74]" office:value-type="float" office:value="100" calcext:value-type="float">
            <text:p>100</text:p>
          </table:table-cell>
          <table:table-cell table:formula="of:=100-[.N74]" office:value-type="float" office:value="100" calcext:value-type="float">
            <text:p>100</text:p>
          </table:table-cell>
          <table:table-cell table:formula="of:=100-[.O74]" office:value-type="float" office:value="100" calcext:value-type="float">
            <text:p>100</text:p>
          </table:table-cell>
          <table:table-cell table:formula="of:=100-[.P74]" office:value-type="float" office:value="100" calcext:value-type="float">
            <text:p>100</text:p>
          </table:table-cell>
          <table:table-cell table:formula="of:=100-[.Q74]" office:value-type="float" office:value="100" calcext:value-type="float">
            <text:p>100</text:p>
          </table:table-cell>
          <table:table-cell table:formula="of:=100-[.R74]" office:value-type="float" office:value="100" calcext:value-type="float">
            <text:p>100</text:p>
          </table:table-cell>
          <table:table-cell table:formula="of:=100-[.S74]" office:value-type="float" office:value="100" calcext:value-type="float">
            <text:p>100</text:p>
          </table:table-cell>
          <table:table-cell table:formula="of:=100-[.T74]" office:value-type="float" office:value="100" calcext:value-type="float">
            <text:p>100</text:p>
          </table:table-cell>
          <table:table-cell table:formula="of:=100-[.U74]" office:value-type="float" office:value="100" calcext:value-type="float">
            <text:p>100</text:p>
          </table:table-cell>
          <table:table-cell table:formula="of:=100-[.V74]" office:value-type="float" office:value="100" calcext:value-type="float">
            <text:p>100</text:p>
          </table:table-cell>
          <table:table-cell/>
          <table:table-cell table:formula="of:=AVERAGE([.E75:.V75])" office:value-type="float" office:value="100" calcext:value-type="float">
            <text:p>100</text:p>
          </table:table-cell>
          <table:table-cell/>
        </table:table-row>
      </table:table>
      <table:table table:name="perform" table:style-name="ta1">
        <table:shapes>
          <draw:frame draw:z-index="0" draw:style-name="gr1" draw:text-style-name="P1" svg:width="210mm" svg:height="100mm" svg:x="46.47mm" svg:y="152.92mm">
            <draw:object draw:notify-on-update-of-ranges="perform.D25:perform.W25 perform.C26:perform.C26 perform.D26:perform.W26 perform.C27:perform.C27 perform.D27:perform.W27 perform.C28:perform.C28 perform.D28:perform.W28 perform.C29:perform.C29 perform.D29:perform.W29 perform.C30:perform.C30 perform.D30:perform.W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/>
          <table:table-cell office:value-type="string" calcext:value-type="string">
            <text:p>フォルダ</text:p>
          </table:table-cell>
          <table:table-cell table:number-columns-repeated="21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12"/>
          <table:table-cell office:value-type="string" calcext:value-type="string">
            <text:p>get sim_IPC data from 1 to 1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office:value-type="float" office:value="3.4189" calcext:value-type="float">
            <text:p>3.4189</text:p>
          </table:table-cell>
          <table:table-cell office:value-type="float" office:value="4.1813" calcext:value-type="float">
            <text:p>4.1813</text:p>
          </table:table-cell>
          <table:table-cell office:value-type="float" office:value="4.0107" calcext:value-type="float">
            <text:p>4.0107</text:p>
          </table:table-cell>
          <table:table-cell office:value-type="float" office:value="3.0374" calcext:value-type="float">
            <text:p>3.0374</text:p>
          </table:table-cell>
          <table:table-cell office:value-type="float" office:value="0.9419" calcext:value-type="float">
            <text:p>0.9419</text:p>
          </table:table-cell>
          <table:table-cell office:value-type="float" office:value="2.6015" calcext:value-type="float">
            <text:p>2.6015</text:p>
          </table:table-cell>
          <table:table-cell office:value-type="float" office:value="3.3056" calcext:value-type="float">
            <text:p>3.3056</text:p>
          </table:table-cell>
          <table:table-cell office:value-type="float" office:value="0.5978" calcext:value-type="float">
            <text:p>0.5978</text:p>
          </table:table-cell>
          <table:table-cell office:value-type="float" office:value="3.8656" calcext:value-type="float">
            <text:p>3.8656</text:p>
          </table:table-cell>
          <table:table-cell office:value-type="float" office:value="4.4678" calcext:value-type="float">
            <text:p>4.4678</text:p>
          </table:table-cell>
          <table:table-cell office:value-type="float" office:value="3.8421" calcext:value-type="float">
            <text:p>3.8421</text:p>
          </table:table-cell>
          <table:table-cell office:value-type="float" office:value="5.3993" calcext:value-type="float">
            <text:p>5.3993</text:p>
          </table:table-cell>
          <table:table-cell office:value-type="float" office:value="3.2192" calcext:value-type="float">
            <text:p>3.2192</text:p>
          </table:table-cell>
          <table:table-cell office:value-type="float" office:value="5.237" calcext:value-type="float">
            <text:p>5.237</text:p>
          </table:table-cell>
          <table:table-cell office:value-type="float" office:value="3.2898" calcext:value-type="float">
            <text:p>3.2898</text:p>
          </table:table-cell>
          <table:table-cell office:value-type="float" office:value="3.7836" calcext:value-type="float">
            <text:p>3.7836</text:p>
          </table:table-cell>
          <table:table-cell office:value-type="float" office:value="4.3959" calcext:value-type="float">
            <text:p>4.3959</text:p>
          </table:table-cell>
          <table:table-cell office:value-type="float" office:value="4.0614" calcext:value-type="float">
            <text:p>4.06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GGRESSIVE</text:p>
          </table:table-cell>
          <table:table-cell office:value-type="float" office:value="3.2374" calcext:value-type="float">
            <text:p>3.2374</text:p>
          </table:table-cell>
          <table:table-cell office:value-type="float" office:value="4.2064" calcext:value-type="float">
            <text:p>4.2064</text:p>
          </table:table-cell>
          <table:table-cell office:value-type="float" office:value="3.9746" calcext:value-type="float">
            <text:p>3.9746</text:p>
          </table:table-cell>
          <table:table-cell office:value-type="float" office:value="3.0122" calcext:value-type="float">
            <text:p>3.0122</text:p>
          </table:table-cell>
          <table:table-cell office:value-type="float" office:value="0.9212" calcext:value-type="float">
            <text:p>0.9212</text:p>
          </table:table-cell>
          <table:table-cell office:value-type="float" office:value="2.5262" calcext:value-type="float">
            <text:p>2.5262</text:p>
          </table:table-cell>
          <table:table-cell office:value-type="float" office:value="3.1479" calcext:value-type="float">
            <text:p>3.1479</text:p>
          </table:table-cell>
          <table:table-cell office:value-type="float" office:value="0.5693" calcext:value-type="float">
            <text:p>0.5693</text:p>
          </table:table-cell>
          <table:table-cell office:value-type="float" office:value="3.8768" calcext:value-type="float">
            <text:p>3.8768</text:p>
          </table:table-cell>
          <table:table-cell office:value-type="float" office:value="4.4585" calcext:value-type="float">
            <text:p>4.4585</text:p>
          </table:table-cell>
          <table:table-cell office:value-type="float" office:value="3.7372" calcext:value-type="float">
            <text:p>3.7372</text:p>
          </table:table-cell>
          <table:table-cell office:value-type="float" office:value="5.3438" calcext:value-type="float">
            <text:p>5.3438</text:p>
          </table:table-cell>
          <table:table-cell office:value-type="float" office:value="3.1603" calcext:value-type="float">
            <text:p>3.1603</text:p>
          </table:table-cell>
          <table:table-cell office:value-type="float" office:value="4.6734" calcext:value-type="float">
            <text:p>4.6734</text:p>
          </table:table-cell>
          <table:table-cell office:value-type="float" office:value="3.1198" calcext:value-type="float">
            <text:p>3.1198</text:p>
          </table:table-cell>
          <table:table-cell office:value-type="float" office:value="3.7843" calcext:value-type="float">
            <text:p>3.7843</text:p>
          </table:table-cell>
          <table:table-cell office:value-type="float" office:value="4.4" calcext:value-type="float">
            <text:p>4.4</text:p>
          </table:table-cell>
          <table:table-cell office:value-type="float" office:value="3.9621" calcext:value-type="float">
            <text:p>3.96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NSERVATIVE</text:p>
          </table:table-cell>
          <table:table-cell office:value-type="float" office:value="3.3789" calcext:value-type="float">
            <text:p>3.3789</text:p>
          </table:table-cell>
          <table:table-cell office:value-type="float" office:value="4.1881" calcext:value-type="float">
            <text:p>4.1881</text:p>
          </table:table-cell>
          <table:table-cell office:value-type="float" office:value="4.0061" calcext:value-type="float">
            <text:p>4.0061</text:p>
          </table:table-cell>
          <table:table-cell office:value-type="float" office:value="3.0354" calcext:value-type="float">
            <text:p>3.0354</text:p>
          </table:table-cell>
          <table:table-cell office:value-type="float" office:value="0.9415" calcext:value-type="float">
            <text:p>0.9415</text:p>
          </table:table-cell>
          <table:table-cell office:value-type="float" office:value="2.5972" calcext:value-type="float">
            <text:p>2.5972</text:p>
          </table:table-cell>
          <table:table-cell office:value-type="float" office:value="3.2347" calcext:value-type="float">
            <text:p>3.2347</text:p>
          </table:table-cell>
          <table:table-cell office:value-type="float" office:value="0.5973" calcext:value-type="float">
            <text:p>0.5973</text:p>
          </table:table-cell>
          <table:table-cell office:value-type="float" office:value="3.8998" calcext:value-type="float">
            <text:p>3.8998</text:p>
          </table:table-cell>
          <table:table-cell office:value-type="float" office:value="4.4755" calcext:value-type="float">
            <text:p>4.4755</text:p>
          </table:table-cell>
          <table:table-cell office:value-type="float" office:value="3.8036" calcext:value-type="float">
            <text:p>3.8036</text:p>
          </table:table-cell>
          <table:table-cell office:value-type="float" office:value="5.4103" calcext:value-type="float">
            <text:p>5.4103</text:p>
          </table:table-cell>
          <table:table-cell office:value-type="float" office:value="3.1872" calcext:value-type="float">
            <text:p>3.1872</text:p>
          </table:table-cell>
          <table:table-cell office:value-type="float" office:value="5.2689" calcext:value-type="float">
            <text:p>5.2689</text:p>
          </table:table-cell>
          <table:table-cell office:value-type="float" office:value="3.2916" calcext:value-type="float">
            <text:p>3.2916</text:p>
          </table:table-cell>
          <table:table-cell office:value-type="float" office:value="3.7858" calcext:value-type="float">
            <text:p>3.7858</text:p>
          </table:table-cell>
          <table:table-cell office:value-type="float" office:value="4.3993" calcext:value-type="float">
            <text:p>4.3993</text:p>
          </table:table-cell>
          <table:table-cell office:value-type="float" office:value="4.07" calcext:value-type="float">
            <text:p>4.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WITCH(ISR=5)</text:p>
          </table:table-cell>
          <table:table-cell office:value-type="float" office:value="3.2521" calcext:value-type="float">
            <text:p>3.2521</text:p>
          </table:table-cell>
          <table:table-cell office:value-type="float" office:value="4.1882" calcext:value-type="float">
            <text:p>4.1882</text:p>
          </table:table-cell>
          <table:table-cell office:value-type="float" office:value="3.9964" calcext:value-type="float">
            <text:p>3.9964</text:p>
          </table:table-cell>
          <table:table-cell office:value-type="float" office:value="3.0163" calcext:value-type="float">
            <text:p>3.0163</text:p>
          </table:table-cell>
          <table:table-cell office:value-type="float" office:value="0.9215" calcext:value-type="float">
            <text:p>0.9215</text:p>
          </table:table-cell>
          <table:table-cell office:value-type="float" office:value="2.5348" calcext:value-type="float">
            <text:p>2.5348</text:p>
          </table:table-cell>
          <table:table-cell office:value-type="float" office:value="3.1583" calcext:value-type="float">
            <text:p>3.1583</text:p>
          </table:table-cell>
          <table:table-cell office:value-type="float" office:value="0.5694" calcext:value-type="float">
            <text:p>0.5694</text:p>
          </table:table-cell>
          <table:table-cell office:value-type="float" office:value="3.8993" calcext:value-type="float">
            <text:p>3.8993</text:p>
          </table:table-cell>
          <table:table-cell office:value-type="float" office:value="4.4755" calcext:value-type="float">
            <text:p>4.4755</text:p>
          </table:table-cell>
          <table:table-cell office:value-type="float" office:value="3.7708" calcext:value-type="float">
            <text:p>3.7708</text:p>
          </table:table-cell>
          <table:table-cell office:value-type="float" office:value="5.3989" calcext:value-type="float">
            <text:p>5.3989</text:p>
          </table:table-cell>
          <table:table-cell office:value-type="float" office:value="3.1779" calcext:value-type="float">
            <text:p>3.1779</text:p>
          </table:table-cell>
          <table:table-cell office:value-type="float" office:value="5.2678" calcext:value-type="float">
            <text:p>5.2678</text:p>
          </table:table-cell>
          <table:table-cell office:value-type="float" office:value="3.1198" calcext:value-type="float">
            <text:p>3.1198</text:p>
          </table:table-cell>
          <table:table-cell office:value-type="float" office:value="3.786" calcext:value-type="float">
            <text:p>3.786</text:p>
          </table:table-cell>
          <table:table-cell office:value-type="float" office:value="4.3994" calcext:value-type="float">
            <text:p>4.3994</text:p>
          </table:table-cell>
          <table:table-cell office:value-type="float" office:value="4.0212" calcext:value-type="float">
            <text:p>4.02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WITCH(ISR=10)</text:p>
          </table:table-cell>
          <table:table-cell office:value-type="float" office:value="3.2868" calcext:value-type="float">
            <text:p>3.2868</text:p>
          </table:table-cell>
          <table:table-cell office:value-type="float" office:value="4.188" calcext:value-type="float">
            <text:p>4.188</text:p>
          </table:table-cell>
          <table:table-cell office:value-type="float" office:value="4.0055" calcext:value-type="float">
            <text:p>4.0055</text:p>
          </table:table-cell>
          <table:table-cell office:value-type="float" office:value="3.0177" calcext:value-type="float">
            <text:p>3.0177</text:p>
          </table:table-cell>
          <table:table-cell office:value-type="float" office:value="0.9212" calcext:value-type="float">
            <text:p>0.9212</text:p>
          </table:table-cell>
          <table:table-cell office:value-type="float" office:value="2.5379" calcext:value-type="float">
            <text:p>2.5379</text:p>
          </table:table-cell>
          <table:table-cell office:value-type="float" office:value="3.1675" calcext:value-type="float">
            <text:p>3.1675</text:p>
          </table:table-cell>
          <table:table-cell office:value-type="float" office:value="0.5699" calcext:value-type="float">
            <text:p>0.5699</text:p>
          </table:table-cell>
          <table:table-cell office:value-type="float" office:value="3.8993" calcext:value-type="float">
            <text:p>3.8993</text:p>
          </table:table-cell>
          <table:table-cell office:value-type="float" office:value="4.4755" calcext:value-type="float">
            <text:p>4.4755</text:p>
          </table:table-cell>
          <table:table-cell office:value-type="float" office:value="3.8029" calcext:value-type="float">
            <text:p>3.8029</text:p>
          </table:table-cell>
          <table:table-cell office:value-type="float" office:value="5.4041" calcext:value-type="float">
            <text:p>5.4041</text:p>
          </table:table-cell>
          <table:table-cell office:value-type="float" office:value="3.1809" calcext:value-type="float">
            <text:p>3.1809</text:p>
          </table:table-cell>
          <table:table-cell office:value-type="float" office:value="5.2678" calcext:value-type="float">
            <text:p>5.2678</text:p>
          </table:table-cell>
          <table:table-cell office:value-type="float" office:value="3.1198" calcext:value-type="float">
            <text:p>3.1198</text:p>
          </table:table-cell>
          <table:table-cell office:value-type="float" office:value="3.7852" calcext:value-type="float">
            <text:p>3.7852</text:p>
          </table:table-cell>
          <table:table-cell office:value-type="float" office:value="4.3994" calcext:value-type="float">
            <text:p>4.3994</text:p>
          </table:table-cell>
          <table:table-cell office:value-type="float" office:value="4.028" calcext:value-type="float">
            <text:p>4.0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WITCH(ISR=20)</text:p>
          </table:table-cell>
          <table:table-cell office:value-type="float" office:value="3.332" calcext:value-type="float">
            <text:p>3.332</text:p>
          </table:table-cell>
          <table:table-cell office:value-type="float" office:value="4.188" calcext:value-type="float">
            <text:p>4.188</text:p>
          </table:table-cell>
          <table:table-cell office:value-type="float" office:value="4.0057" calcext:value-type="float">
            <text:p>4.0057</text:p>
          </table:table-cell>
          <table:table-cell office:value-type="float" office:value="3.0176" calcext:value-type="float">
            <text:p>3.0176</text:p>
          </table:table-cell>
          <table:table-cell office:value-type="float" office:value="0.9212" calcext:value-type="float">
            <text:p>0.9212</text:p>
          </table:table-cell>
          <table:table-cell office:value-type="float" office:value="2.5382" calcext:value-type="float">
            <text:p>2.5382</text:p>
          </table:table-cell>
          <table:table-cell office:value-type="float" office:value="3.1869" calcext:value-type="float">
            <text:p>3.1869</text:p>
          </table:table-cell>
          <table:table-cell office:value-type="float" office:value="0.5699" calcext:value-type="float">
            <text:p>0.5699</text:p>
          </table:table-cell>
          <table:table-cell office:value-type="float" office:value="3.8993" calcext:value-type="float">
            <text:p>3.8993</text:p>
          </table:table-cell>
          <table:table-cell office:value-type="float" office:value="4.4755" calcext:value-type="float">
            <text:p>4.4755</text:p>
          </table:table-cell>
          <table:table-cell office:value-type="float" office:value="3.803" calcext:value-type="float">
            <text:p>3.803</text:p>
          </table:table-cell>
          <table:table-cell office:value-type="float" office:value="5.4056" calcext:value-type="float">
            <text:p>5.4056</text:p>
          </table:table-cell>
          <table:table-cell office:value-type="float" office:value="3.1867" calcext:value-type="float">
            <text:p>3.1867</text:p>
          </table:table-cell>
          <table:table-cell office:value-type="float" office:value="5.2678" calcext:value-type="float">
            <text:p>5.2678</text:p>
          </table:table-cell>
          <table:table-cell office:value-type="float" office:value="3.1355" calcext:value-type="float">
            <text:p>3.1355</text:p>
          </table:table-cell>
          <table:table-cell office:value-type="float" office:value="3.7864" calcext:value-type="float">
            <text:p>3.7864</text:p>
          </table:table-cell>
          <table:table-cell office:value-type="float" office:value="4.3993" calcext:value-type="float">
            <text:p>4.3993</text:p>
          </table:table-cell>
          <table:table-cell office:value-type="float" office:value="4.0363" calcext:value-type="float">
            <text:p>4.0363</text:p>
          </table:table-cell>
          <table:table-cell table:number-columns-repeated="2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 office:value-type="string" calcext:value-type="string">
            <text:p>相対性能</text:p>
          </table:table-cell>
          <table:table-cell/>
          <table:table-cell office:value-type="string" calcext:value-type="string">
            <text:p>AGGRESSIVE</text:p>
          </table:table-cell>
          <table:table-cell table:formula="of:=[.D9]/[.D$8]" office:value-type="float" office:value="0.946912749714821" calcext:value-type="float">
            <text:p>0.946912749714821</text:p>
          </table:table-cell>
          <table:table-cell table:formula="of:=[.E9]/[.E$8]" office:value-type="float" office:value="1.00600291775285" calcext:value-type="float">
            <text:p>1.00600291775285</text:p>
          </table:table-cell>
          <table:table-cell table:formula="of:=[.F9]/[.F$8]" office:value-type="float" office:value="0.990999077467774" calcext:value-type="float">
            <text:p>0.990999077467774</text:p>
          </table:table-cell>
          <table:table-cell table:formula="of:=[.G9]/[.G$8]" office:value-type="float" office:value="0.991703430565615" calcext:value-type="float">
            <text:p>0.991703430565615</text:p>
          </table:table-cell>
          <table:table-cell table:formula="of:=[.H9]/[.H$8]" office:value-type="float" office:value="0.978023144707506" calcext:value-type="float">
            <text:p>0.978023144707506</text:p>
          </table:table-cell>
          <table:table-cell table:formula="of:=[.I9]/[.I$8]" office:value-type="float" office:value="0.971055160484336" calcext:value-type="float">
            <text:p>0.971055160484336</text:p>
          </table:table-cell>
          <table:table-cell table:formula="of:=[.J9]/[.J$8]" office:value-type="float" office:value="0.952293078412391" calcext:value-type="float">
            <text:p>0.952293078412391</text:p>
          </table:table-cell>
          <table:table-cell table:formula="of:=[.K9]/[.K$8]" office:value-type="float" office:value="0.952325192372031" calcext:value-type="float">
            <text:p>0.952325192372031</text:p>
          </table:table-cell>
          <table:table-cell table:formula="of:=[.L9]/[.L$8]" office:value-type="float" office:value="1.00289735099338" calcext:value-type="float">
            <text:p>1.00289735099338</text:p>
          </table:table-cell>
          <table:table-cell table:formula="of:=[.M9]/[.M$8]" office:value-type="float" office:value="0.99791843860513" calcext:value-type="float">
            <text:p>0.99791843860513</text:p>
          </table:table-cell>
          <table:table-cell table:formula="of:=[.N9]/[.N$8]" office:value-type="float" office:value="0.972697222872908" calcext:value-type="float">
            <text:p>0.972697222872908</text:p>
          </table:table-cell>
          <table:table-cell table:formula="of:=[.O9]/[.O$8]" office:value-type="float" office:value="0.989720889744967" calcext:value-type="float">
            <text:p>0.989720889744967</text:p>
          </table:table-cell>
          <table:table-cell table:formula="of:=[.P9]/[.P$8]" office:value-type="float" office:value="0.981703528827038" calcext:value-type="float">
            <text:p>0.981703528827038</text:p>
          </table:table-cell>
          <table:table-cell table:formula="of:=[.Q9]/[.Q$8]" office:value-type="float" office:value="0.892381134237159" calcext:value-type="float">
            <text:p>0.892381134237159</text:p>
          </table:table-cell>
          <table:table-cell table:formula="of:=[.R9]/[.R$8]" office:value-type="float" office:value="0.948325126147486" calcext:value-type="float">
            <text:p>0.948325126147486</text:p>
          </table:table-cell>
          <table:table-cell table:formula="of:=[.S9]/[.S$8]" office:value-type="float" office:value="1.00018500898615" calcext:value-type="float">
            <text:p>1.00018500898615</text:p>
          </table:table-cell>
          <table:table-cell table:formula="of:=[.T9]/[.T$8]" office:value-type="float" office:value="1.00093268727678" calcext:value-type="float">
            <text:p>1.00093268727678</text:p>
          </table:table-cell>
          <table:table-cell table:formula="of:=[.U9]/[.U$8]" office:value-type="float" office:value="0.975550302851234" calcext:value-type="float">
            <text:p>0.975550302851234</text:p>
          </table:table-cell>
          <table:table-cell/>
          <table:table-cell table:formula="of:=GEOMEAN([.D18:.U18])" office:value-type="float" office:value="0.974687610155157" calcext:value-type="float">
            <text:p>0.9746876101551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10]/[.D$8]" office:value-type="float" office:value="0.988300330515663" calcext:value-type="float">
            <text:p>0.988300330515663</text:p>
          </table:table-cell>
          <table:table-cell table:formula="of:=[.E10]/[.E$8]" office:value-type="float" office:value="1.00162628847488" calcext:value-type="float">
            <text:p>1.00162628847488</text:p>
          </table:table-cell>
          <table:table-cell table:formula="of:=[.F10]/[.F$8]" office:value-type="float" office:value="0.998853068042985" calcext:value-type="float">
            <text:p>0.998853068042985</text:p>
          </table:table-cell>
          <table:table-cell table:formula="of:=[.G10]/[.G$8]" office:value-type="float" office:value="0.999341542108382" calcext:value-type="float">
            <text:p>0.999341542108382</text:p>
          </table:table-cell>
          <table:table-cell table:formula="of:=[.H10]/[.H$8]" office:value-type="float" office:value="0.999575326467778" calcext:value-type="float">
            <text:p>0.999575326467778</text:p>
          </table:table-cell>
          <table:table-cell table:formula="of:=[.I10]/[.I$8]" office:value-type="float" office:value="0.998347107438016" calcext:value-type="float">
            <text:p>0.998347107438016</text:p>
          </table:table-cell>
          <table:table-cell table:formula="of:=[.J10]/[.J$8]" office:value-type="float" office:value="0.978551548886738" calcext:value-type="float">
            <text:p>0.978551548886738</text:p>
          </table:table-cell>
          <table:table-cell table:formula="of:=[.K10]/[.K$8]" office:value-type="float" office:value="0.999163599866176" calcext:value-type="float">
            <text:p>0.999163599866176</text:p>
          </table:table-cell>
          <table:table-cell table:formula="of:=[.L10]/[.L$8]" office:value-type="float" office:value="1.00884726821192" calcext:value-type="float">
            <text:p>1.00884726821192</text:p>
          </table:table-cell>
          <table:table-cell table:formula="of:=[.M10]/[.M$8]" office:value-type="float" office:value="1.00172344330543" calcext:value-type="float">
            <text:p>1.00172344330543</text:p>
          </table:table-cell>
          <table:table-cell table:formula="of:=[.N10]/[.N$8]" office:value-type="float" office:value="0.989979438327998" calcext:value-type="float">
            <text:p>0.989979438327998</text:p>
          </table:table-cell>
          <table:table-cell table:formula="of:=[.O10]/[.O$8]" office:value-type="float" office:value="1.00203730113163" calcext:value-type="float">
            <text:p>1.00203730113163</text:p>
          </table:table-cell>
          <table:table-cell table:formula="of:=[.P10]/[.P$8]" office:value-type="float" office:value="0.990059642147117" calcext:value-type="float">
            <text:p>0.990059642147117</text:p>
          </table:table-cell>
          <table:table-cell table:formula="of:=[.Q10]/[.Q$8]" office:value-type="float" office:value="1.00609127362994" calcext:value-type="float">
            <text:p>1.00609127362994</text:p>
          </table:table-cell>
          <table:table-cell table:formula="of:=[.R10]/[.R$8]" office:value-type="float" office:value="1.00054714572314" calcext:value-type="float">
            <text:p>1.00054714572314</text:p>
          </table:table-cell>
          <table:table-cell table:formula="of:=[.S10]/[.S$8]" office:value-type="float" office:value="1.00058145681362" calcext:value-type="float">
            <text:p>1.00058145681362</text:p>
          </table:table-cell>
          <table:table-cell table:formula="of:=[.T10]/[.T$8]" office:value-type="float" office:value="1.00077344798562" calcext:value-type="float">
            <text:p>1.00077344798562</text:p>
          </table:table-cell>
          <table:table-cell table:formula="of:=[.U10]/[.U$8]" office:value-type="float" office:value="1.0021174964298" calcext:value-type="float">
            <text:p>1.0021174964298</text:p>
          </table:table-cell>
          <table:table-cell/>
          <table:table-cell table:formula="of:=GEOMEAN([.D19:.U19])" office:value-type="float" office:value="0.99811546160851" calcext:value-type="float">
            <text:p>0.998115461608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(ISR=5)</text:p>
          </table:table-cell>
          <table:table-cell table:formula="of:=[.D11]/[.D$8]" office:value-type="float" office:value="0.951212378250314" calcext:value-type="float">
            <text:p>0.951212378250314</text:p>
          </table:table-cell>
          <table:table-cell table:formula="of:=[.E11]/[.E$8]" office:value-type="float" office:value="1.00165020448186" calcext:value-type="float">
            <text:p>1.00165020448186</text:p>
          </table:table-cell>
          <table:table-cell table:formula="of:=[.F11]/[.F$8]" office:value-type="float" office:value="0.996434537611888" calcext:value-type="float">
            <text:p>0.996434537611888</text:p>
          </table:table-cell>
          <table:table-cell table:formula="of:=[.G11]/[.G$8]" office:value-type="float" office:value="0.993053269243432" calcext:value-type="float">
            <text:p>0.993053269243432</text:p>
          </table:table-cell>
          <table:table-cell table:formula="of:=[.H11]/[.H$8]" office:value-type="float" office:value="0.978341649856673" calcext:value-type="float">
            <text:p>0.978341649856673</text:p>
          </table:table-cell>
          <table:table-cell table:formula="of:=[.I11]/[.I$8]" office:value-type="float" office:value="0.974360945608303" calcext:value-type="float">
            <text:p>0.974360945608303</text:p>
          </table:table-cell>
          <table:table-cell table:formula="of:=[.J11]/[.J$8]" office:value-type="float" office:value="0.955439254598258" calcext:value-type="float">
            <text:p>0.955439254598258</text:p>
          </table:table-cell>
          <table:table-cell table:formula="of:=[.K11]/[.K$8]" office:value-type="float" office:value="0.952492472398796" calcext:value-type="float">
            <text:p>0.952492472398796</text:p>
          </table:table-cell>
          <table:table-cell table:formula="of:=[.L11]/[.L$8]" office:value-type="float" office:value="1.00871792218543" calcext:value-type="float">
            <text:p>1.00871792218543</text:p>
          </table:table-cell>
          <table:table-cell table:formula="of:=[.M11]/[.M$8]" office:value-type="float" office:value="1.00172344330543" calcext:value-type="float">
            <text:p>1.00172344330543</text:p>
          </table:table-cell>
          <table:table-cell table:formula="of:=[.N11]/[.N$8]" office:value-type="float" office:value="0.98144244033211" calcext:value-type="float">
            <text:p>0.98144244033211</text:p>
          </table:table-cell>
          <table:table-cell table:formula="of:=[.O11]/[.O$8]" office:value-type="float" office:value="0.999925916322486" calcext:value-type="float">
            <text:p>0.999925916322486</text:p>
          </table:table-cell>
          <table:table-cell table:formula="of:=[.P11]/[.P$8]" office:value-type="float" office:value="0.987170725646123" calcext:value-type="float">
            <text:p>0.987170725646123</text:p>
          </table:table-cell>
          <table:table-cell table:formula="of:=[.Q11]/[.Q$8]" office:value-type="float" office:value="1.00588122971167" calcext:value-type="float">
            <text:p>1.00588122971167</text:p>
          </table:table-cell>
          <table:table-cell table:formula="of:=[.R11]/[.R$8]" office:value-type="float" office:value="0.948325126147486" calcext:value-type="float">
            <text:p>0.948325126147486</text:p>
          </table:table-cell>
          <table:table-cell table:formula="of:=[.S11]/[.S$8]" office:value-type="float" office:value="1.00063431652395" calcext:value-type="float">
            <text:p>1.00063431652395</text:p>
          </table:table-cell>
          <table:table-cell table:formula="of:=[.T11]/[.T$8]" office:value-type="float" office:value="1.00079619645579" calcext:value-type="float">
            <text:p>1.00079619645579</text:p>
          </table:table-cell>
          <table:table-cell table:formula="of:=[.U11]/[.U$8]" office:value-type="float" office:value="0.990101935293249" calcext:value-type="float">
            <text:p>0.990101935293249</text:p>
          </table:table-cell>
          <table:table-cell/>
          <table:table-cell table:formula="of:=GEOMEAN([.D20:.U20])" office:value-type="float" office:value="0.984670583693734" calcext:value-type="float">
            <text:p>0.9846705836937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(ISR=10)</text:p>
          </table:table-cell>
          <table:table-cell table:formula="of:=[.D12]/[.D$8]" office:value-type="float" office:value="0.961361841527977" calcext:value-type="float">
            <text:p>0.961361841527977</text:p>
          </table:table-cell>
          <table:table-cell table:formula="of:=[.E12]/[.E$8]" office:value-type="float" office:value="1.00160237246789" calcext:value-type="float">
            <text:p>1.00160237246789</text:p>
          </table:table-cell>
          <table:table-cell table:formula="of:=[.F12]/[.F$8]" office:value-type="float" office:value="0.998703468222505" calcext:value-type="float">
            <text:p>0.998703468222505</text:p>
          </table:table-cell>
          <table:table-cell table:formula="of:=[.G12]/[.G$8]" office:value-type="float" office:value="0.993514189767564" calcext:value-type="float">
            <text:p>0.993514189767564</text:p>
          </table:table-cell>
          <table:table-cell table:formula="of:=[.H12]/[.H$8]" office:value-type="float" office:value="0.978023144707506" calcext:value-type="float">
            <text:p>0.978023144707506</text:p>
          </table:table-cell>
          <table:table-cell table:formula="of:=[.I12]/[.I$8]" office:value-type="float" office:value="0.975552565827407" calcext:value-type="float">
            <text:p>0.975552565827407</text:p>
          </table:table-cell>
          <table:table-cell table:formula="of:=[.J12]/[.J$8]" office:value-type="float" office:value="0.958222410454985" calcext:value-type="float">
            <text:p>0.958222410454985</text:p>
          </table:table-cell>
          <table:table-cell table:formula="of:=[.K12]/[.K$8]" office:value-type="float" office:value="0.95332887253262" calcext:value-type="float">
            <text:p>0.95332887253262</text:p>
          </table:table-cell>
          <table:table-cell table:formula="of:=[.L12]/[.L$8]" office:value-type="float" office:value="1.00871792218543" calcext:value-type="float">
            <text:p>1.00871792218543</text:p>
          </table:table-cell>
          <table:table-cell table:formula="of:=[.M12]/[.M$8]" office:value-type="float" office:value="1.00172344330543" calcext:value-type="float">
            <text:p>1.00172344330543</text:p>
          </table:table-cell>
          <table:table-cell table:formula="of:=[.N12]/[.N$8]" office:value-type="float" office:value="0.989797246297598" calcext:value-type="float">
            <text:p>0.989797246297598</text:p>
          </table:table-cell>
          <table:table-cell table:formula="of:=[.O12]/[.O$8]" office:value-type="float" office:value="1.00088900413017" calcext:value-type="float">
            <text:p>1.00088900413017</text:p>
          </table:table-cell>
          <table:table-cell table:formula="of:=[.P12]/[.P$8]" office:value-type="float" office:value="0.988102634194831" calcext:value-type="float">
            <text:p>0.988102634194831</text:p>
          </table:table-cell>
          <table:table-cell table:formula="of:=[.Q12]/[.Q$8]" office:value-type="float" office:value="1.00588122971167" calcext:value-type="float">
            <text:p>1.00588122971167</text:p>
          </table:table-cell>
          <table:table-cell table:formula="of:=[.R12]/[.R$8]" office:value-type="float" office:value="0.948325126147486" calcext:value-type="float">
            <text:p>0.948325126147486</text:p>
          </table:table-cell>
          <table:table-cell table:formula="of:=[.S12]/[.S$8]" office:value-type="float" office:value="1.00042287768263" calcext:value-type="float">
            <text:p>1.00042287768263</text:p>
          </table:table-cell>
          <table:table-cell table:formula="of:=[.T12]/[.T$8]" office:value-type="float" office:value="1.00079619645579" calcext:value-type="float">
            <text:p>1.00079619645579</text:p>
          </table:table-cell>
          <table:table-cell table:formula="of:=[.U12]/[.U$8]" office:value-type="float" office:value="0.991776234795883" calcext:value-type="float">
            <text:p>0.991776234795883</text:p>
          </table:table-cell>
          <table:table-cell/>
          <table:table-cell table:formula="of:=GEOMEAN([.D21:.U21])" office:value-type="float" office:value="0.986304775442709" calcext:value-type="float">
            <text:p>0.9863047754427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(ISR=20)</text:p>
          </table:table-cell>
          <table:table-cell table:formula="of:=[.D13]/[.D$8]" office:value-type="float" office:value="0.974582468045278" calcext:value-type="float">
            <text:p>0.974582468045278</text:p>
          </table:table-cell>
          <table:table-cell table:formula="of:=[.E13]/[.E$8]" office:value-type="float" office:value="1.00160237246789" calcext:value-type="float">
            <text:p>1.00160237246789</text:p>
          </table:table-cell>
          <table:table-cell table:formula="of:=[.F13]/[.F$8]" office:value-type="float" office:value="0.998753334829332" calcext:value-type="float">
            <text:p>0.998753334829332</text:p>
          </table:table-cell>
          <table:table-cell table:formula="of:=[.G13]/[.G$8]" office:value-type="float" office:value="0.993481266872983" calcext:value-type="float">
            <text:p>0.993481266872983</text:p>
          </table:table-cell>
          <table:table-cell table:formula="of:=[.H13]/[.H$8]" office:value-type="float" office:value="0.978023144707506" calcext:value-type="float">
            <text:p>0.978023144707506</text:p>
          </table:table-cell>
          <table:table-cell table:formula="of:=[.I13]/[.I$8]" office:value-type="float" office:value="0.975667883913127" calcext:value-type="float">
            <text:p>0.975667883913127</text:p>
          </table:table-cell>
          <table:table-cell table:formula="of:=[.J13]/[.J$8]" office:value-type="float" office:value="0.96409123910939" calcext:value-type="float">
            <text:p>0.96409123910939</text:p>
          </table:table-cell>
          <table:table-cell table:formula="of:=[.K13]/[.K$8]" office:value-type="float" office:value="0.95332887253262" calcext:value-type="float">
            <text:p>0.95332887253262</text:p>
          </table:table-cell>
          <table:table-cell table:formula="of:=[.L13]/[.L$8]" office:value-type="float" office:value="1.00871792218543" calcext:value-type="float">
            <text:p>1.00871792218543</text:p>
          </table:table-cell>
          <table:table-cell table:formula="of:=[.M13]/[.M$8]" office:value-type="float" office:value="1.00172344330543" calcext:value-type="float">
            <text:p>1.00172344330543</text:p>
          </table:table-cell>
          <table:table-cell table:formula="of:=[.N13]/[.N$8]" office:value-type="float" office:value="0.989823273730512" calcext:value-type="float">
            <text:p>0.989823273730512</text:p>
          </table:table-cell>
          <table:table-cell table:formula="of:=[.O13]/[.O$8]" office:value-type="float" office:value="1.00116681792084" calcext:value-type="float">
            <text:p>1.00116681792084</text:p>
          </table:table-cell>
          <table:table-cell table:formula="of:=[.P13]/[.P$8]" office:value-type="float" office:value="0.989904324055666" calcext:value-type="float">
            <text:p>0.989904324055666</text:p>
          </table:table-cell>
          <table:table-cell table:formula="of:=[.Q13]/[.Q$8]" office:value-type="float" office:value="1.00588122971167" calcext:value-type="float">
            <text:p>1.00588122971167</text:p>
          </table:table-cell>
          <table:table-cell table:formula="of:=[.R13]/[.R$8]" office:value-type="float" office:value="0.953097452732689" calcext:value-type="float">
            <text:p>0.953097452732689</text:p>
          </table:table-cell>
          <table:table-cell table:formula="of:=[.S13]/[.S$8]" office:value-type="float" office:value="1.0007400359446" calcext:value-type="float">
            <text:p>1.0007400359446</text:p>
          </table:table-cell>
          <table:table-cell table:formula="of:=[.T13]/[.T$8]" office:value-type="float" office:value="1.00077344798562" calcext:value-type="float">
            <text:p>1.00077344798562</text:p>
          </table:table-cell>
          <table:table-cell table:formula="of:=[.U13]/[.U$8]" office:value-type="float" office:value="0.993819865071158" calcext:value-type="float">
            <text:p>0.993819865071158</text:p>
          </table:table-cell>
          <table:table-cell/>
          <table:table-cell table:formula="of:=GEOMEAN([.D22:.U22])" office:value-type="float" office:value="0.987916907734631" calcext:value-type="float">
            <text:p>0.987916907734631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 office:value-type="string" calcext:value-type="string">
            <text:p>性能低下率(%)</text:p>
          </table:table-cell>
          <table:table-cell/>
          <table:table-cell office:value-type="string" calcext:value-type="string">
            <text:p>AGGRESSIVE</text:p>
          </table:table-cell>
          <table:table-cell table:formula="of:=(1-[.D18])*100" office:value-type="float" office:value="5.30872502851794" calcext:value-type="float">
            <text:p>5.30872502851794</text:p>
          </table:table-cell>
          <table:table-cell table:formula="of:=(1-[.E18])*100" office:value-type="float" office:value="-0.6002917752852" calcext:value-type="float">
            <text:p>-0.6002917752852</text:p>
          </table:table-cell>
          <table:table-cell table:formula="of:=(1-[.F18])*100" office:value-type="float" office:value="0.900092253222629" calcext:value-type="float">
            <text:p>0.900092253222629</text:p>
          </table:table-cell>
          <table:table-cell table:formula="of:=(1-[.G18])*100" office:value-type="float" office:value="0.829656943438462" calcext:value-type="float">
            <text:p>0.829656943438462</text:p>
          </table:table-cell>
          <table:table-cell table:formula="of:=(1-[.H18])*100" office:value-type="float" office:value="2.19768552924939" calcext:value-type="float">
            <text:p>2.19768552924939</text:p>
          </table:table-cell>
          <table:table-cell table:formula="of:=(1-[.I18])*100" office:value-type="float" office:value="2.8944839515664" calcext:value-type="float">
            <text:p>2.8944839515664</text:p>
          </table:table-cell>
          <table:table-cell table:formula="of:=(1-[.J18])*100" office:value-type="float" office:value="4.77069215876089" calcext:value-type="float">
            <text:p>4.77069215876089</text:p>
          </table:table-cell>
          <table:table-cell table:formula="of:=(1-[.K18])*100" office:value-type="float" office:value="4.76748076279692" calcext:value-type="float">
            <text:p>4.76748076279692</text:p>
          </table:table-cell>
          <table:table-cell table:formula="of:=(1-[.L18])*100" office:value-type="float" office:value="-0.28973509933774" calcext:value-type="float">
            <text:p>-0.28973509933774</text:p>
          </table:table-cell>
          <table:table-cell table:formula="of:=(1-[.M18])*100" office:value-type="float" office:value="0.208156139487003" calcext:value-type="float">
            <text:p>0.208156139487003</text:p>
          </table:table-cell>
          <table:table-cell table:formula="of:=(1-[.N18])*100" office:value-type="float" office:value="2.73027771270921" calcext:value-type="float">
            <text:p>2.73027771270921</text:p>
          </table:table-cell>
          <table:table-cell table:formula="of:=(1-[.O18])*100" office:value-type="float" office:value="1.02791102550331" calcext:value-type="float">
            <text:p>1.02791102550331</text:p>
          </table:table-cell>
          <table:table-cell table:formula="of:=(1-[.P18])*100" office:value-type="float" office:value="1.82964711729622" calcext:value-type="float">
            <text:p>1.82964711729622</text:p>
          </table:table-cell>
          <table:table-cell table:formula="of:=(1-[.Q18])*100" office:value-type="float" office:value="10.7618865762841" calcext:value-type="float">
            <text:p>10.7618865762841</text:p>
          </table:table-cell>
          <table:table-cell table:formula="of:=(1-[.R18])*100" office:value-type="float" office:value="5.16748738525138" calcext:value-type="float">
            <text:p>5.16748738525138</text:p>
          </table:table-cell>
          <table:table-cell table:formula="of:=(1-[.S18])*100" office:value-type="float" office:value="-0.0185008986150814" calcext:value-type="float">
            <text:p>-0.018500898615082</text:p>
          </table:table-cell>
          <table:table-cell table:formula="of:=(1-[.T18])*100" office:value-type="float" office:value="-0.0932687276780753" calcext:value-type="float">
            <text:p>-0.093268727678075</text:p>
          </table:table-cell>
          <table:table-cell table:formula="of:=(1-[.U18])*100" office:value-type="float" office:value="2.44496971487664" calcext:value-type="float">
            <text:p>2.44496971487664</text:p>
          </table:table-cell>
          <table:table-cell/>
          <table:table-cell table:formula="of:=(1-[.W18])*100" office:value-type="float" office:value="2.53123898448427" calcext:value-type="float">
            <text:p>2.531238984484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(1-[.D19])*100" office:value-type="float" office:value="1.16996694843371" calcext:value-type="float">
            <text:p>1.16996694843371</text:p>
          </table:table-cell>
          <table:table-cell table:formula="of:=(1-[.E19])*100" office:value-type="float" office:value="-0.162628847487634" calcext:value-type="float">
            <text:p>-0.162628847487634</text:p>
          </table:table-cell>
          <table:table-cell table:formula="of:=(1-[.F19])*100" office:value-type="float" office:value="0.114693195701499" calcext:value-type="float">
            <text:p>0.114693195701499</text:p>
          </table:table-cell>
          <table:table-cell table:formula="of:=(1-[.G19])*100" office:value-type="float" office:value="0.0658457891617781" calcext:value-type="float">
            <text:p>0.065845789161778</text:p>
          </table:table-cell>
          <table:table-cell table:formula="of:=(1-[.H19])*100" office:value-type="float" office:value="0.0424673532222197" calcext:value-type="float">
            <text:p>0.04246735322222</text:p>
          </table:table-cell>
          <table:table-cell table:formula="of:=(1-[.I19])*100" office:value-type="float" office:value="0.165289256198353" calcext:value-type="float">
            <text:p>0.165289256198353</text:p>
          </table:table-cell>
          <table:table-cell table:formula="of:=(1-[.J19])*100" office:value-type="float" office:value="2.14484511132623" calcext:value-type="float">
            <text:p>2.14484511132623</text:p>
          </table:table-cell>
          <table:table-cell table:formula="of:=(1-[.K19])*100" office:value-type="float" office:value="0.0836400133823911" calcext:value-type="float">
            <text:p>0.083640013382391</text:p>
          </table:table-cell>
          <table:table-cell table:formula="of:=(1-[.L19])*100" office:value-type="float" office:value="-0.88472682119205" calcext:value-type="float">
            <text:p>-0.88472682119205</text:p>
          </table:table-cell>
          <table:table-cell table:formula="of:=(1-[.M19])*100" office:value-type="float" office:value="-0.172344330542984" calcext:value-type="float">
            <text:p>-0.172344330542984</text:p>
          </table:table-cell>
          <table:table-cell table:formula="of:=(1-[.N19])*100" office:value-type="float" office:value="1.00205616720023" calcext:value-type="float">
            <text:p>1.00205616720023</text:p>
          </table:table-cell>
          <table:table-cell table:formula="of:=(1-[.O19])*100" office:value-type="float" office:value="-0.203730113162814" calcext:value-type="float">
            <text:p>-0.203730113162814</text:p>
          </table:table-cell>
          <table:table-cell table:formula="of:=(1-[.P19])*100" office:value-type="float" office:value="0.994035785288272" calcext:value-type="float">
            <text:p>0.994035785288272</text:p>
          </table:table-cell>
          <table:table-cell table:formula="of:=(1-[.Q19])*100" office:value-type="float" office:value="-0.609127362994077" calcext:value-type="float">
            <text:p>-0.609127362994077</text:p>
          </table:table-cell>
          <table:table-cell table:formula="of:=(1-[.R19])*100" office:value-type="float" office:value="-0.0547145723144293" calcext:value-type="float">
            <text:p>-0.054714572314429</text:p>
          </table:table-cell>
          <table:table-cell table:formula="of:=(1-[.S19])*100" office:value-type="float" office:value="-0.0581456813616654" calcext:value-type="float">
            <text:p>-0.058145681361666</text:p>
          </table:table-cell>
          <table:table-cell table:formula="of:=(1-[.T19])*100" office:value-type="float" office:value="-0.0773447985622955" calcext:value-type="float">
            <text:p>-0.077344798562296</text:p>
          </table:table-cell>
          <table:table-cell table:formula="of:=(1-[.U19])*100" office:value-type="float" office:value="-0.211749642980252" calcext:value-type="float">
            <text:p>-0.211749642980252</text:p>
          </table:table-cell>
          <table:table-cell/>
          <table:table-cell table:formula="of:=(1-[.W19])*100" office:value-type="float" office:value="0.188453839148972" calcext:value-type="float">
            <text:p>0.1884538391489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(ISR=5)</text:p>
          </table:table-cell>
          <table:table-cell table:formula="of:=(1-[.D20])*100" office:value-type="float" office:value="4.87876217496855" calcext:value-type="float">
            <text:p>4.87876217496855</text:p>
          </table:table-cell>
          <table:table-cell table:formula="of:=(1-[.E20])*100" office:value-type="float" office:value="-0.16502044818596" calcext:value-type="float">
            <text:p>-0.16502044818596</text:p>
          </table:table-cell>
          <table:table-cell table:formula="of:=(1-[.F20])*100" office:value-type="float" office:value="0.356546238811184" calcext:value-type="float">
            <text:p>0.356546238811184</text:p>
          </table:table-cell>
          <table:table-cell table:formula="of:=(1-[.G20])*100" office:value-type="float" office:value="0.694673075656804" calcext:value-type="float">
            <text:p>0.694673075656804</text:p>
          </table:table-cell>
          <table:table-cell table:formula="of:=(1-[.H20])*100" office:value-type="float" office:value="2.16583501433273" calcext:value-type="float">
            <text:p>2.16583501433273</text:p>
          </table:table-cell>
          <table:table-cell table:formula="of:=(1-[.I20])*100" office:value-type="float" office:value="2.56390543916971" calcext:value-type="float">
            <text:p>2.56390543916971</text:p>
          </table:table-cell>
          <table:table-cell table:formula="of:=(1-[.J20])*100" office:value-type="float" office:value="4.45607454017425" calcext:value-type="float">
            <text:p>4.45607454017425</text:p>
          </table:table-cell>
          <table:table-cell table:formula="of:=(1-[.K20])*100" office:value-type="float" office:value="4.75075276012044" calcext:value-type="float">
            <text:p>4.75075276012044</text:p>
          </table:table-cell>
          <table:table-cell table:formula="of:=(1-[.L20])*100" office:value-type="float" office:value="-0.871792218543055" calcext:value-type="float">
            <text:p>-0.871792218543055</text:p>
          </table:table-cell>
          <table:table-cell table:formula="of:=(1-[.M20])*100" office:value-type="float" office:value="-0.172344330542984" calcext:value-type="float">
            <text:p>-0.172344330542984</text:p>
          </table:table-cell>
          <table:table-cell table:formula="of:=(1-[.N20])*100" office:value-type="float" office:value="1.85575596678901" calcext:value-type="float">
            <text:p>1.85575596678901</text:p>
          </table:table-cell>
          <table:table-cell table:formula="of:=(1-[.O20])*100" office:value-type="float" office:value="0.00740836775137144" calcext:value-type="float">
            <text:p>0.007408367751371</text:p>
          </table:table-cell>
          <table:table-cell table:formula="of:=(1-[.P20])*100" office:value-type="float" office:value="1.28292743538766" calcext:value-type="float">
            <text:p>1.28292743538766</text:p>
          </table:table-cell>
          <table:table-cell table:formula="of:=(1-[.Q20])*100" office:value-type="float" office:value="-0.588122971166705" calcext:value-type="float">
            <text:p>-0.588122971166705</text:p>
          </table:table-cell>
          <table:table-cell table:formula="of:=(1-[.R20])*100" office:value-type="float" office:value="5.16748738525138" calcext:value-type="float">
            <text:p>5.16748738525138</text:p>
          </table:table-cell>
          <table:table-cell table:formula="of:=(1-[.S20])*100" office:value-type="float" office:value="-0.0634316523945522" calcext:value-type="float">
            <text:p>-0.063431652394552</text:p>
          </table:table-cell>
          <table:table-cell table:formula="of:=(1-[.T20])*100" office:value-type="float" office:value="-0.0796196455788323" calcext:value-type="float">
            <text:p>-0.079619645578832</text:p>
          </table:table-cell>
          <table:table-cell table:formula="of:=(1-[.U20])*100" office:value-type="float" office:value="0.989806470675125" calcext:value-type="float">
            <text:p>0.989806470675125</text:p>
          </table:table-cell>
          <table:table-cell/>
          <table:table-cell table:formula="of:=(1-[.W20])*100" office:value-type="float" office:value="1.53294163062661" calcext:value-type="float">
            <text:p>1.532941630626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(ISR=10)</text:p>
          </table:table-cell>
          <table:table-cell table:formula="of:=(1-[.D21])*100" office:value-type="float" office:value="3.86381584720231" calcext:value-type="float">
            <text:p>3.86381584720231</text:p>
          </table:table-cell>
          <table:table-cell table:formula="of:=(1-[.E21])*100" office:value-type="float" office:value="-0.160237246789263" calcext:value-type="float">
            <text:p>-0.160237246789263</text:p>
          </table:table-cell>
          <table:table-cell table:formula="of:=(1-[.F21])*100" office:value-type="float" office:value="0.129653177749522" calcext:value-type="float">
            <text:p>0.129653177749522</text:p>
          </table:table-cell>
          <table:table-cell table:formula="of:=(1-[.G21])*100" office:value-type="float" office:value="0.648581023243555" calcext:value-type="float">
            <text:p>0.648581023243555</text:p>
          </table:table-cell>
          <table:table-cell table:formula="of:=(1-[.H21])*100" office:value-type="float" office:value="2.19768552924939" calcext:value-type="float">
            <text:p>2.19768552924939</text:p>
          </table:table-cell>
          <table:table-cell table:formula="of:=(1-[.I21])*100" office:value-type="float" office:value="2.44474341725928" calcext:value-type="float">
            <text:p>2.44474341725928</text:p>
          </table:table-cell>
          <table:table-cell table:formula="of:=(1-[.J21])*100" office:value-type="float" office:value="4.17775895450145" calcext:value-type="float">
            <text:p>4.17775895450145</text:p>
          </table:table-cell>
          <table:table-cell table:formula="of:=(1-[.K21])*100" office:value-type="float" office:value="4.66711274673802" calcext:value-type="float">
            <text:p>4.66711274673802</text:p>
          </table:table-cell>
          <table:table-cell table:formula="of:=(1-[.L21])*100" office:value-type="float" office:value="-0.871792218543055" calcext:value-type="float">
            <text:p>-0.871792218543055</text:p>
          </table:table-cell>
          <table:table-cell table:formula="of:=(1-[.M21])*100" office:value-type="float" office:value="-0.172344330542984" calcext:value-type="float">
            <text:p>-0.172344330542984</text:p>
          </table:table-cell>
          <table:table-cell table:formula="of:=(1-[.N21])*100" office:value-type="float" office:value="1.02027537024023" calcext:value-type="float">
            <text:p>1.02027537024023</text:p>
          </table:table-cell>
          <table:table-cell table:formula="of:=(1-[.O21])*100" office:value-type="float" office:value="-0.0889004130165016" calcext:value-type="float">
            <text:p>-0.088900413016502</text:p>
          </table:table-cell>
          <table:table-cell table:formula="of:=(1-[.P21])*100" office:value-type="float" office:value="1.1897365805169" calcext:value-type="float">
            <text:p>1.1897365805169</text:p>
          </table:table-cell>
          <table:table-cell table:formula="of:=(1-[.Q21])*100" office:value-type="float" office:value="-0.588122971166705" calcext:value-type="float">
            <text:p>-0.588122971166705</text:p>
          </table:table-cell>
          <table:table-cell table:formula="of:=(1-[.R21])*100" office:value-type="float" office:value="5.16748738525138" calcext:value-type="float">
            <text:p>5.16748738525138</text:p>
          </table:table-cell>
          <table:table-cell table:formula="of:=(1-[.S21])*100" office:value-type="float" office:value="-0.0422877682630274" calcext:value-type="float">
            <text:p>-0.042287768263027</text:p>
          </table:table-cell>
          <table:table-cell table:formula="of:=(1-[.T21])*100" office:value-type="float" office:value="-0.0796196455788323" calcext:value-type="float">
            <text:p>-0.079619645578832</text:p>
          </table:table-cell>
          <table:table-cell table:formula="of:=(1-[.U21])*100" office:value-type="float" office:value="0.822376520411694" calcext:value-type="float">
            <text:p>0.822376520411694</text:p>
          </table:table-cell>
          <table:table-cell/>
          <table:table-cell table:formula="of:=(1-[.W21])*100" office:value-type="float" office:value="1.36952245572912" calcext:value-type="float">
            <text:p>1.369522455729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(ISR=20)</text:p>
          </table:table-cell>
          <table:table-cell table:formula="of:=(1-[.D22])*100" office:value-type="float" office:value="2.54175319547223" calcext:value-type="float">
            <text:p>2.54175319547223</text:p>
          </table:table-cell>
          <table:table-cell table:formula="of:=(1-[.E22])*100" office:value-type="float" office:value="-0.160237246789263" calcext:value-type="float">
            <text:p>-0.160237246789263</text:p>
          </table:table-cell>
          <table:table-cell table:formula="of:=(1-[.F22])*100" office:value-type="float" office:value="0.12466651706684" calcext:value-type="float">
            <text:p>0.12466651706684</text:p>
          </table:table-cell>
          <table:table-cell table:formula="of:=(1-[.G22])*100" office:value-type="float" office:value="0.651873312701656" calcext:value-type="float">
            <text:p>0.651873312701656</text:p>
          </table:table-cell>
          <table:table-cell table:formula="of:=(1-[.H22])*100" office:value-type="float" office:value="2.19768552924939" calcext:value-type="float">
            <text:p>2.19768552924939</text:p>
          </table:table-cell>
          <table:table-cell table:formula="of:=(1-[.I22])*100" office:value-type="float" office:value="2.43321160868731" calcext:value-type="float">
            <text:p>2.43321160868731</text:p>
          </table:table-cell>
          <table:table-cell table:formula="of:=(1-[.J22])*100" office:value-type="float" office:value="3.59087608906099" calcext:value-type="float">
            <text:p>3.59087608906099</text:p>
          </table:table-cell>
          <table:table-cell table:formula="of:=(1-[.K22])*100" office:value-type="float" office:value="4.66711274673802" calcext:value-type="float">
            <text:p>4.66711274673802</text:p>
          </table:table-cell>
          <table:table-cell table:formula="of:=(1-[.L22])*100" office:value-type="float" office:value="-0.871792218543055" calcext:value-type="float">
            <text:p>-0.871792218543055</text:p>
          </table:table-cell>
          <table:table-cell table:formula="of:=(1-[.M22])*100" office:value-type="float" office:value="-0.172344330542984" calcext:value-type="float">
            <text:p>-0.172344330542984</text:p>
          </table:table-cell>
          <table:table-cell table:formula="of:=(1-[.N22])*100" office:value-type="float" office:value="1.01767262694882" calcext:value-type="float">
            <text:p>1.01767262694882</text:p>
          </table:table-cell>
          <table:table-cell table:formula="of:=(1-[.O22])*100" office:value-type="float" office:value="-0.11668179208415" calcext:value-type="float">
            <text:p>-0.11668179208415</text:p>
          </table:table-cell>
          <table:table-cell table:formula="of:=(1-[.P22])*100" office:value-type="float" office:value="1.00956759443339" calcext:value-type="float">
            <text:p>1.00956759443339</text:p>
          </table:table-cell>
          <table:table-cell table:formula="of:=(1-[.Q22])*100" office:value-type="float" office:value="-0.588122971166705" calcext:value-type="float">
            <text:p>-0.588122971166705</text:p>
          </table:table-cell>
          <table:table-cell table:formula="of:=(1-[.R22])*100" office:value-type="float" office:value="4.69025472673111" calcext:value-type="float">
            <text:p>4.69025472673111</text:p>
          </table:table-cell>
          <table:table-cell table:formula="of:=(1-[.S22])*100" office:value-type="float" office:value="-0.0740035944603035" calcext:value-type="float">
            <text:p>-0.074003594460304</text:p>
          </table:table-cell>
          <table:table-cell table:formula="of:=(1-[.T22])*100" office:value-type="float" office:value="-0.0773447985622955" calcext:value-type="float">
            <text:p>-0.077344798562296</text:p>
          </table:table-cell>
          <table:table-cell table:formula="of:=(1-[.U22])*100" office:value-type="float" office:value="0.618013492884228" calcext:value-type="float">
            <text:p>0.618013492884228</text:p>
          </table:table-cell>
          <table:table-cell/>
          <table:table-cell table:formula="of:=(1-[.W22])*100" office:value-type="float" office:value="1.20830922653686" calcext:value-type="float">
            <text:p>1.20830922653686</text:p>
          </table:table-cell>
        </table:table-row>
      </table:table>
      <table:table table:name="comp" table:style-name="ta1">
        <table:shapes>
          <draw:frame draw:z-index="0" draw:style-name="gr1" draw:text-style-name="P1" svg:width="210mm" svg:height="100mm" svg:x="48.4mm" svg:y="141.92mm">
            <draw:object draw:notify-on-update-of-ranges="comp.D23:comp.W23 comp.C24:comp.C24 comp.D24:comp.W24 comp.C25:comp.C25 comp.D25:comp.W25 comp.C26:comp.C26 comp.D26:comp.W26 comp.C27:comp.C27 comp.D27:comp.W27 comp.C28:comp.C28 comp.D28:comp.W2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1" table:default-cell-style-name="Default"/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table:style-name="ce3" office:value-type="float" office:value="8654800000" calcext:value-type="float">
            <text:p>8.65E+09</text:p>
          </table:table-cell>
          <table:table-cell table:style-name="ce3" office:value-type="float" office:value="5748900000" calcext:value-type="float">
            <text:p>5.75E+09</text:p>
          </table:table-cell>
          <table:table-cell table:style-name="ce3" office:value-type="float" office:value="8716500000" calcext:value-type="float">
            <text:p>8.72E+09</text:p>
          </table:table-cell>
          <table:table-cell table:style-name="ce3" office:value-type="float" office:value="6360200000" calcext:value-type="float">
            <text:p>6.36E+09</text:p>
          </table:table-cell>
          <table:table-cell table:style-name="ce3" office:value-type="float" office:value="4664600000" calcext:value-type="float">
            <text:p>4.66E+09</text:p>
          </table:table-cell>
          <table:table-cell table:style-name="ce3" office:value-type="float" office:value="5088200000" calcext:value-type="float">
            <text:p>5.09E+09</text:p>
          </table:table-cell>
          <table:table-cell table:style-name="ce3" office:value-type="float" office:value="10905000000" calcext:value-type="float">
            <text:p>1.09E+10</text:p>
          </table:table-cell>
          <table:table-cell table:style-name="ce3" office:value-type="float" office:value="5764900000" calcext:value-type="float">
            <text:p>5.76E+09</text:p>
          </table:table-cell>
          <table:table-cell table:style-name="ce3" office:value-type="float" office:value="14555000000" calcext:value-type="float">
            <text:p>1.46E+10</text:p>
          </table:table-cell>
          <table:table-cell table:style-name="ce3" office:value-type="float" office:value="3371800000" calcext:value-type="float">
            <text:p>3.37E+09</text:p>
          </table:table-cell>
          <table:table-cell table:style-name="ce3" office:value-type="float" office:value="2981300000" calcext:value-type="float">
            <text:p>2.98E+09</text:p>
          </table:table-cell>
          <table:table-cell table:style-name="ce3" office:value-type="float" office:value="7223300000" calcext:value-type="float">
            <text:p>7.22E+09</text:p>
          </table:table-cell>
          <table:table-cell table:style-name="ce3" office:value-type="float" office:value="9544900000" calcext:value-type="float">
            <text:p>9.54E+09</text:p>
          </table:table-cell>
          <table:table-cell table:style-name="ce3" office:value-type="float" office:value="8602800000" calcext:value-type="float">
            <text:p>8.60E+09</text:p>
          </table:table-cell>
          <table:table-cell table:style-name="ce3" office:value-type="float" office:value="5313700000" calcext:value-type="float">
            <text:p>5.31E+09</text:p>
          </table:table-cell>
          <table:table-cell table:style-name="ce3" office:value-type="float" office:value="4950200000" calcext:value-type="float">
            <text:p>4.95E+09</text:p>
          </table:table-cell>
          <table:table-cell table:style-name="ce3" office:value-type="float" office:value="7412800000" calcext:value-type="float">
            <text:p>7.41E+09</text:p>
          </table:table-cell>
          <table:table-cell table:style-name="ce3" office:value-type="float" office:value="4731300000" calcext:value-type="float">
            <text:p>4.73E+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GGRESSIVE</text:p>
          </table:table-cell>
          <table:table-cell table:style-name="ce3" office:value-type="float" office:value="1388800000" calcext:value-type="float">
            <text:p>1.39E+09</text:p>
          </table:table-cell>
          <table:table-cell table:style-name="ce3" office:value-type="float" office:value="574590000" calcext:value-type="float">
            <text:p>5.75E+08</text:p>
          </table:table-cell>
          <table:table-cell table:style-name="ce3" office:value-type="float" office:value="1276700000" calcext:value-type="float">
            <text:p>1.28E+09</text:p>
          </table:table-cell>
          <table:table-cell table:style-name="ce3" office:value-type="float" office:value="781460000" calcext:value-type="float">
            <text:p>7.81E+08</text:p>
          </table:table-cell>
          <table:table-cell table:style-name="ce3" office:value-type="float" office:value="662000000" calcext:value-type="float">
            <text:p>6.62E+08</text:p>
          </table:table-cell>
          <table:table-cell table:style-name="ce3" office:value-type="float" office:value="571890000" calcext:value-type="float">
            <text:p>5.72E+08</text:p>
          </table:table-cell>
          <table:table-cell table:style-name="ce3" office:value-type="float" office:value="1793500000" calcext:value-type="float">
            <text:p>1.79E+09</text:p>
          </table:table-cell>
          <table:table-cell table:style-name="ce3" office:value-type="float" office:value="754140000" calcext:value-type="float">
            <text:p>7.54E+08</text:p>
          </table:table-cell>
          <table:table-cell table:style-name="ce3" office:value-type="float" office:value="1325200000" calcext:value-type="float">
            <text:p>1.33E+09</text:p>
          </table:table-cell>
          <table:table-cell table:style-name="ce3" office:value-type="float" office:value="1000500000" calcext:value-type="float">
            <text:p>1.00E+09</text:p>
          </table:table-cell>
          <table:table-cell table:style-name="ce3" office:value-type="float" office:value="1000400000" calcext:value-type="float">
            <text:p>1.00E+09</text:p>
          </table:table-cell>
          <table:table-cell table:style-name="ce3" office:value-type="float" office:value="1157900000" calcext:value-type="float">
            <text:p>1.16E+09</text:p>
          </table:table-cell>
          <table:table-cell table:style-name="ce3" office:value-type="float" office:value="1575100000" calcext:value-type="float">
            <text:p>1.58E+09</text:p>
          </table:table-cell>
          <table:table-cell table:style-name="ce3" office:value-type="float" office:value="954000000" calcext:value-type="float">
            <text:p>9.54E+08</text:p>
          </table:table-cell>
          <table:table-cell table:style-name="ce3" office:value-type="float" office:value="1765100000" calcext:value-type="float">
            <text:p>1.77E+09</text:p>
          </table:table-cell>
          <table:table-cell table:style-name="ce3" office:value-type="float" office:value="579800000" calcext:value-type="float">
            <text:p>5.80E+08</text:p>
          </table:table-cell>
          <table:table-cell table:style-name="ce3" office:value-type="float" office:value="622400000" calcext:value-type="float">
            <text:p>6.22E+08</text:p>
          </table:table-cell>
          <table:table-cell table:style-name="ce3" office:value-type="float" office:value="1530500000" calcext:value-type="float">
            <text:p>1.53E+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NSERVATIVE</text:p>
          </table:table-cell>
          <table:table-cell table:style-name="ce3" office:value-type="float" office:value="3306700000" calcext:value-type="float">
            <text:p>3.31E+09</text:p>
          </table:table-cell>
          <table:table-cell table:style-name="ce3" office:value-type="float" office:value="2217600000" calcext:value-type="float">
            <text:p>2.22E+09</text:p>
          </table:table-cell>
          <table:table-cell table:style-name="ce3" office:value-type="float" office:value="3366800000" calcext:value-type="float">
            <text:p>3.37E+09</text:p>
          </table:table-cell>
          <table:table-cell table:style-name="ce3" office:value-type="float" office:value="2492600000" calcext:value-type="float">
            <text:p>2.49E+09</text:p>
          </table:table-cell>
          <table:table-cell table:style-name="ce3" office:value-type="float" office:value="1642300000" calcext:value-type="float">
            <text:p>1.64E+09</text:p>
          </table:table-cell>
          <table:table-cell table:style-name="ce3" office:value-type="float" office:value="1896300000" calcext:value-type="float">
            <text:p>1.90E+09</text:p>
          </table:table-cell>
          <table:table-cell table:style-name="ce3" office:value-type="float" office:value="3958500000" calcext:value-type="float">
            <text:p>3.96E+09</text:p>
          </table:table-cell>
          <table:table-cell table:style-name="ce3" office:value-type="float" office:value="1962600000" calcext:value-type="float">
            <text:p>1.96E+09</text:p>
          </table:table-cell>
          <table:table-cell table:style-name="ce3" office:value-type="float" office:value="5544400000" calcext:value-type="float">
            <text:p>5.54E+09</text:p>
          </table:table-cell>
          <table:table-cell table:style-name="ce3" office:value-type="float" office:value="1150900000" calcext:value-type="float">
            <text:p>1.15E+09</text:p>
          </table:table-cell>
          <table:table-cell table:style-name="ce3" office:value-type="float" office:value="1143100000" calcext:value-type="float">
            <text:p>1.14E+09</text:p>
          </table:table-cell>
          <table:table-cell table:style-name="ce3" office:value-type="float" office:value="2711000000" calcext:value-type="float">
            <text:p>2.71E+09</text:p>
          </table:table-cell>
          <table:table-cell table:style-name="ce3" office:value-type="float" office:value="3630100000" calcext:value-type="float">
            <text:p>3.63E+09</text:p>
          </table:table-cell>
          <table:table-cell table:style-name="ce3" office:value-type="float" office:value="3440600000" calcext:value-type="float">
            <text:p>3.44E+09</text:p>
          </table:table-cell>
          <table:table-cell table:style-name="ce3" office:value-type="float" office:value="2163500000" calcext:value-type="float">
            <text:p>2.16E+09</text:p>
          </table:table-cell>
          <table:table-cell table:style-name="ce3" office:value-type="float" office:value="1337600000" calcext:value-type="float">
            <text:p>1.34E+09</text:p>
          </table:table-cell>
          <table:table-cell table:style-name="ce3" office:value-type="float" office:value="3272100000" calcext:value-type="float">
            <text:p>3.27E+09</text:p>
          </table:table-cell>
          <table:table-cell table:style-name="ce3" office:value-type="float" office:value="1806600000" calcext:value-type="float">
            <text:p>1.81E+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WITCH(ISR=5)</text:p>
          </table:table-cell>
          <table:table-cell table:style-name="ce3" office:value-type="float" office:value="1576200000" calcext:value-type="float">
            <text:p>1.58E+09</text:p>
          </table:table-cell>
          <table:table-cell table:style-name="ce3" office:value-type="float" office:value="2212600000" calcext:value-type="float">
            <text:p>2.21E+09</text:p>
          </table:table-cell>
          <table:table-cell table:style-name="ce3" office:value-type="float" office:value="2901000000" calcext:value-type="float">
            <text:p>2.90E+09</text:p>
          </table:table-cell>
          <table:table-cell table:style-name="ce3" office:value-type="float" office:value="2396100000" calcext:value-type="float">
            <text:p>2.40E+09</text:p>
          </table:table-cell>
          <table:table-cell table:style-name="ce3" office:value-type="float" office:value="667650000" calcext:value-type="float">
            <text:p>6.68E+08</text:p>
          </table:table-cell>
          <table:table-cell table:style-name="ce3" office:value-type="float" office:value="1302600000" calcext:value-type="float">
            <text:p>1.30E+09</text:p>
          </table:table-cell>
          <table:table-cell table:style-name="ce3" office:value-type="float" office:value="1987900000" calcext:value-type="float">
            <text:p>1.99E+09</text:p>
          </table:table-cell>
          <table:table-cell table:style-name="ce3" office:value-type="float" office:value="847810000" calcext:value-type="float">
            <text:p>8.48E+08</text:p>
          </table:table-cell>
          <table:table-cell table:style-name="ce3" office:value-type="float" office:value="5539700000" calcext:value-type="float">
            <text:p>5.54E+09</text:p>
          </table:table-cell>
          <table:table-cell table:style-name="ce3" office:value-type="float" office:value="1150800000" calcext:value-type="float">
            <text:p>1.15E+09</text:p>
          </table:table-cell>
          <table:table-cell table:style-name="ce3" office:value-type="float" office:value="1074500000" calcext:value-type="float">
            <text:p>1.07E+09</text:p>
          </table:table-cell>
          <table:table-cell table:style-name="ce3" office:value-type="float" office:value="2420900000" calcext:value-type="float">
            <text:p>2.42E+09</text:p>
          </table:table-cell>
          <table:table-cell table:style-name="ce3" office:value-type="float" office:value="2902500000" calcext:value-type="float">
            <text:p>2.90E+09</text:p>
          </table:table-cell>
          <table:table-cell table:style-name="ce3" office:value-type="float" office:value="3432900000" calcext:value-type="float">
            <text:p>3.43E+09</text:p>
          </table:table-cell>
          <table:table-cell table:style-name="ce3" office:value-type="float" office:value="1765100000" calcext:value-type="float">
            <text:p>1.77E+09</text:p>
          </table:table-cell>
          <table:table-cell table:style-name="ce3" office:value-type="float" office:value="1319700000" calcext:value-type="float">
            <text:p>1.32E+09</text:p>
          </table:table-cell>
          <table:table-cell table:style-name="ce3" office:value-type="float" office:value="3266300000" calcext:value-type="float">
            <text:p>3.27E+09</text:p>
          </table:table-cell>
          <table:table-cell table:style-name="ce3" office:value-type="float" office:value="1680300000" calcext:value-type="float">
            <text:p>1.68E+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WITCH(ISR=10)</text:p>
          </table:table-cell>
          <table:table-cell table:style-name="ce3" office:value-type="float" office:value="2089000000" calcext:value-type="float">
            <text:p>2.09E+09</text:p>
          </table:table-cell>
          <table:table-cell table:style-name="ce3" office:value-type="float" office:value="2215400000" calcext:value-type="float">
            <text:p>2.22E+09</text:p>
          </table:table-cell>
          <table:table-cell table:style-name="ce3" office:value-type="float" office:value="3208200000" calcext:value-type="float">
            <text:p>3.21E+09</text:p>
          </table:table-cell>
          <table:table-cell table:style-name="ce3" office:value-type="float" office:value="2401900000" calcext:value-type="float">
            <text:p>2.40E+09</text:p>
          </table:table-cell>
          <table:table-cell table:style-name="ce3" office:value-type="float" office:value="674050000" calcext:value-type="float">
            <text:p>6.74E+08</text:p>
          </table:table-cell>
          <table:table-cell table:style-name="ce3" office:value-type="float" office:value="1355600000" calcext:value-type="float">
            <text:p>1.36E+09</text:p>
          </table:table-cell>
          <table:table-cell table:style-name="ce3" office:value-type="float" office:value="2208000000" calcext:value-type="float">
            <text:p>2.21E+09</text:p>
          </table:table-cell>
          <table:table-cell table:style-name="ce3" office:value-type="float" office:value="1006000000" calcext:value-type="float">
            <text:p>1.01E+09</text:p>
          </table:table-cell>
          <table:table-cell table:style-name="ce3" office:value-type="float" office:value="5539700000" calcext:value-type="float">
            <text:p>5.54E+09</text:p>
          </table:table-cell>
          <table:table-cell table:style-name="ce3" office:value-type="float" office:value="1150800000" calcext:value-type="float">
            <text:p>1.15E+09</text:p>
          </table:table-cell>
          <table:table-cell table:style-name="ce3" office:value-type="float" office:value="1142100000" calcext:value-type="float">
            <text:p>1.14E+09</text:p>
          </table:table-cell>
          <table:table-cell table:style-name="ce3" office:value-type="float" office:value="2575900000" calcext:value-type="float">
            <text:p>2.58E+09</text:p>
          </table:table-cell>
          <table:table-cell table:style-name="ce3" office:value-type="float" office:value="3099500000" calcext:value-type="float">
            <text:p>3.10E+09</text:p>
          </table:table-cell>
          <table:table-cell table:style-name="ce3" office:value-type="float" office:value="3432900000" calcext:value-type="float">
            <text:p>3.43E+09</text:p>
          </table:table-cell>
          <table:table-cell table:style-name="ce3" office:value-type="float" office:value="1765100000" calcext:value-type="float">
            <text:p>1.77E+09</text:p>
          </table:table-cell>
          <table:table-cell table:style-name="ce3" office:value-type="float" office:value="1322800000" calcext:value-type="float">
            <text:p>1.32E+09</text:p>
          </table:table-cell>
          <table:table-cell table:style-name="ce3" office:value-type="float" office:value="3266300000" calcext:value-type="float">
            <text:p>3.27E+09</text:p>
          </table:table-cell>
          <table:table-cell table:style-name="ce3" office:value-type="float" office:value="1697700000" calcext:value-type="float">
            <text:p>1.70E+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WITCH(ISR=20)</text:p>
          </table:table-cell>
          <table:table-cell table:style-name="ce3" office:value-type="float" office:value="2704800000" calcext:value-type="float">
            <text:p>2.70E+09</text:p>
          </table:table-cell>
          <table:table-cell table:style-name="ce3" office:value-type="float" office:value="2215400000" calcext:value-type="float">
            <text:p>2.22E+09</text:p>
          </table:table-cell>
          <table:table-cell table:style-name="ce3" office:value-type="float" office:value="3280700000" calcext:value-type="float">
            <text:p>3.28E+09</text:p>
          </table:table-cell>
          <table:table-cell table:style-name="ce3" office:value-type="float" office:value="2411100000" calcext:value-type="float">
            <text:p>2.41E+09</text:p>
          </table:table-cell>
          <table:table-cell table:style-name="ce3" office:value-type="float" office:value="679050000" calcext:value-type="float">
            <text:p>6.79E+08</text:p>
          </table:table-cell>
          <table:table-cell table:style-name="ce3" office:value-type="float" office:value="1393700000" calcext:value-type="float">
            <text:p>1.39E+09</text:p>
          </table:table-cell>
          <table:table-cell table:style-name="ce3" office:value-type="float" office:value="2851500000" calcext:value-type="float">
            <text:p>2.85E+09</text:p>
          </table:table-cell>
          <table:table-cell table:style-name="ce3" office:value-type="float" office:value="1018200000" calcext:value-type="float">
            <text:p>1.02E+09</text:p>
          </table:table-cell>
          <table:table-cell table:style-name="ce3" office:value-type="float" office:value="5539700000" calcext:value-type="float">
            <text:p>5.54E+09</text:p>
          </table:table-cell>
          <table:table-cell table:style-name="ce3" office:value-type="float" office:value="1150800000" calcext:value-type="float">
            <text:p>1.15E+09</text:p>
          </table:table-cell>
          <table:table-cell table:style-name="ce3" office:value-type="float" office:value="1142400000" calcext:value-type="float">
            <text:p>1.14E+09</text:p>
          </table:table-cell>
          <table:table-cell table:style-name="ce3" office:value-type="float" office:value="2614000000" calcext:value-type="float">
            <text:p>2.61E+09</text:p>
          </table:table-cell>
          <table:table-cell table:style-name="ce3" office:value-type="float" office:value="3626400000" calcext:value-type="float">
            <text:p>3.63E+09</text:p>
          </table:table-cell>
          <table:table-cell table:style-name="ce3" office:value-type="float" office:value="3432900000" calcext:value-type="float">
            <text:p>3.43E+09</text:p>
          </table:table-cell>
          <table:table-cell table:style-name="ce3" office:value-type="float" office:value="1800800000" calcext:value-type="float">
            <text:p>1.80E+09</text:p>
          </table:table-cell>
          <table:table-cell table:style-name="ce3" office:value-type="float" office:value="1324800000" calcext:value-type="float">
            <text:p>1.32E+09</text:p>
          </table:table-cell>
          <table:table-cell table:style-name="ce3" office:value-type="float" office:value="3268500000" calcext:value-type="float">
            <text:p>3.27E+09</text:p>
          </table:table-cell>
          <table:table-cell table:style-name="ce3" office:value-type="float" office:value="1719200000" calcext:value-type="float">
            <text:p>1.72E+09</text:p>
          </table:table-cell>
          <table:table-cell table:number-columns-repeated="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  <table:table-cell/>
        </table:table-row>
        <table:table-row table:style-name="ro1">
          <table:table-cell office:value-type="string" calcext:value-type="string">
            <text:p>相対タグ比較回数</text:p>
          </table:table-cell>
          <table:table-cell/>
          <table:table-cell office:value-type="string" calcext:value-type="string">
            <text:p>AGGRESSIVE</text:p>
          </table:table-cell>
          <table:table-cell table:formula="of:=[.D6]/[.D$5]" office:value-type="float" office:value="0.160465868650922" calcext:value-type="float">
            <text:p>0.160465868650922</text:p>
          </table:table-cell>
          <table:table-cell table:formula="of:=[.E6]/[.E$5]" office:value-type="float" office:value="0.0999478161039503" calcext:value-type="float">
            <text:p>0.09994781610395</text:p>
          </table:table-cell>
          <table:table-cell table:formula="of:=[.F6]/[.F$5]" office:value-type="float" office:value="0.14646933975793" calcext:value-type="float">
            <text:p>0.14646933975793</text:p>
          </table:table-cell>
          <table:table-cell table:formula="of:=[.G6]/[.G$5]" office:value-type="float" office:value="0.122867205433791" calcext:value-type="float">
            <text:p>0.122867205433791</text:p>
          </table:table-cell>
          <table:table-cell table:formula="of:=[.H6]/[.H$5]" office:value-type="float" office:value="0.141919993139819" calcext:value-type="float">
            <text:p>0.141919993139819</text:p>
          </table:table-cell>
          <table:table-cell table:formula="of:=[.I6]/[.I$5]" office:value-type="float" office:value="0.112395346094886" calcext:value-type="float">
            <text:p>0.112395346094886</text:p>
          </table:table-cell>
          <table:table-cell table:formula="of:=[.J6]/[.J$5]" office:value-type="float" office:value="0.164465841357176" calcext:value-type="float">
            <text:p>0.164465841357176</text:p>
          </table:table-cell>
          <table:table-cell table:formula="of:=[.K6]/[.K$5]" office:value-type="float" office:value="0.130815799059828" calcext:value-type="float">
            <text:p>0.130815799059828</text:p>
          </table:table-cell>
          <table:table-cell table:formula="of:=[.L6]/[.L$5]" office:value-type="float" office:value="0.0910477499141189" calcext:value-type="float">
            <text:p>0.091047749914119</text:p>
          </table:table-cell>
          <table:table-cell table:formula="of:=[.M6]/[.M$5]" office:value-type="float" office:value="0.296725784447476" calcext:value-type="float">
            <text:p>0.296725784447476</text:p>
          </table:table-cell>
          <table:table-cell table:formula="of:=[.N6]/[.N$5]" office:value-type="float" office:value="0.335558313487405" calcext:value-type="float">
            <text:p>0.335558313487405</text:p>
          </table:table-cell>
          <table:table-cell table:formula="of:=[.O6]/[.O$5]" office:value-type="float" office:value="0.160300693588803" calcext:value-type="float">
            <text:p>0.160300693588803</text:p>
          </table:table-cell>
          <table:table-cell table:formula="of:=[.P6]/[.P$5]" office:value-type="float" office:value="0.165020063070331" calcext:value-type="float">
            <text:p>0.165020063070331</text:p>
          </table:table-cell>
          <table:table-cell table:formula="of:=[.Q6]/[.Q$5]" office:value-type="float" office:value="0.110894127493374" calcext:value-type="float">
            <text:p>0.110894127493374</text:p>
          </table:table-cell>
          <table:table-cell table:formula="of:=[.R6]/[.R$5]" office:value-type="float" office:value="0.33217908425391" calcext:value-type="float">
            <text:p>0.33217908425391</text:p>
          </table:table-cell>
          <table:table-cell table:formula="of:=[.S6]/[.S$5]" office:value-type="float" office:value="0.117126580744212" calcext:value-type="float">
            <text:p>0.117126580744212</text:p>
          </table:table-cell>
          <table:table-cell table:formula="of:=[.T6]/[.T$5]" office:value-type="float" office:value="0.0839628750269804" calcext:value-type="float">
            <text:p>0.08396287502698</text:p>
          </table:table-cell>
          <table:table-cell table:formula="of:=[.U6]/[.U$5]" office:value-type="float" office:value="0.323484031872847" calcext:value-type="float">
            <text:p>0.323484031872847</text:p>
          </table:table-cell>
          <table:table-cell/>
          <table:table-cell table:formula="of:=GEOMEAN([.D14:.U14])" office:value-type="float" office:value="0.155369972659404" calcext:value-type="float">
            <text:p>0.1553699726594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7]/[.D$5]" office:value-type="float" office:value="0.382065443453344" calcext:value-type="float">
            <text:p>0.382065443453344</text:p>
          </table:table-cell>
          <table:table-cell table:formula="of:=[.E7]/[.E$5]" office:value-type="float" office:value="0.385743359599228" calcext:value-type="float">
            <text:p>0.385743359599228</text:p>
          </table:table-cell>
          <table:table-cell table:formula="of:=[.F7]/[.F$5]" office:value-type="float" office:value="0.386255951356622" calcext:value-type="float">
            <text:p>0.386255951356622</text:p>
          </table:table-cell>
          <table:table-cell table:formula="of:=[.G7]/[.G$5]" office:value-type="float" office:value="0.391905914908336" calcext:value-type="float">
            <text:p>0.391905914908336</text:p>
          </table:table-cell>
          <table:table-cell table:formula="of:=[.H7]/[.H$5]" office:value-type="float" office:value="0.352077348540068" calcext:value-type="float">
            <text:p>0.352077348540068</text:p>
          </table:table-cell>
          <table:table-cell table:formula="of:=[.I7]/[.I$5]" office:value-type="float" office:value="0.372685822098188" calcext:value-type="float">
            <text:p>0.372685822098188</text:p>
          </table:table-cell>
          <table:table-cell table:formula="of:=[.J7]/[.J$5]" office:value-type="float" office:value="0.362998624484182" calcext:value-type="float">
            <text:p>0.362998624484182</text:p>
          </table:table-cell>
          <table:table-cell table:formula="of:=[.K7]/[.K$5]" office:value-type="float" office:value="0.340439556627175" calcext:value-type="float">
            <text:p>0.340439556627175</text:p>
          </table:table-cell>
          <table:table-cell table:formula="of:=[.L7]/[.L$5]" office:value-type="float" office:value="0.380927516317417" calcext:value-type="float">
            <text:p>0.380927516317417</text:p>
          </table:table-cell>
          <table:table-cell table:formula="of:=[.M7]/[.M$5]" office:value-type="float" office:value="0.3413310398007" calcext:value-type="float">
            <text:p>0.3413310398007</text:p>
          </table:table-cell>
          <table:table-cell table:formula="of:=[.N7]/[.N$5]" office:value-type="float" office:value="0.383423338811928" calcext:value-type="float">
            <text:p>0.383423338811928</text:p>
          </table:table-cell>
          <table:table-cell table:formula="of:=[.O7]/[.O$5]" office:value-type="float" office:value="0.375313222488336" calcext:value-type="float">
            <text:p>0.375313222488336</text:p>
          </table:table-cell>
          <table:table-cell table:formula="of:=[.P7]/[.P$5]" office:value-type="float" office:value="0.380318285157519" calcext:value-type="float">
            <text:p>0.380318285157519</text:p>
          </table:table-cell>
          <table:table-cell table:formula="of:=[.Q7]/[.Q$5]" office:value-type="float" office:value="0.39993955456363" calcext:value-type="float">
            <text:p>0.39993955456363</text:p>
          </table:table-cell>
          <table:table-cell table:formula="of:=[.R7]/[.R$5]" office:value-type="float" office:value="0.407155089673862" calcext:value-type="float">
            <text:p>0.407155089673862</text:p>
          </table:table-cell>
          <table:table-cell table:formula="of:=[.S7]/[.S$5]" office:value-type="float" office:value="0.270211304593754" calcext:value-type="float">
            <text:p>0.270211304593754</text:p>
          </table:table-cell>
          <table:table-cell table:formula="of:=[.T7]/[.T$5]" office:value-type="float" office:value="0.441412151953378" calcext:value-type="float">
            <text:p>0.441412151953378</text:p>
          </table:table-cell>
          <table:table-cell table:formula="of:=[.U7]/[.U$5]" office:value-type="float" office:value="0.381840086234227" calcext:value-type="float">
            <text:p>0.381840086234227</text:p>
          </table:table-cell>
          <table:table-cell table:style-name="ce3"/>
          <table:table-cell table:formula="of:=GEOMEAN([.D15:.U15])" office:value-type="float" office:value="0.37252704154269" calcext:value-type="float">
            <text:p>0.372527041542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(ISR=5)</text:p>
          </table:table-cell>
          <table:table-cell table:formula="of:=[.D8]/[.D$5]" office:value-type="float" office:value="0.182118593150622" calcext:value-type="float">
            <text:p>0.182118593150622</text:p>
          </table:table-cell>
          <table:table-cell table:formula="of:=[.E8]/[.E$5]" office:value-type="float" office:value="0.3848736279984" calcext:value-type="float">
            <text:p>0.3848736279984</text:p>
          </table:table-cell>
          <table:table-cell table:formula="of:=[.F8]/[.F$5]" office:value-type="float" office:value="0.332817071072105" calcext:value-type="float">
            <text:p>0.332817071072105</text:p>
          </table:table-cell>
          <table:table-cell table:formula="of:=[.G8]/[.G$5]" office:value-type="float" office:value="0.37673343605547" calcext:value-type="float">
            <text:p>0.37673343605547</text:p>
          </table:table-cell>
          <table:table-cell table:formula="of:=[.H8]/[.H$5]" office:value-type="float" office:value="0.143131243836556" calcext:value-type="float">
            <text:p>0.143131243836556</text:p>
          </table:table-cell>
          <table:table-cell table:formula="of:=[.I8]/[.I$5]" office:value-type="float" office:value="0.256004087889627" calcext:value-type="float">
            <text:p>0.256004087889627</text:p>
          </table:table-cell>
          <table:table-cell table:formula="of:=[.J8]/[.J$5]" office:value-type="float" office:value="0.182292526364053" calcext:value-type="float">
            <text:p>0.182292526364053</text:p>
          </table:table-cell>
          <table:table-cell table:formula="of:=[.K8]/[.K$5]" office:value-type="float" office:value="0.147064129473191" calcext:value-type="float">
            <text:p>0.147064129473191</text:p>
          </table:table-cell>
          <table:table-cell table:formula="of:=[.L8]/[.L$5]" office:value-type="float" office:value="0.380604603229131" calcext:value-type="float">
            <text:p>0.380604603229131</text:p>
          </table:table-cell>
          <table:table-cell table:formula="of:=[.M8]/[.M$5]" office:value-type="float" office:value="0.34130138205113" calcext:value-type="float">
            <text:p>0.34130138205113</text:p>
          </table:table-cell>
          <table:table-cell table:formula="of:=[.N8]/[.N$5]" office:value-type="float" office:value="0.360413242545198" calcext:value-type="float">
            <text:p>0.360413242545198</text:p>
          </table:table-cell>
          <table:table-cell table:formula="of:=[.O8]/[.O$5]" office:value-type="float" office:value="0.335151523541871" calcext:value-type="float">
            <text:p>0.335151523541871</text:p>
          </table:table-cell>
          <table:table-cell table:formula="of:=[.P8]/[.P$5]" office:value-type="float" office:value="0.304089094699787" calcext:value-type="float">
            <text:p>0.304089094699787</text:p>
          </table:table-cell>
          <table:table-cell table:formula="of:=[.Q8]/[.Q$5]" office:value-type="float" office:value="0.399044497140466" calcext:value-type="float">
            <text:p>0.399044497140466</text:p>
          </table:table-cell>
          <table:table-cell table:formula="of:=[.R8]/[.R$5]" office:value-type="float" office:value="0.33217908425391" calcext:value-type="float">
            <text:p>0.33217908425391</text:p>
          </table:table-cell>
          <table:table-cell table:formula="of:=[.S8]/[.S$5]" office:value-type="float" office:value="0.266595289079229" calcext:value-type="float">
            <text:p>0.266595289079229</text:p>
          </table:table-cell>
          <table:table-cell table:formula="of:=[.T8]/[.T$5]" office:value-type="float" office:value="0.440629721562702" calcext:value-type="float">
            <text:p>0.440629721562702</text:p>
          </table:table-cell>
          <table:table-cell table:formula="of:=[.U8]/[.U$5]" office:value-type="float" office:value="0.355145520258703" calcext:value-type="float">
            <text:p>0.355145520258703</text:p>
          </table:table-cell>
          <table:table-cell table:style-name="ce3"/>
          <table:table-cell table:formula="of:=GEOMEAN([.D16:.U16])" office:value-type="float" office:value="0.291278444625908" calcext:value-type="float">
            <text:p>0.29127844462590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(ISR=10)</text:p>
          </table:table-cell>
          <table:table-cell table:formula="of:=[.D9]/[.D$5]" office:value-type="float" office:value="0.241368951333364" calcext:value-type="float">
            <text:p>0.241368951333364</text:p>
          </table:table-cell>
          <table:table-cell table:formula="of:=[.E9]/[.E$5]" office:value-type="float" office:value="0.385360677694863" calcext:value-type="float">
            <text:p>0.385360677694863</text:p>
          </table:table-cell>
          <table:table-cell table:formula="of:=[.F9]/[.F$5]" office:value-type="float" office:value="0.368060574771984" calcext:value-type="float">
            <text:p>0.368060574771984</text:p>
          </table:table-cell>
          <table:table-cell table:formula="of:=[.G9]/[.G$5]" office:value-type="float" office:value="0.377645357064243" calcext:value-type="float">
            <text:p>0.377645357064243</text:p>
          </table:table-cell>
          <table:table-cell table:formula="of:=[.H9]/[.H$5]" office:value-type="float" office:value="0.144503280024011" calcext:value-type="float">
            <text:p>0.144503280024011</text:p>
          </table:table-cell>
          <table:table-cell table:formula="of:=[.I9]/[.I$5]" office:value-type="float" office:value="0.26642034511222" calcext:value-type="float">
            <text:p>0.26642034511222</text:p>
          </table:table-cell>
          <table:table-cell table:formula="of:=[.J9]/[.J$5]" office:value-type="float" office:value="0.202475928473177" calcext:value-type="float">
            <text:p>0.202475928473177</text:p>
          </table:table-cell>
          <table:table-cell table:formula="of:=[.K9]/[.K$5]" office:value-type="float" office:value="0.174504327915489" calcext:value-type="float">
            <text:p>0.174504327915489</text:p>
          </table:table-cell>
          <table:table-cell table:formula="of:=[.L9]/[.L$5]" office:value-type="float" office:value="0.380604603229131" calcext:value-type="float">
            <text:p>0.380604603229131</text:p>
          </table:table-cell>
          <table:table-cell table:formula="of:=[.M9]/[.M$5]" office:value-type="float" office:value="0.34130138205113" calcext:value-type="float">
            <text:p>0.34130138205113</text:p>
          </table:table-cell>
          <table:table-cell table:formula="of:=[.N9]/[.N$5]" office:value-type="float" office:value="0.383087914668098" calcext:value-type="float">
            <text:p>0.383087914668098</text:p>
          </table:table-cell>
          <table:table-cell table:formula="of:=[.O9]/[.O$5]" office:value-type="float" office:value="0.35660985975939" calcext:value-type="float">
            <text:p>0.35660985975939</text:p>
          </table:table-cell>
          <table:table-cell table:formula="of:=[.P9]/[.P$5]" office:value-type="float" office:value="0.324728388982598" calcext:value-type="float">
            <text:p>0.324728388982598</text:p>
          </table:table-cell>
          <table:table-cell table:formula="of:=[.Q9]/[.Q$5]" office:value-type="float" office:value="0.399044497140466" calcext:value-type="float">
            <text:p>0.399044497140466</text:p>
          </table:table-cell>
          <table:table-cell table:formula="of:=[.R9]/[.R$5]" office:value-type="float" office:value="0.33217908425391" calcext:value-type="float">
            <text:p>0.33217908425391</text:p>
          </table:table-cell>
          <table:table-cell table:formula="of:=[.S9]/[.S$5]" office:value-type="float" office:value="0.267221526402974" calcext:value-type="float">
            <text:p>0.267221526402974</text:p>
          </table:table-cell>
          <table:table-cell table:formula="of:=[.T9]/[.T$5]" office:value-type="float" office:value="0.440629721562702" calcext:value-type="float">
            <text:p>0.440629721562702</text:p>
          </table:table-cell>
          <table:table-cell table:formula="of:=[.U9]/[.U$5]" office:value-type="float" office:value="0.358823156426352" calcext:value-type="float">
            <text:p>0.358823156426352</text:p>
          </table:table-cell>
          <table:table-cell table:style-name="ce3"/>
          <table:table-cell table:formula="of:=GEOMEAN([.D17:.U17])" office:value-type="float" office:value="0.306432246972339" calcext:value-type="float">
            <text:p>0.30643224697233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(ISR=20)</text:p>
          </table:table-cell>
          <table:table-cell table:formula="of:=[.D10]/[.D$5]" office:value-type="float" office:value="0.31252021999353" calcext:value-type="float">
            <text:p>0.31252021999353</text:p>
          </table:table-cell>
          <table:table-cell table:formula="of:=[.E10]/[.E$5]" office:value-type="float" office:value="0.385360677694863" calcext:value-type="float">
            <text:p>0.385360677694863</text:p>
          </table:table-cell>
          <table:table-cell table:formula="of:=[.F10]/[.F$5]" office:value-type="float" office:value="0.376378133425113" calcext:value-type="float">
            <text:p>0.376378133425113</text:p>
          </table:table-cell>
          <table:table-cell table:formula="of:=[.G10]/[.G$5]" office:value-type="float" office:value="0.37909185245747" calcext:value-type="float">
            <text:p>0.37909185245747</text:p>
          </table:table-cell>
          <table:table-cell table:formula="of:=[.H10]/[.H$5]" office:value-type="float" office:value="0.145575183295459" calcext:value-type="float">
            <text:p>0.145575183295459</text:p>
          </table:table-cell>
          <table:table-cell table:formula="of:=[.I10]/[.I$5]" office:value-type="float" office:value="0.273908258323179" calcext:value-type="float">
            <text:p>0.273908258323179</text:p>
          </table:table-cell>
          <table:table-cell table:formula="of:=[.J10]/[.J$5]" office:value-type="float" office:value="0.261485557083906" calcext:value-type="float">
            <text:p>0.261485557083906</text:p>
          </table:table-cell>
          <table:table-cell table:formula="of:=[.K10]/[.K$5]" office:value-type="float" office:value="0.176620583184444" calcext:value-type="float">
            <text:p>0.176620583184444</text:p>
          </table:table-cell>
          <table:table-cell table:formula="of:=[.L10]/[.L$5]" office:value-type="float" office:value="0.380604603229131" calcext:value-type="float">
            <text:p>0.380604603229131</text:p>
          </table:table-cell>
          <table:table-cell table:formula="of:=[.M10]/[.M$5]" office:value-type="float" office:value="0.34130138205113" calcext:value-type="float">
            <text:p>0.34130138205113</text:p>
          </table:table-cell>
          <table:table-cell table:formula="of:=[.N10]/[.N$5]" office:value-type="float" office:value="0.383188541911247" calcext:value-type="float">
            <text:p>0.383188541911247</text:p>
          </table:table-cell>
          <table:table-cell table:formula="of:=[.O10]/[.O$5]" office:value-type="float" office:value="0.361884457242535" calcext:value-type="float">
            <text:p>0.361884457242535</text:p>
          </table:table-cell>
          <table:table-cell table:formula="of:=[.P10]/[.P$5]" office:value-type="float" office:value="0.37993064358977" calcext:value-type="float">
            <text:p>0.37993064358977</text:p>
          </table:table-cell>
          <table:table-cell table:formula="of:=[.Q10]/[.Q$5]" office:value-type="float" office:value="0.399044497140466" calcext:value-type="float">
            <text:p>0.399044497140466</text:p>
          </table:table-cell>
          <table:table-cell table:formula="of:=[.R10]/[.R$5]" office:value-type="float" office:value="0.338897566667294" calcext:value-type="float">
            <text:p>0.338897566667294</text:p>
          </table:table-cell>
          <table:table-cell table:formula="of:=[.S10]/[.S$5]" office:value-type="float" office:value="0.267625550482809" calcext:value-type="float">
            <text:p>0.267625550482809</text:p>
          </table:table-cell>
          <table:table-cell table:formula="of:=[.T10]/[.T$5]" office:value-type="float" office:value="0.440926505503993" calcext:value-type="float">
            <text:p>0.440926505503993</text:p>
          </table:table-cell>
          <table:table-cell table:formula="of:=[.U10]/[.U$5]" office:value-type="float" office:value="0.363367362035804" calcext:value-type="float">
            <text:p>0.363367362035804</text:p>
          </table:table-cell>
          <table:table-cell/>
          <table:table-cell table:formula="of:=GEOMEAN([.D18:.U18])" office:value-type="float" office:value="0.320254902898031" calcext:value-type="float">
            <text:p>0.320254902898031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2"/>
          <table:table-cell table:style-name="ce3"/>
          <table:table-cell/>
        </table:table-row>
        <table:table-row table:style-name="ro1">
          <table:table-cell table:number-columns-repeated="22"/>
          <table:table-cell table:style-name="ce3"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  <table:table-cell/>
        </table:table-row>
        <table:table-row table:style-name="ro1">
          <table:table-cell office:value-type="string" calcext:value-type="string">
            <text:p>相対タグ比較回数(%)</text:p>
          </table:table-cell>
          <table:table-cell/>
          <table:table-cell office:value-type="string" calcext:value-type="string">
            <text:p>AGGRESSIVE</text:p>
          </table:table-cell>
          <table:table-cell table:formula="of:=[.D14]*100" office:value-type="float" office:value="16.0465868650922" calcext:value-type="float">
            <text:p>16.0465868650922</text:p>
          </table:table-cell>
          <table:table-cell table:formula="of:=[.E14]*100" office:value-type="float" office:value="9.99478161039503" calcext:value-type="float">
            <text:p>9.99478161039503</text:p>
          </table:table-cell>
          <table:table-cell table:formula="of:=[.F14]*100" office:value-type="float" office:value="14.646933975793" calcext:value-type="float">
            <text:p>14.646933975793</text:p>
          </table:table-cell>
          <table:table-cell table:formula="of:=[.G14]*100" office:value-type="float" office:value="12.2867205433791" calcext:value-type="float">
            <text:p>12.2867205433791</text:p>
          </table:table-cell>
          <table:table-cell table:formula="of:=[.H14]*100" office:value-type="float" office:value="14.1919993139819" calcext:value-type="float">
            <text:p>14.1919993139819</text:p>
          </table:table-cell>
          <table:table-cell table:formula="of:=[.I14]*100" office:value-type="float" office:value="11.2395346094886" calcext:value-type="float">
            <text:p>11.2395346094886</text:p>
          </table:table-cell>
          <table:table-cell table:formula="of:=[.J14]*100" office:value-type="float" office:value="16.4465841357176" calcext:value-type="float">
            <text:p>16.4465841357176</text:p>
          </table:table-cell>
          <table:table-cell table:formula="of:=[.K14]*100" office:value-type="float" office:value="13.0815799059828" calcext:value-type="float">
            <text:p>13.0815799059828</text:p>
          </table:table-cell>
          <table:table-cell table:formula="of:=[.L14]*100" office:value-type="float" office:value="9.10477499141189" calcext:value-type="float">
            <text:p>9.10477499141189</text:p>
          </table:table-cell>
          <table:table-cell table:formula="of:=[.M14]*100" office:value-type="float" office:value="29.6725784447476" calcext:value-type="float">
            <text:p>29.6725784447476</text:p>
          </table:table-cell>
          <table:table-cell table:formula="of:=[.N14]*100" office:value-type="float" office:value="33.5558313487405" calcext:value-type="float">
            <text:p>33.5558313487405</text:p>
          </table:table-cell>
          <table:table-cell table:formula="of:=[.O14]*100" office:value-type="float" office:value="16.0300693588803" calcext:value-type="float">
            <text:p>16.0300693588803</text:p>
          </table:table-cell>
          <table:table-cell table:formula="of:=[.P14]*100" office:value-type="float" office:value="16.5020063070331" calcext:value-type="float">
            <text:p>16.5020063070331</text:p>
          </table:table-cell>
          <table:table-cell table:formula="of:=[.Q14]*100" office:value-type="float" office:value="11.0894127493374" calcext:value-type="float">
            <text:p>11.0894127493374</text:p>
          </table:table-cell>
          <table:table-cell table:formula="of:=[.R14]*100" office:value-type="float" office:value="33.217908425391" calcext:value-type="float">
            <text:p>33.217908425391</text:p>
          </table:table-cell>
          <table:table-cell table:formula="of:=[.S14]*100" office:value-type="float" office:value="11.7126580744212" calcext:value-type="float">
            <text:p>11.7126580744212</text:p>
          </table:table-cell>
          <table:table-cell table:formula="of:=[.T14]*100" office:value-type="float" office:value="8.39628750269804" calcext:value-type="float">
            <text:p>8.39628750269804</text:p>
          </table:table-cell>
          <table:table-cell table:formula="of:=[.U14]*100" office:value-type="float" office:value="32.3484031872847" calcext:value-type="float">
            <text:p>32.3484031872847</text:p>
          </table:table-cell>
          <table:table-cell/>
          <table:table-cell table:formula="of:=[.W14]*100" office:value-type="float" office:value="15.5369972659404" calcext:value-type="float">
            <text:p>15.53699726594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15]*100" office:value-type="float" office:value="38.2065443453344" calcext:value-type="float">
            <text:p>38.2065443453344</text:p>
          </table:table-cell>
          <table:table-cell table:formula="of:=[.E15]*100" office:value-type="float" office:value="38.5743359599228" calcext:value-type="float">
            <text:p>38.5743359599228</text:p>
          </table:table-cell>
          <table:table-cell table:formula="of:=[.F15]*100" office:value-type="float" office:value="38.6255951356623" calcext:value-type="float">
            <text:p>38.6255951356623</text:p>
          </table:table-cell>
          <table:table-cell table:formula="of:=[.G15]*100" office:value-type="float" office:value="39.1905914908336" calcext:value-type="float">
            <text:p>39.1905914908336</text:p>
          </table:table-cell>
          <table:table-cell table:formula="of:=[.H15]*100" office:value-type="float" office:value="35.2077348540068" calcext:value-type="float">
            <text:p>35.2077348540068</text:p>
          </table:table-cell>
          <table:table-cell table:formula="of:=[.I15]*100" office:value-type="float" office:value="37.2685822098188" calcext:value-type="float">
            <text:p>37.2685822098188</text:p>
          </table:table-cell>
          <table:table-cell table:formula="of:=[.J15]*100" office:value-type="float" office:value="36.2998624484182" calcext:value-type="float">
            <text:p>36.2998624484182</text:p>
          </table:table-cell>
          <table:table-cell table:formula="of:=[.K15]*100" office:value-type="float" office:value="34.0439556627175" calcext:value-type="float">
            <text:p>34.0439556627175</text:p>
          </table:table-cell>
          <table:table-cell table:formula="of:=[.L15]*100" office:value-type="float" office:value="38.0927516317417" calcext:value-type="float">
            <text:p>38.0927516317417</text:p>
          </table:table-cell>
          <table:table-cell table:formula="of:=[.M15]*100" office:value-type="float" office:value="34.13310398007" calcext:value-type="float">
            <text:p>34.13310398007</text:p>
          </table:table-cell>
          <table:table-cell table:formula="of:=[.N15]*100" office:value-type="float" office:value="38.3423338811928" calcext:value-type="float">
            <text:p>38.3423338811928</text:p>
          </table:table-cell>
          <table:table-cell table:formula="of:=[.O15]*100" office:value-type="float" office:value="37.5313222488336" calcext:value-type="float">
            <text:p>37.5313222488336</text:p>
          </table:table-cell>
          <table:table-cell table:formula="of:=[.P15]*100" office:value-type="float" office:value="38.0318285157519" calcext:value-type="float">
            <text:p>38.0318285157519</text:p>
          </table:table-cell>
          <table:table-cell table:formula="of:=[.Q15]*100" office:value-type="float" office:value="39.993955456363" calcext:value-type="float">
            <text:p>39.993955456363</text:p>
          </table:table-cell>
          <table:table-cell table:formula="of:=[.R15]*100" office:value-type="float" office:value="40.7155089673862" calcext:value-type="float">
            <text:p>40.7155089673862</text:p>
          </table:table-cell>
          <table:table-cell table:formula="of:=[.S15]*100" office:value-type="float" office:value="27.0211304593754" calcext:value-type="float">
            <text:p>27.0211304593754</text:p>
          </table:table-cell>
          <table:table-cell table:formula="of:=[.T15]*100" office:value-type="float" office:value="44.1412151953378" calcext:value-type="float">
            <text:p>44.1412151953378</text:p>
          </table:table-cell>
          <table:table-cell table:formula="of:=[.U15]*100" office:value-type="float" office:value="38.1840086234227" calcext:value-type="float">
            <text:p>38.1840086234227</text:p>
          </table:table-cell>
          <table:table-cell/>
          <table:table-cell table:formula="of:=[.W15]*100" office:value-type="float" office:value="37.252704154269" calcext:value-type="float">
            <text:p>37.2527041542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(ISR=5)</text:p>
          </table:table-cell>
          <table:table-cell table:formula="of:=[.D16]*100" office:value-type="float" office:value="18.2118593150622" calcext:value-type="float">
            <text:p>18.2118593150622</text:p>
          </table:table-cell>
          <table:table-cell table:formula="of:=[.E16]*100" office:value-type="float" office:value="38.48736279984" calcext:value-type="float">
            <text:p>38.48736279984</text:p>
          </table:table-cell>
          <table:table-cell table:formula="of:=[.F16]*100" office:value-type="float" office:value="33.2817071072105" calcext:value-type="float">
            <text:p>33.2817071072105</text:p>
          </table:table-cell>
          <table:table-cell table:formula="of:=[.G16]*100" office:value-type="float" office:value="37.673343605547" calcext:value-type="float">
            <text:p>37.673343605547</text:p>
          </table:table-cell>
          <table:table-cell table:formula="of:=[.H16]*100" office:value-type="float" office:value="14.3131243836556" calcext:value-type="float">
            <text:p>14.3131243836556</text:p>
          </table:table-cell>
          <table:table-cell table:formula="of:=[.I16]*100" office:value-type="float" office:value="25.6004087889627" calcext:value-type="float">
            <text:p>25.6004087889627</text:p>
          </table:table-cell>
          <table:table-cell table:formula="of:=[.J16]*100" office:value-type="float" office:value="18.2292526364053" calcext:value-type="float">
            <text:p>18.2292526364053</text:p>
          </table:table-cell>
          <table:table-cell table:formula="of:=[.K16]*100" office:value-type="float" office:value="14.7064129473191" calcext:value-type="float">
            <text:p>14.7064129473191</text:p>
          </table:table-cell>
          <table:table-cell table:formula="of:=[.L16]*100" office:value-type="float" office:value="38.0604603229131" calcext:value-type="float">
            <text:p>38.0604603229131</text:p>
          </table:table-cell>
          <table:table-cell table:formula="of:=[.M16]*100" office:value-type="float" office:value="34.130138205113" calcext:value-type="float">
            <text:p>34.130138205113</text:p>
          </table:table-cell>
          <table:table-cell table:formula="of:=[.N16]*100" office:value-type="float" office:value="36.0413242545198" calcext:value-type="float">
            <text:p>36.0413242545198</text:p>
          </table:table-cell>
          <table:table-cell table:formula="of:=[.O16]*100" office:value-type="float" office:value="33.5151523541871" calcext:value-type="float">
            <text:p>33.5151523541871</text:p>
          </table:table-cell>
          <table:table-cell table:formula="of:=[.P16]*100" office:value-type="float" office:value="30.4089094699787" calcext:value-type="float">
            <text:p>30.4089094699787</text:p>
          </table:table-cell>
          <table:table-cell table:formula="of:=[.Q16]*100" office:value-type="float" office:value="39.9044497140466" calcext:value-type="float">
            <text:p>39.9044497140466</text:p>
          </table:table-cell>
          <table:table-cell table:formula="of:=[.R16]*100" office:value-type="float" office:value="33.217908425391" calcext:value-type="float">
            <text:p>33.217908425391</text:p>
          </table:table-cell>
          <table:table-cell table:formula="of:=[.S16]*100" office:value-type="float" office:value="26.6595289079229" calcext:value-type="float">
            <text:p>26.6595289079229</text:p>
          </table:table-cell>
          <table:table-cell table:formula="of:=[.T16]*100" office:value-type="float" office:value="44.0629721562702" calcext:value-type="float">
            <text:p>44.0629721562702</text:p>
          </table:table-cell>
          <table:table-cell table:formula="of:=[.U16]*100" office:value-type="float" office:value="35.5145520258703" calcext:value-type="float">
            <text:p>35.5145520258703</text:p>
          </table:table-cell>
          <table:table-cell/>
          <table:table-cell table:formula="of:=[.W16]*100" office:value-type="float" office:value="29.1278444625908" calcext:value-type="float">
            <text:p>29.127844462590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(ISR=10)</text:p>
          </table:table-cell>
          <table:table-cell table:formula="of:=[.D17]*100" office:value-type="float" office:value="24.1368951333364" calcext:value-type="float">
            <text:p>24.1368951333364</text:p>
          </table:table-cell>
          <table:table-cell table:formula="of:=[.E17]*100" office:value-type="float" office:value="38.5360677694863" calcext:value-type="float">
            <text:p>38.5360677694863</text:p>
          </table:table-cell>
          <table:table-cell table:formula="of:=[.F17]*100" office:value-type="float" office:value="36.8060574771984" calcext:value-type="float">
            <text:p>36.8060574771984</text:p>
          </table:table-cell>
          <table:table-cell table:formula="of:=[.G17]*100" office:value-type="float" office:value="37.7645357064243" calcext:value-type="float">
            <text:p>37.7645357064243</text:p>
          </table:table-cell>
          <table:table-cell table:formula="of:=[.H17]*100" office:value-type="float" office:value="14.4503280024011" calcext:value-type="float">
            <text:p>14.4503280024011</text:p>
          </table:table-cell>
          <table:table-cell table:formula="of:=[.I17]*100" office:value-type="float" office:value="26.642034511222" calcext:value-type="float">
            <text:p>26.642034511222</text:p>
          </table:table-cell>
          <table:table-cell table:formula="of:=[.J17]*100" office:value-type="float" office:value="20.2475928473177" calcext:value-type="float">
            <text:p>20.2475928473177</text:p>
          </table:table-cell>
          <table:table-cell table:formula="of:=[.K17]*100" office:value-type="float" office:value="17.4504327915489" calcext:value-type="float">
            <text:p>17.4504327915489</text:p>
          </table:table-cell>
          <table:table-cell table:formula="of:=[.L17]*100" office:value-type="float" office:value="38.0604603229131" calcext:value-type="float">
            <text:p>38.0604603229131</text:p>
          </table:table-cell>
          <table:table-cell table:formula="of:=[.M17]*100" office:value-type="float" office:value="34.130138205113" calcext:value-type="float">
            <text:p>34.130138205113</text:p>
          </table:table-cell>
          <table:table-cell table:formula="of:=[.N17]*100" office:value-type="float" office:value="38.3087914668098" calcext:value-type="float">
            <text:p>38.3087914668098</text:p>
          </table:table-cell>
          <table:table-cell table:formula="of:=[.O17]*100" office:value-type="float" office:value="35.660985975939" calcext:value-type="float">
            <text:p>35.660985975939</text:p>
          </table:table-cell>
          <table:table-cell table:formula="of:=[.P17]*100" office:value-type="float" office:value="32.4728388982598" calcext:value-type="float">
            <text:p>32.4728388982598</text:p>
          </table:table-cell>
          <table:table-cell table:formula="of:=[.Q17]*100" office:value-type="float" office:value="39.9044497140466" calcext:value-type="float">
            <text:p>39.9044497140466</text:p>
          </table:table-cell>
          <table:table-cell table:formula="of:=[.R17]*100" office:value-type="float" office:value="33.217908425391" calcext:value-type="float">
            <text:p>33.217908425391</text:p>
          </table:table-cell>
          <table:table-cell table:formula="of:=[.S17]*100" office:value-type="float" office:value="26.7221526402974" calcext:value-type="float">
            <text:p>26.7221526402974</text:p>
          </table:table-cell>
          <table:table-cell table:formula="of:=[.T17]*100" office:value-type="float" office:value="44.0629721562702" calcext:value-type="float">
            <text:p>44.0629721562702</text:p>
          </table:table-cell>
          <table:table-cell table:formula="of:=[.U17]*100" office:value-type="float" office:value="35.8823156426352" calcext:value-type="float">
            <text:p>35.8823156426352</text:p>
          </table:table-cell>
          <table:table-cell/>
          <table:table-cell table:formula="of:=[.W17]*100" office:value-type="float" office:value="30.6432246972339" calcext:value-type="float">
            <text:p>30.643224697233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(ISR=20)</text:p>
          </table:table-cell>
          <table:table-cell table:formula="of:=[.D18]*100" office:value-type="float" office:value="31.252021999353" calcext:value-type="float">
            <text:p>31.252021999353</text:p>
          </table:table-cell>
          <table:table-cell table:formula="of:=[.E18]*100" office:value-type="float" office:value="38.5360677694863" calcext:value-type="float">
            <text:p>38.5360677694863</text:p>
          </table:table-cell>
          <table:table-cell table:formula="of:=[.F18]*100" office:value-type="float" office:value="37.6378133425113" calcext:value-type="float">
            <text:p>37.6378133425113</text:p>
          </table:table-cell>
          <table:table-cell table:formula="of:=[.G18]*100" office:value-type="float" office:value="37.909185245747" calcext:value-type="float">
            <text:p>37.909185245747</text:p>
          </table:table-cell>
          <table:table-cell table:formula="of:=[.H18]*100" office:value-type="float" office:value="14.5575183295459" calcext:value-type="float">
            <text:p>14.5575183295459</text:p>
          </table:table-cell>
          <table:table-cell table:formula="of:=[.I18]*100" office:value-type="float" office:value="27.3908258323179" calcext:value-type="float">
            <text:p>27.3908258323179</text:p>
          </table:table-cell>
          <table:table-cell table:formula="of:=[.J18]*100" office:value-type="float" office:value="26.1485557083906" calcext:value-type="float">
            <text:p>26.1485557083906</text:p>
          </table:table-cell>
          <table:table-cell table:formula="of:=[.K18]*100" office:value-type="float" office:value="17.6620583184444" calcext:value-type="float">
            <text:p>17.6620583184444</text:p>
          </table:table-cell>
          <table:table-cell table:formula="of:=[.L18]*100" office:value-type="float" office:value="38.0604603229131" calcext:value-type="float">
            <text:p>38.0604603229131</text:p>
          </table:table-cell>
          <table:table-cell table:formula="of:=[.M18]*100" office:value-type="float" office:value="34.130138205113" calcext:value-type="float">
            <text:p>34.130138205113</text:p>
          </table:table-cell>
          <table:table-cell table:formula="of:=[.N18]*100" office:value-type="float" office:value="38.3188541911247" calcext:value-type="float">
            <text:p>38.3188541911247</text:p>
          </table:table-cell>
          <table:table-cell table:formula="of:=[.O18]*100" office:value-type="float" office:value="36.1884457242535" calcext:value-type="float">
            <text:p>36.1884457242535</text:p>
          </table:table-cell>
          <table:table-cell table:formula="of:=[.P18]*100" office:value-type="float" office:value="37.993064358977" calcext:value-type="float">
            <text:p>37.993064358977</text:p>
          </table:table-cell>
          <table:table-cell table:formula="of:=[.Q18]*100" office:value-type="float" office:value="39.9044497140466" calcext:value-type="float">
            <text:p>39.9044497140466</text:p>
          </table:table-cell>
          <table:table-cell table:formula="of:=[.R18]*100" office:value-type="float" office:value="33.8897566667294" calcext:value-type="float">
            <text:p>33.8897566667294</text:p>
          </table:table-cell>
          <table:table-cell table:formula="of:=[.S18]*100" office:value-type="float" office:value="26.7625550482809" calcext:value-type="float">
            <text:p>26.7625550482809</text:p>
          </table:table-cell>
          <table:table-cell table:formula="of:=[.T18]*100" office:value-type="float" office:value="44.0926505503993" calcext:value-type="float">
            <text:p>44.0926505503993</text:p>
          </table:table-cell>
          <table:table-cell table:formula="of:=[.U18]*100" office:value-type="float" office:value="36.3367362035804" calcext:value-type="float">
            <text:p>36.3367362035804</text:p>
          </table:table-cell>
          <table:table-cell/>
          <table:table-cell table:formula="of:=[.W18]*100" office:value-type="float" office:value="32.0254902898031" calcext:value-type="float">
            <text:p>32.025490289803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00/00/00</text:date>, <text:time style:data-style-name="N2" text:time-value="22:14:37.50523708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6:41:03.196737869</meta:creation-date>
    <dc:date>2020-12-09T22:24:23.900232320</dc:date>
    <meta:editing-duration>PT1H16M28S</meta:editing-duration>
    <meta:editing-cycles>13</meta:editing-cycles>
    <meta:generator>LibreOffice/6.0.7.3$Linux_X86_64 LibreOffice_project/00m0$Build-3</meta:generator>
    <meta:document-statistic meta:table-count="4" meta:cell-count="142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2.378cm" svg:y="0cm" style:legend-expansion="custom" chartooo:width="8.622cm" chartooo:height="0.791cm" style:legend-expansion-aspect-ratio="10.9001264222503" chart:style-name="ch2"/>
        <chart:plot-area chart:style-name="ch3" table:cell-range-address="ISR_base.D9:ISR_base.U11 ISR_base.C10:ISR_base.C11" chart:data-source-has-labels="both" svg:x="0.665cm" svg:y="1.065cm" svg:width="19.909cm" svg:height="8.475cm">
          <chartooo:coordinate-region svg:x="1.63cm" svg:y="1.317cm" svg:width="18.944cm" svg:height="5.565cm"/>
          <chart:axis chart:dimension="x" chart:name="primary-x" chart:style-name="ch4" chartooo:axis-type="auto">
            <chartooo:date-scale/>
            <chart:categories table:cell-range-address="ISR_base.D9:ISR_base.U9"/>
            <chart:grid chart:class="major"/>
          </chart:axis>
          <chart:axis chart:dimension="y" chart:name="primary-y" chart:style-name="ch5">
            <chart:title svg:x="0.168cm" svg:y="4.283cm" chart:style-name="ch6">
              <text:p>ISR</text:p>
            </chart:title>
            <chart:grid chart:class="major"/>
            <chart:grid chart:class="minor"/>
          </chart:axis>
          <chart:series chart:style-name="ch7" chart:values-cell-range-address="ISR_base.D10:ISR_base.U10" chart:label-cell-address="ISR_base.C10:ISR_base.C10" chart:class="chart:bar">
            <chart:data-point chart:repeated="18"/>
          </chart:series>
          <chart:series chart:style-name="ch8" chart:values-cell-range-address="ISR_base.D11:ISR_base.U11" chart:label-cell-address="ISR_base.C11:ISR_base.C11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SR_base.D9:ISR_base.U9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ISR_base.C10:ISR_base.C10</svg:desc>
                </draw:g>
              </table:table-cell>
              <table:table-cell office:value-type="float" office:value="12.517">
                <text:p>12.517</text:p>
                <draw:g>
                  <svg:desc>ISR_base.D10:ISR_base.U10</svg:desc>
                </draw:g>
              </table:table-cell>
              <table:table-cell office:value-type="float" office:value="0.1321">
                <text:p>0.1321</text:p>
              </table:table-cell>
              <table:table-cell office:value-type="float" office:value="4.1352">
                <text:p>4.1352</text:p>
              </table:table-cell>
              <table:table-cell office:value-type="float" office:value="22.642">
                <text:p>22.642</text:p>
              </table:table-cell>
              <table:table-cell office:value-type="float" office:value="72.472">
                <text:p>72.472</text:p>
              </table:table-cell>
              <table:table-cell office:value-type="float" office:value="30.242">
                <text:p>30.242</text:p>
              </table:table-cell>
              <table:table-cell office:value-type="float" office:value="23.447">
                <text:p>23.447</text:p>
              </table:table-cell>
              <table:table-cell office:value-type="float" office:value="82.855">
                <text:p>82.855</text:p>
              </table:table-cell>
              <table:table-cell office:value-type="float" office:value="0.0543">
                <text:p>0.0543</text:p>
              </table:table-cell>
              <table:table-cell office:value-type="float" office:value="1.1615">
                <text:p>1.1615</text:p>
              </table:table-cell>
              <table:table-cell office:value-type="float" office:value="5.8714">
                <text:p>5.8714</text:p>
              </table:table-cell>
              <table:table-cell office:value-type="float" office:value="3.2464">
                <text:p>3.2464</text:p>
              </table:table-cell>
              <table:table-cell office:value-type="float" office:value="5.0604">
                <text:p>5.0604</text:p>
              </table:table-cell>
              <table:table-cell office:value-type="float" office:value="0.2511">
                <text:p>0.2511</text:p>
              </table:table-cell>
              <table:table-cell office:value-type="float" office:value="20.47">
                <text:p>20.47</text:p>
              </table:table-cell>
              <table:table-cell office:value-type="float" office:value="5.3721">
                <text:p>5.3721</text:p>
              </table:table-cell>
              <table:table-cell office:value-type="float" office:value="0.066">
                <text:p>0.066</text:p>
              </table:table-cell>
              <table:table-cell office:value-type="float" office:value="10.766">
                <text:p>10.766</text:p>
              </table:table-cell>
            </table:table-row>
            <table:table-row>
              <table:table-cell office:value-type="string">
                <text:p>CONSERVATIVE</text:p>
                <draw:g>
                  <svg:desc>ISR_base.C11:ISR_base.C11</svg:desc>
                </draw:g>
              </table:table-cell>
              <table:table-cell office:value-type="float" office:value="12.992">
                <text:p>12.992</text:p>
                <draw:g>
                  <svg:desc>ISR_base.D11:ISR_base.U11</svg:desc>
                </draw:g>
              </table:table-cell>
              <table:table-cell office:value-type="float" office:value="0.1307">
                <text:p>0.1307</text:p>
              </table:table-cell>
              <table:table-cell office:value-type="float" office:value="3.8385">
                <text:p>3.8385</text:p>
              </table:table-cell>
              <table:table-cell office:value-type="float" office:value="22.332">
                <text:p>22.332</text:p>
              </table:table-cell>
              <table:table-cell office:value-type="float" office:value="72.079">
                <text:p>72.079</text:p>
              </table:table-cell>
              <table:table-cell office:value-type="float" office:value="28.986">
                <text:p>28.986</text:p>
              </table:table-cell>
              <table:table-cell office:value-type="float" office:value="22.032">
                <text:p>22.032</text:p>
              </table:table-cell>
              <table:table-cell office:value-type="float" office:value="82.565">
                <text:p>82.565</text:p>
              </table:table-cell>
              <table:table-cell office:value-type="float" office:value="0.0511">
                <text:p>0.0511</text:p>
              </table:table-cell>
              <table:table-cell office:value-type="float" office:value="1.154">
                <text:p>1.154</text:p>
              </table:table-cell>
              <table:table-cell office:value-type="float" office:value="4.2609">
                <text:p>4.2609</text:p>
              </table:table-cell>
              <table:table-cell office:value-type="float" office:value="3.072">
                <text:p>3.072</text:p>
              </table:table-cell>
              <table:table-cell office:value-type="float" office:value="5.7067">
                <text:p>5.7067</text:p>
              </table:table-cell>
              <table:table-cell office:value-type="float" office:value="0.2847">
                <text:p>0.2847</text:p>
              </table:table-cell>
              <table:table-cell office:value-type="float" office:value="15.375">
                <text:p>15.375</text:p>
              </table:table-cell>
              <table:table-cell office:value-type="float" office:value="5.3821">
                <text:p>5.3821</text:p>
              </table:table-cell>
              <table:table-cell office:value-type="float" office:value="0.0656">
                <text:p>0.0656</text:p>
              </table:table-cell>
              <table:table-cell office:value-type="float" office:value="10.247">
                <text:p>10.2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table:cell-range-address="mode_rate.E17:mode_rate.Y22 mode_rate.D18:mode_rate.D22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mode_rate.E17:mode_rate.Y17"/>
            <chart:grid chart:class="major"/>
          </chart:axis>
          <chart:axis chart:dimension="y" chart:name="primary-y" chart:style-name="ch5">
            <chart:title svg:x="0cm" svg:y="6.977cm" chart:style-name="ch6">
              <text:p>fraction of
 AGGRESSIVE mode(%)</text:p>
            </chart:title>
            <chart:grid chart:class="major"/>
          </chart:axis>
          <chart:series chart:style-name="ch7" chart:values-cell-range-address="mode_rate.E18:mode_rate.Y18" chart:label-cell-address="mode_rate.D18:mode_rate.D18" chart:class="chart:bar">
            <chart:data-point chart:repeated="21"/>
          </chart:series>
          <chart:series chart:style-name="ch8" chart:values-cell-range-address="mode_rate.E19:mode_rate.Y19" chart:label-cell-address="mode_rate.D19:mode_rate.D19" chart:class="chart:bar">
            <chart:data-point chart:repeated="21"/>
          </chart:series>
          <chart:series chart:style-name="ch9" chart:values-cell-range-address="mode_rate.E20:mode_rate.Y20" chart:label-cell-address="mode_rate.D20:mode_rate.D20" chart:class="chart:bar">
            <chart:data-point chart:repeated="21"/>
          </chart:series>
          <chart:series chart:style-name="ch10" chart:values-cell-range-address="mode_rate.E21:mode_rate.Y21" chart:label-cell-address="mode_rate.D21:mode_rate.D21" chart:class="chart:bar">
            <chart:data-point chart:repeated="21"/>
          </chart:series>
          <chart:series chart:style-name="ch11" chart:values-cell-range-address="mode_rate.E22:mode_rate.Y22" chart:label-cell-address="mode_rate.D22:mode_rate.D22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mode_rate.E17:mode_rate.Y17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SR=5</text:p>
                <draw:g>
                  <svg:desc>mode_rate.D18:mode_rate.D18</svg:desc>
                </draw:g>
              </table:table-cell>
              <table:table-cell office:value-type="float" office:value="91.09">
                <text:p>91.09</text:p>
                <draw:g>
                  <svg:desc>mode_rate.E18:mode_rate.Y18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25.3">
                <text:p>25.3</text:p>
              </table:table-cell>
              <table:table-cell office:value-type="float" office:value="36.29">
                <text:p>36.29</text:p>
              </table:table-cell>
              <table:table-cell office:value-type="float" office:value="99.91">
                <text:p>99.91</text:p>
              </table:table-cell>
              <table:table-cell office:value-type="float" office:value="60.08">
                <text:p>60.08</text:p>
              </table:table-cell>
              <table:table-cell office:value-type="float" office:value="89.77">
                <text:p>89.77</text:p>
              </table:table-cell>
              <table:table-cell office:value-type="float" office:value="99.35">
                <text:p>99.35</text:p>
              </table:table-cell>
              <table:table-cell office:value-type="float" office:value="0.16">
                <text:p>0.16</text:p>
              </table:table-cell>
              <table:table-cell office:value-type="float" office:value="0.31">
                <text:p>0.31</text:p>
              </table:table-cell>
              <table:table-cell office:value-type="float" office:value="47.25">
                <text:p>47.25</text:p>
              </table:table-cell>
              <table:table-cell office:value-type="float" office:value="15.49">
                <text:p>15.49</text:p>
              </table:table-cell>
              <table:table-cell office:value-type="float" office:value="34.61">
                <text:p>34.61</text:p>
              </table:table-cell>
              <table:table-cell office:value-type="float" office:value="0.53">
                <text:p>0.53</text:p>
              </table:table-cell>
              <table:table-cell office:value-type="float" office:value="100">
                <text:p>100</text:p>
              </table:table-cell>
              <table:table-cell office:value-type="float" office:value="9.62">
                <text:p>9.62</text:p>
              </table:table-cell>
              <table:table-cell office:value-type="float" office:value="0.18">
                <text:p>0.18</text:p>
              </table:table-cell>
              <table:table-cell office:value-type="float" office:value="46.84">
                <text:p>46.84</text:p>
              </table:table-cell>
              <table:table-cell office:value-type="float" office:value="NaN">
                <text:p>NaN</text:p>
              </table:table-cell>
              <table:table-cell office:value-type="float" office:value="42.0572222222222">
                <text:p>42.0572222222222</text:p>
              </table:table-cell>
              <table:table-cell office:value-type="float" office:value="14.593">
                <text:p>14.593</text:p>
              </table:table-cell>
            </table:table-row>
            <table:table-row>
              <table:table-cell office:value-type="string">
                <text:p>ISR=10</text:p>
                <draw:g>
                  <svg:desc>mode_rate.D19:mode_rate.D19</svg:desc>
                </draw:g>
              </table:table-cell>
              <table:table-cell office:value-type="float" office:value="66.67">
                <text:p>66.67</text:p>
                <draw:g>
                  <svg:desc>mode_rate.E19:mode_rate.Y19</svg:desc>
                </draw:g>
              </table:table-cell>
              <table:table-cell office:value-type="float" office:value="0.21">
                <text:p>0.21</text:p>
              </table:table-cell>
              <table:table-cell office:value-type="float" office:value="9.05">
                <text:p>9.05</text:p>
              </table:table-cell>
              <table:table-cell office:value-type="float" office:value="35.76">
                <text:p>35.76</text:p>
              </table:table-cell>
              <table:table-cell office:value-type="float" office:value="99.8">
                <text:p>99.8</text:p>
              </table:table-cell>
              <table:table-cell office:value-type="float" office:value="56.98">
                <text:p>56.98</text:p>
              </table:table-cell>
              <table:table-cell office:value-type="float" office:value="80.04">
                <text:p>80.04</text:p>
              </table:table-cell>
              <table:table-cell office:value-type="float" office:value="98.15">
                <text:p>98.15</text:p>
              </table:table-cell>
              <table:table-cell office:value-type="float" office:value="0.16">
                <text:p>0.16</text:p>
              </table:table-cell>
              <table:table-cell office:value-type="float" office:value="0.31">
                <text:p>0.31</text:p>
              </table:table-cell>
              <table:table-cell office:value-type="float" office:value="0.95">
                <text:p>0.95</text:p>
              </table:table-cell>
              <table:table-cell office:value-type="float" office:value="8.92">
                <text:p>8.92</text:p>
              </table:table-cell>
              <table:table-cell office:value-type="float" office:value="24.65">
                <text:p>24.65</text:p>
              </table:table-cell>
              <table:table-cell office:value-type="float" office:value="0.53">
                <text:p>0.53</text:p>
              </table:table-cell>
              <table:table-cell office:value-type="float" office:value="100">
                <text:p>100</text:p>
              </table:table-cell>
              <table:table-cell office:value-type="float" office:value="8.74">
                <text:p>8.74</text:p>
              </table:table-cell>
              <table:table-cell office:value-type="float" office:value="0.18">
                <text:p>0.18</text:p>
              </table:table-cell>
              <table:table-cell office:value-type="float" office:value="40.63">
                <text:p>40.63</text:p>
              </table:table-cell>
              <table:table-cell office:value-type="float" office:value="NaN">
                <text:p>NaN</text:p>
              </table:table-cell>
              <table:table-cell office:value-type="float" office:value="35.0961111111111">
                <text:p>35.0961111111111</text:p>
              </table:table-cell>
              <table:table-cell office:value-type="float" office:value="6.968">
                <text:p>6.968</text:p>
              </table:table-cell>
            </table:table-row>
            <table:table-row>
              <table:table-cell office:value-type="string">
                <text:p>ISR=15</text:p>
                <draw:g>
                  <svg:desc>mode_rate.D20:mode_rate.D20</svg:desc>
                </draw:g>
              </table:table-cell>
              <table:table-cell office:value-type="float" office:value="34.86">
                <text:p>34.86</text:p>
                <draw:g>
                  <svg:desc>mode_rate.E20:mode_rate.Y20</svg:desc>
                </draw:g>
              </table:table-cell>
              <table:table-cell office:value-type="float" office:value="0.21">
                <text:p>0.21</text:p>
              </table:table-cell>
              <table:table-cell office:value-type="float" office:value="5.41">
                <text:p>5.41</text:p>
              </table:table-cell>
              <table:table-cell office:value-type="float" office:value="35.19">
                <text:p>35.19</text:p>
              </table:table-cell>
              <table:table-cell office:value-type="float" office:value="99.66">
                <text:p>99.66</text:p>
              </table:table-cell>
              <table:table-cell office:value-type="float" office:value="54.82">
                <text:p>54.82</text:p>
              </table:table-cell>
              <table:table-cell office:value-type="float" office:value="52.04">
                <text:p>52.04</text:p>
              </table:table-cell>
              <table:table-cell office:value-type="float" office:value="98.02">
                <text:p>98.02</text:p>
              </table:table-cell>
              <table:table-cell office:value-type="float" office:value="0.16">
                <text:p>0.16</text:p>
              </table:table-cell>
              <table:table-cell office:value-type="float" office:value="0.31">
                <text:p>0.31</text:p>
              </table:table-cell>
              <table:table-cell office:value-type="float" office:value="0.8">
                <text:p>0.8</text:p>
              </table:table-cell>
              <table:table-cell office:value-type="float" office:value="6.16">
                <text:p>6.16</text:p>
              </table:table-cell>
              <table:table-cell office:value-type="float" office:value="0.32">
                <text:p>0.32</text:p>
              </table:table-cell>
              <table:table-cell office:value-type="float" office:value="0.53">
                <text:p>0.53</text:p>
              </table:table-cell>
              <table:table-cell office:value-type="float" office:value="92.88">
                <text:p>92.88</text:p>
              </table:table-cell>
              <table:table-cell office:value-type="float" office:value="7.95">
                <text:p>7.95</text:p>
              </table:table-cell>
              <table:table-cell office:value-type="float" office:value="0.18">
                <text:p>0.18</text:p>
              </table:table-cell>
              <table:table-cell office:value-type="float" office:value="32.53">
                <text:p>32.53</text:p>
              </table:table-cell>
              <table:table-cell office:value-type="float" office:value="NaN">
                <text:p>NaN</text:p>
              </table:table-cell>
              <table:table-cell office:value-type="float" office:value="29.0016666666667">
                <text:p>29.0016666666667</text:p>
              </table:table-cell>
              <table:table-cell office:value-type="float" office:value="5.424">
                <text:p>5.424</text:p>
              </table:table-cell>
            </table:table-row>
            <table:table-row>
              <table:table-cell office:value-type="string">
                <text:p>ISR=20</text:p>
                <draw:g>
                  <svg:desc>mode_rate.D21:mode_rate.D21</svg:desc>
                </draw:g>
              </table:table-cell>
              <table:table-cell office:value-type="float" office:value="14.08">
                <text:p>14.08</text:p>
                <draw:g>
                  <svg:desc>mode_rate.E21:mode_rate.Y21</svg:desc>
                </draw:g>
              </table:table-cell>
              <table:table-cell office:value-type="float" office:value="0.21">
                <text:p>0.21</text:p>
              </table:table-cell>
              <table:table-cell office:value-type="float" office:value="3.32">
                <text:p>3.32</text:p>
              </table:table-cell>
              <table:table-cell office:value-type="float" office:value="35.13">
                <text:p>35.13</text:p>
              </table:table-cell>
              <table:table-cell office:value-type="float" office:value="99.56">
                <text:p>99.56</text:p>
              </table:table-cell>
              <table:table-cell office:value-type="float" office:value="50.83">
                <text:p>50.83</text:p>
              </table:table-cell>
              <table:table-cell office:value-type="float" office:value="44.44">
                <text:p>44.44</text:p>
              </table:table-cell>
              <table:table-cell office:value-type="float" office:value="97.82">
                <text:p>97.82</text:p>
              </table:table-cell>
              <table:table-cell office:value-type="float" office:value="0.12">
                <text:p>0.12</text:p>
              </table:table-cell>
              <table:table-cell office:value-type="float" office:value="0.31">
                <text:p>0.31</text:p>
              </table:table-cell>
              <table:table-cell office:value-type="float" office:value="0.72">
                <text:p>0.72</text:p>
              </table:table-cell>
              <table:table-cell office:value-type="float" office:value="5.3">
                <text:p>5.3</text:p>
              </table:table-cell>
              <table:table-cell office:value-type="float" office:value="0.25">
                <text:p>0.25</text:p>
              </table:table-cell>
              <table:table-cell office:value-type="float" office:value="0.47">
                <text:p>0.47</text:p>
              </table:table-cell>
              <table:table-cell office:value-type="float" office:value="30.02">
                <text:p>30.02</text:p>
              </table:table-cell>
              <table:table-cell office:value-type="float" office:value="7.23">
                <text:p>7.23</text:p>
              </table:table-cell>
              <table:table-cell office:value-type="float" office:value="0.18">
                <text:p>0.18</text:p>
              </table:table-cell>
              <table:table-cell office:value-type="float" office:value="24.62">
                <text:p>24.62</text:p>
              </table:table-cell>
              <table:table-cell office:value-type="float" office:value="NaN">
                <text:p>NaN</text:p>
              </table:table-cell>
              <table:table-cell office:value-type="float" office:value="23.0338888888889">
                <text:p>23.0338888888889</text:p>
              </table:table-cell>
              <table:table-cell office:value-type="float" office:value="4.248">
                <text:p>4.248</text:p>
              </table:table-cell>
            </table:table-row>
            <table:table-row>
              <table:table-cell office:value-type="string">
                <text:p>ISR=25</text:p>
                <draw:g>
                  <svg:desc>mode_rate.D22:mode_rate.D22</svg:desc>
                </draw:g>
              </table:table-cell>
              <table:table-cell office:value-type="float" office:value="4.25">
                <text:p>4.25</text:p>
                <draw:g>
                  <svg:desc>mode_rate.E22:mode_rate.Y22</svg:desc>
                </draw:g>
              </table:table-cell>
              <table:table-cell office:value-type="float" office:value="0.21">
                <text:p>0.21</text:p>
              </table:table-cell>
              <table:table-cell office:value-type="float" office:value="2.48">
                <text:p>2.48</text:p>
              </table:table-cell>
              <table:table-cell office:value-type="float" office:value="34.59">
                <text:p>34.59</text:p>
              </table:table-cell>
              <table:table-cell office:value-type="float" office:value="99.42">
                <text:p>99.42</text:p>
              </table:table-cell>
              <table:table-cell office:value-type="float" office:value="48.28">
                <text:p>48.28</text:p>
              </table:table-cell>
              <table:table-cell office:value-type="float" office:value="38.53">
                <text:p>38.53</text:p>
              </table:table-cell>
              <table:table-cell office:value-type="float" office:value="97.53">
                <text:p>97.53</text:p>
              </table:table-cell>
              <table:table-cell office:value-type="float" office:value="0.12">
                <text:p>0.12</text:p>
              </table:table-cell>
              <table:table-cell office:value-type="float" office:value="0.31">
                <text:p>0.31</text:p>
              </table:table-cell>
              <table:table-cell office:value-type="float" office:value="0.65">
                <text:p>0.65</text:p>
              </table:table-cell>
              <table:table-cell office:value-type="float" office:value="4.27">
                <text:p>4.27</text:p>
              </table:table-cell>
              <table:table-cell office:value-type="float" office:value="0.25">
                <text:p>0.25</text:p>
              </table:table-cell>
              <table:table-cell office:value-type="float" office:value="0.47">
                <text:p>0.47</text:p>
              </table:table-cell>
              <table:table-cell office:value-type="float" office:value="1.35">
                <text:p>1.35</text:p>
              </table:table-cell>
              <table:table-cell office:value-type="float" office:value="6.93">
                <text:p>6.93</text:p>
              </table:table-cell>
              <table:table-cell office:value-type="float" office:value="0.18">
                <text:p>0.18</text:p>
              </table:table-cell>
              <table:table-cell office:value-type="float" office:value="17.06">
                <text:p>17.06</text:p>
              </table:table-cell>
              <table:table-cell office:value-type="float" office:value="NaN">
                <text:p>NaN</text:p>
              </table:table-cell>
              <table:table-cell office:value-type="float" office:value="19.8266666666667">
                <text:p>19.8266666666667</text:p>
              </table:table-cell>
              <table:table-cell office:value-type="float" office:value="3.268">
                <text:p>3.2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-5" chart:maximum="15" chart:origin="0" chart:interval-major="5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8.459cm" svg:y="0cm" style:legend-expansion="custom" chartooo:width="12.541cm" chartooo:height="1.222cm" style:legend-expansion-aspect-ratio="10.2626841243863" chart:style-name="ch2"/>
        <chart:plot-area chart:style-name="ch3" table:cell-range-address="perform.D25:perform.W30 perform.C26:perform.C30" chart:data-source-has-labels="both" svg:x="1.146cm" svg:y="1.549cm" svg:width="19.429cm" svg:height="7.994cm">
          <chartooo:coordinate-region svg:x="1.873cm" svg:y="1.801cm" svg:width="18.702cm" svg:height="5.084cm"/>
          <chart:axis chart:dimension="x" chart:name="primary-x" chart:style-name="ch4" chartooo:axis-type="auto">
            <chartooo:date-scale/>
            <chart:categories table:cell-range-address="perform.D25:perform.W25"/>
            <chart:grid chart:class="major"/>
          </chart:axis>
          <chart:axis chart:dimension="y" chart:name="primary-y" chart:style-name="ch5">
            <chart:title svg:x="-0.055cm" svg:y="6.894cm" chart:style-name="ch6">
              <text:p>performance degradation
relative to BASE(%)</text:p>
            </chart:title>
            <chart:grid chart:class="major"/>
          </chart:axis>
          <chart:series chart:style-name="ch7" chart:values-cell-range-address="perform.D26:perform.W26" chart:label-cell-address="perform.C26:perform.C26" chart:class="chart:bar">
            <chart:data-point chart:repeated="20"/>
          </chart:series>
          <chart:series chart:style-name="ch8" chart:values-cell-range-address="perform.D27:perform.W27" chart:label-cell-address="perform.C27:perform.C27" chart:class="chart:bar">
            <chart:data-point chart:repeated="20"/>
          </chart:series>
          <chart:series chart:style-name="ch9" chart:values-cell-range-address="perform.D28:perform.W28" chart:label-cell-address="perform.C28:perform.C28" chart:class="chart:bar">
            <chart:data-point chart:repeated="20"/>
          </chart:series>
          <chart:series chart:style-name="ch10" chart:values-cell-range-address="perform.D29:perform.W29" chart:label-cell-address="perform.C29:perform.C29" chart:class="chart:bar">
            <chart:data-point chart:repeated="20"/>
          </chart:series>
          <chart:series chart:style-name="ch11" chart:values-cell-range-address="perform.D30:perform.W30" chart:label-cell-address="perform.C30:perform.C30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perform.D25:perform.W25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perform.C26:perform.C26</svg:desc>
                </draw:g>
              </table:table-cell>
              <table:table-cell office:value-type="float" office:value="5.30872502851794">
                <text:p>5.30872502851794</text:p>
                <draw:g>
                  <svg:desc>perform.D26:perform.W26</svg:desc>
                </draw:g>
              </table:table-cell>
              <table:table-cell office:value-type="float" office:value="-0.6002917752852">
                <text:p>-0.6002917752852</text:p>
              </table:table-cell>
              <table:table-cell office:value-type="float" office:value="0.900092253222629">
                <text:p>0.900092253222629</text:p>
              </table:table-cell>
              <table:table-cell office:value-type="float" office:value="0.829656943438462">
                <text:p>0.829656943438462</text:p>
              </table:table-cell>
              <table:table-cell office:value-type="float" office:value="2.19768552924939">
                <text:p>2.19768552924939</text:p>
              </table:table-cell>
              <table:table-cell office:value-type="float" office:value="2.8944839515664">
                <text:p>2.8944839515664</text:p>
              </table:table-cell>
              <table:table-cell office:value-type="float" office:value="4.77069215876089">
                <text:p>4.77069215876089</text:p>
              </table:table-cell>
              <table:table-cell office:value-type="float" office:value="4.76748076279692">
                <text:p>4.76748076279692</text:p>
              </table:table-cell>
              <table:table-cell office:value-type="float" office:value="-0.28973509933774">
                <text:p>-0.28973509933774</text:p>
              </table:table-cell>
              <table:table-cell office:value-type="float" office:value="0.208156139487003">
                <text:p>0.208156139487003</text:p>
              </table:table-cell>
              <table:table-cell office:value-type="float" office:value="2.73027771270921">
                <text:p>2.73027771270921</text:p>
              </table:table-cell>
              <table:table-cell office:value-type="float" office:value="1.02791102550331">
                <text:p>1.02791102550331</text:p>
              </table:table-cell>
              <table:table-cell office:value-type="float" office:value="1.82964711729622">
                <text:p>1.82964711729622</text:p>
              </table:table-cell>
              <table:table-cell office:value-type="float" office:value="10.7618865762841">
                <text:p>10.7618865762841</text:p>
              </table:table-cell>
              <table:table-cell office:value-type="float" office:value="5.16748738525138">
                <text:p>5.16748738525138</text:p>
              </table:table-cell>
              <table:table-cell office:value-type="float" office:value="-0.0185008986150814">
                <text:p>-0.0185008986150814</text:p>
              </table:table-cell>
              <table:table-cell office:value-type="float" office:value="-0.0932687276780753">
                <text:p>-0.0932687276780753</text:p>
              </table:table-cell>
              <table:table-cell office:value-type="float" office:value="2.44496971487664">
                <text:p>2.44496971487664</text:p>
              </table:table-cell>
              <table:table-cell office:value-type="float" office:value="NaN">
                <text:p>NaN</text:p>
              </table:table-cell>
              <table:table-cell office:value-type="float" office:value="2.53123898448427">
                <text:p>2.53123898448427</text:p>
              </table:table-cell>
            </table:table-row>
            <table:table-row>
              <table:table-cell office:value-type="string">
                <text:p>CONSERVATIVE</text:p>
                <draw:g>
                  <svg:desc>perform.C27:perform.C27</svg:desc>
                </draw:g>
              </table:table-cell>
              <table:table-cell office:value-type="float" office:value="1.16996694843371">
                <text:p>1.16996694843371</text:p>
                <draw:g>
                  <svg:desc>perform.D27:perform.W27</svg:desc>
                </draw:g>
              </table:table-cell>
              <table:table-cell office:value-type="float" office:value="-0.162628847487634">
                <text:p>-0.162628847487634</text:p>
              </table:table-cell>
              <table:table-cell office:value-type="float" office:value="0.114693195701499">
                <text:p>0.114693195701499</text:p>
              </table:table-cell>
              <table:table-cell office:value-type="float" office:value="0.0658457891617781">
                <text:p>0.0658457891617781</text:p>
              </table:table-cell>
              <table:table-cell office:value-type="float" office:value="0.0424673532222197">
                <text:p>0.0424673532222197</text:p>
              </table:table-cell>
              <table:table-cell office:value-type="float" office:value="0.165289256198353">
                <text:p>0.165289256198353</text:p>
              </table:table-cell>
              <table:table-cell office:value-type="float" office:value="2.14484511132623">
                <text:p>2.14484511132623</text:p>
              </table:table-cell>
              <table:table-cell office:value-type="float" office:value="0.0836400133823911">
                <text:p>0.0836400133823911</text:p>
              </table:table-cell>
              <table:table-cell office:value-type="float" office:value="-0.88472682119205">
                <text:p>-0.88472682119205</text:p>
              </table:table-cell>
              <table:table-cell office:value-type="float" office:value="-0.172344330542984">
                <text:p>-0.172344330542984</text:p>
              </table:table-cell>
              <table:table-cell office:value-type="float" office:value="1.00205616720023">
                <text:p>1.00205616720023</text:p>
              </table:table-cell>
              <table:table-cell office:value-type="float" office:value="-0.203730113162814">
                <text:p>-0.203730113162814</text:p>
              </table:table-cell>
              <table:table-cell office:value-type="float" office:value="0.994035785288272">
                <text:p>0.994035785288272</text:p>
              </table:table-cell>
              <table:table-cell office:value-type="float" office:value="-0.609127362994077">
                <text:p>-0.609127362994077</text:p>
              </table:table-cell>
              <table:table-cell office:value-type="float" office:value="-0.0547145723144293">
                <text:p>-0.0547145723144293</text:p>
              </table:table-cell>
              <table:table-cell office:value-type="float" office:value="-0.0581456813616654">
                <text:p>-0.0581456813616654</text:p>
              </table:table-cell>
              <table:table-cell office:value-type="float" office:value="-0.0773447985622955">
                <text:p>-0.0773447985622955</text:p>
              </table:table-cell>
              <table:table-cell office:value-type="float" office:value="-0.211749642980252">
                <text:p>-0.211749642980252</text:p>
              </table:table-cell>
              <table:table-cell office:value-type="float" office:value="NaN">
                <text:p>NaN</text:p>
              </table:table-cell>
              <table:table-cell office:value-type="float" office:value="0.188453839148972">
                <text:p>0.188453839148972</text:p>
              </table:table-cell>
            </table:table-row>
            <table:table-row>
              <table:table-cell office:value-type="string">
                <text:p>SWITCH(ISR=5)</text:p>
                <draw:g>
                  <svg:desc>perform.C28:perform.C28</svg:desc>
                </draw:g>
              </table:table-cell>
              <table:table-cell office:value-type="float" office:value="4.87876217496855">
                <text:p>4.87876217496855</text:p>
                <draw:g>
                  <svg:desc>perform.D28:perform.W28</svg:desc>
                </draw:g>
              </table:table-cell>
              <table:table-cell office:value-type="float" office:value="-0.16502044818596">
                <text:p>-0.16502044818596</text:p>
              </table:table-cell>
              <table:table-cell office:value-type="float" office:value="0.356546238811184">
                <text:p>0.356546238811184</text:p>
              </table:table-cell>
              <table:table-cell office:value-type="float" office:value="0.694673075656804">
                <text:p>0.694673075656804</text:p>
              </table:table-cell>
              <table:table-cell office:value-type="float" office:value="2.16583501433273">
                <text:p>2.16583501433273</text:p>
              </table:table-cell>
              <table:table-cell office:value-type="float" office:value="2.56390543916971">
                <text:p>2.56390543916971</text:p>
              </table:table-cell>
              <table:table-cell office:value-type="float" office:value="4.45607454017425">
                <text:p>4.45607454017425</text:p>
              </table:table-cell>
              <table:table-cell office:value-type="float" office:value="4.75075276012044">
                <text:p>4.75075276012044</text:p>
              </table:table-cell>
              <table:table-cell office:value-type="float" office:value="-0.871792218543055">
                <text:p>-0.871792218543055</text:p>
              </table:table-cell>
              <table:table-cell office:value-type="float" office:value="-0.172344330542984">
                <text:p>-0.172344330542984</text:p>
              </table:table-cell>
              <table:table-cell office:value-type="float" office:value="1.85575596678901">
                <text:p>1.85575596678901</text:p>
              </table:table-cell>
              <table:table-cell office:value-type="float" office:value="0.00740836775137144">
                <text:p>0.00740836775137144</text:p>
              </table:table-cell>
              <table:table-cell office:value-type="float" office:value="1.28292743538766">
                <text:p>1.28292743538766</text:p>
              </table:table-cell>
              <table:table-cell office:value-type="float" office:value="-0.588122971166705">
                <text:p>-0.588122971166705</text:p>
              </table:table-cell>
              <table:table-cell office:value-type="float" office:value="5.16748738525138">
                <text:p>5.16748738525138</text:p>
              </table:table-cell>
              <table:table-cell office:value-type="float" office:value="-0.0634316523945522">
                <text:p>-0.0634316523945522</text:p>
              </table:table-cell>
              <table:table-cell office:value-type="float" office:value="-0.0796196455788323">
                <text:p>-0.0796196455788323</text:p>
              </table:table-cell>
              <table:table-cell office:value-type="float" office:value="0.989806470675125">
                <text:p>0.989806470675125</text:p>
              </table:table-cell>
              <table:table-cell office:value-type="float" office:value="NaN">
                <text:p>NaN</text:p>
              </table:table-cell>
              <table:table-cell office:value-type="float" office:value="1.53294163062661">
                <text:p>1.53294163062661</text:p>
              </table:table-cell>
            </table:table-row>
            <table:table-row>
              <table:table-cell office:value-type="string">
                <text:p>SWITCH(ISR=10)</text:p>
                <draw:g>
                  <svg:desc>perform.C29:perform.C29</svg:desc>
                </draw:g>
              </table:table-cell>
              <table:table-cell office:value-type="float" office:value="3.86381584720231">
                <text:p>3.86381584720231</text:p>
                <draw:g>
                  <svg:desc>perform.D29:perform.W29</svg:desc>
                </draw:g>
              </table:table-cell>
              <table:table-cell office:value-type="float" office:value="-0.160237246789263">
                <text:p>-0.160237246789263</text:p>
              </table:table-cell>
              <table:table-cell office:value-type="float" office:value="0.129653177749522">
                <text:p>0.129653177749522</text:p>
              </table:table-cell>
              <table:table-cell office:value-type="float" office:value="0.648581023243555">
                <text:p>0.648581023243555</text:p>
              </table:table-cell>
              <table:table-cell office:value-type="float" office:value="2.19768552924939">
                <text:p>2.19768552924939</text:p>
              </table:table-cell>
              <table:table-cell office:value-type="float" office:value="2.44474341725928">
                <text:p>2.44474341725928</text:p>
              </table:table-cell>
              <table:table-cell office:value-type="float" office:value="4.17775895450145">
                <text:p>4.17775895450145</text:p>
              </table:table-cell>
              <table:table-cell office:value-type="float" office:value="4.66711274673802">
                <text:p>4.66711274673802</text:p>
              </table:table-cell>
              <table:table-cell office:value-type="float" office:value="-0.871792218543055">
                <text:p>-0.871792218543055</text:p>
              </table:table-cell>
              <table:table-cell office:value-type="float" office:value="-0.172344330542984">
                <text:p>-0.172344330542984</text:p>
              </table:table-cell>
              <table:table-cell office:value-type="float" office:value="1.02027537024023">
                <text:p>1.02027537024023</text:p>
              </table:table-cell>
              <table:table-cell office:value-type="float" office:value="-0.0889004130165016">
                <text:p>-0.0889004130165016</text:p>
              </table:table-cell>
              <table:table-cell office:value-type="float" office:value="1.1897365805169">
                <text:p>1.1897365805169</text:p>
              </table:table-cell>
              <table:table-cell office:value-type="float" office:value="-0.588122971166705">
                <text:p>-0.588122971166705</text:p>
              </table:table-cell>
              <table:table-cell office:value-type="float" office:value="5.16748738525138">
                <text:p>5.16748738525138</text:p>
              </table:table-cell>
              <table:table-cell office:value-type="float" office:value="-0.0422877682630274">
                <text:p>-0.0422877682630274</text:p>
              </table:table-cell>
              <table:table-cell office:value-type="float" office:value="-0.0796196455788323">
                <text:p>-0.0796196455788323</text:p>
              </table:table-cell>
              <table:table-cell office:value-type="float" office:value="0.822376520411694">
                <text:p>0.822376520411694</text:p>
              </table:table-cell>
              <table:table-cell office:value-type="float" office:value="NaN">
                <text:p>NaN</text:p>
              </table:table-cell>
              <table:table-cell office:value-type="float" office:value="1.36952245572912">
                <text:p>1.36952245572912</text:p>
              </table:table-cell>
            </table:table-row>
            <table:table-row>
              <table:table-cell office:value-type="string">
                <text:p>SWITCH(ISR=20)</text:p>
                <draw:g>
                  <svg:desc>perform.C30:perform.C30</svg:desc>
                </draw:g>
              </table:table-cell>
              <table:table-cell office:value-type="float" office:value="2.54175319547223">
                <text:p>2.54175319547223</text:p>
                <draw:g>
                  <svg:desc>perform.D30:perform.W30</svg:desc>
                </draw:g>
              </table:table-cell>
              <table:table-cell office:value-type="float" office:value="-0.160237246789263">
                <text:p>-0.160237246789263</text:p>
              </table:table-cell>
              <table:table-cell office:value-type="float" office:value="0.12466651706684">
                <text:p>0.12466651706684</text:p>
              </table:table-cell>
              <table:table-cell office:value-type="float" office:value="0.651873312701656">
                <text:p>0.651873312701656</text:p>
              </table:table-cell>
              <table:table-cell office:value-type="float" office:value="2.19768552924939">
                <text:p>2.19768552924939</text:p>
              </table:table-cell>
              <table:table-cell office:value-type="float" office:value="2.43321160868731">
                <text:p>2.43321160868731</text:p>
              </table:table-cell>
              <table:table-cell office:value-type="float" office:value="3.59087608906099">
                <text:p>3.59087608906099</text:p>
              </table:table-cell>
              <table:table-cell office:value-type="float" office:value="4.66711274673802">
                <text:p>4.66711274673802</text:p>
              </table:table-cell>
              <table:table-cell office:value-type="float" office:value="-0.871792218543055">
                <text:p>-0.871792218543055</text:p>
              </table:table-cell>
              <table:table-cell office:value-type="float" office:value="-0.172344330542984">
                <text:p>-0.172344330542984</text:p>
              </table:table-cell>
              <table:table-cell office:value-type="float" office:value="1.01767262694882">
                <text:p>1.01767262694882</text:p>
              </table:table-cell>
              <table:table-cell office:value-type="float" office:value="-0.11668179208415">
                <text:p>-0.11668179208415</text:p>
              </table:table-cell>
              <table:table-cell office:value-type="float" office:value="1.00956759443339">
                <text:p>1.00956759443339</text:p>
              </table:table-cell>
              <table:table-cell office:value-type="float" office:value="-0.588122971166705">
                <text:p>-0.588122971166705</text:p>
              </table:table-cell>
              <table:table-cell office:value-type="float" office:value="4.69025472673111">
                <text:p>4.69025472673111</text:p>
              </table:table-cell>
              <table:table-cell office:value-type="float" office:value="-0.0740035944603035">
                <text:p>-0.0740035944603035</text:p>
              </table:table-cell>
              <table:table-cell office:value-type="float" office:value="-0.0773447985622955">
                <text:p>-0.0773447985622955</text:p>
              </table:table-cell>
              <table:table-cell office:value-type="float" office:value="0.618013492884228">
                <text:p>0.618013492884228</text:p>
              </table:table-cell>
              <table:table-cell office:value-type="float" office:value="NaN">
                <text:p>NaN</text:p>
              </table:table-cell>
              <table:table-cell office:value-type="float" office:value="1.20830922653686">
                <text:p>1.208309226536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8.459cm" svg:y="0cm" style:legend-expansion="custom" chartooo:width="12.541cm" chartooo:height="1.222cm" style:legend-expansion-aspect-ratio="10.2626841243863" chart:style-name="ch2"/>
        <chart:plot-area chart:style-name="ch3" table:cell-range-address="comp.D23:comp.W28 comp.C24:comp.C28" chart:data-source-has-labels="both" svg:x="1.125cm" svg:y="1.548cm" svg:width="19.449cm" svg:height="7.993cm">
          <chartooo:coordinate-region svg:x="2.09cm" svg:y="1.8cm" svg:width="18.484cm" svg:height="5.083cm"/>
          <chart:axis chart:dimension="x" chart:name="primary-x" chart:style-name="ch4" chartooo:axis-type="auto">
            <chartooo:date-scale/>
            <chart:categories table:cell-range-address="comp.D23:comp.W23"/>
            <chart:grid chart:class="major"/>
          </chart:axis>
          <chart:axis chart:dimension="y" chart:name="primary-y" chart:style-name="ch5">
            <chart:title svg:x="0.198cm" svg:y="7.25cm" chart:style-name="ch6">
              <text:p>number of comparisons
relative to BASE(%)</text:p>
            </chart:title>
            <chart:grid chart:class="major"/>
          </chart:axis>
          <chart:series chart:style-name="ch7" chart:values-cell-range-address="comp.D24:comp.W24" chart:label-cell-address="comp.C24:comp.C24" chart:class="chart:bar">
            <chart:data-point chart:repeated="20"/>
          </chart:series>
          <chart:series chart:style-name="ch8" chart:values-cell-range-address="comp.D25:comp.W25" chart:label-cell-address="comp.C25:comp.C25" chart:class="chart:bar">
            <chart:data-point chart:repeated="20"/>
          </chart:series>
          <chart:series chart:style-name="ch9" chart:values-cell-range-address="comp.D26:comp.W26" chart:label-cell-address="comp.C26:comp.C26" chart:class="chart:bar">
            <chart:data-point chart:repeated="20"/>
          </chart:series>
          <chart:series chart:style-name="ch10" chart:values-cell-range-address="comp.D27:comp.W27" chart:label-cell-address="comp.C27:comp.C27" chart:class="chart:bar">
            <chart:data-point chart:repeated="20"/>
          </chart:series>
          <chart:series chart:style-name="ch11" chart:values-cell-range-address="comp.D28:comp.W28" chart:label-cell-address="comp.C28:comp.C28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comp.D23:comp.W23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comp.C24:comp.C24</svg:desc>
                </draw:g>
              </table:table-cell>
              <table:table-cell office:value-type="float" office:value="16.0465868650922">
                <text:p>16.0465868650922</text:p>
                <draw:g>
                  <svg:desc>comp.D24:comp.W24</svg:desc>
                </draw:g>
              </table:table-cell>
              <table:table-cell office:value-type="float" office:value="9.99478161039503">
                <text:p>9.99478161039503</text:p>
              </table:table-cell>
              <table:table-cell office:value-type="float" office:value="14.646933975793">
                <text:p>14.646933975793</text:p>
              </table:table-cell>
              <table:table-cell office:value-type="float" office:value="12.2867205433791">
                <text:p>12.2867205433791</text:p>
              </table:table-cell>
              <table:table-cell office:value-type="float" office:value="14.1919993139819">
                <text:p>14.1919993139819</text:p>
              </table:table-cell>
              <table:table-cell office:value-type="float" office:value="11.2395346094886">
                <text:p>11.2395346094886</text:p>
              </table:table-cell>
              <table:table-cell office:value-type="float" office:value="16.4465841357176">
                <text:p>16.4465841357176</text:p>
              </table:table-cell>
              <table:table-cell office:value-type="float" office:value="13.0815799059828">
                <text:p>13.0815799059828</text:p>
              </table:table-cell>
              <table:table-cell office:value-type="float" office:value="9.10477499141189">
                <text:p>9.10477499141189</text:p>
              </table:table-cell>
              <table:table-cell office:value-type="float" office:value="29.6725784447476">
                <text:p>29.6725784447476</text:p>
              </table:table-cell>
              <table:table-cell office:value-type="float" office:value="33.5558313487405">
                <text:p>33.5558313487405</text:p>
              </table:table-cell>
              <table:table-cell office:value-type="float" office:value="16.0300693588803">
                <text:p>16.0300693588803</text:p>
              </table:table-cell>
              <table:table-cell office:value-type="float" office:value="16.5020063070331">
                <text:p>16.5020063070331</text:p>
              </table:table-cell>
              <table:table-cell office:value-type="float" office:value="11.0894127493374">
                <text:p>11.0894127493374</text:p>
              </table:table-cell>
              <table:table-cell office:value-type="float" office:value="33.217908425391">
                <text:p>33.217908425391</text:p>
              </table:table-cell>
              <table:table-cell office:value-type="float" office:value="11.7126580744212">
                <text:p>11.7126580744212</text:p>
              </table:table-cell>
              <table:table-cell office:value-type="float" office:value="8.39628750269804">
                <text:p>8.39628750269804</text:p>
              </table:table-cell>
              <table:table-cell office:value-type="float" office:value="32.3484031872847">
                <text:p>32.3484031872847</text:p>
              </table:table-cell>
              <table:table-cell office:value-type="float" office:value="NaN">
                <text:p>NaN</text:p>
              </table:table-cell>
              <table:table-cell office:value-type="float" office:value="15.5369972659404">
                <text:p>15.5369972659404</text:p>
              </table:table-cell>
            </table:table-row>
            <table:table-row>
              <table:table-cell office:value-type="string">
                <text:p>CONSERVATIVE</text:p>
                <draw:g>
                  <svg:desc>comp.C25:comp.C25</svg:desc>
                </draw:g>
              </table:table-cell>
              <table:table-cell office:value-type="float" office:value="38.2065443453344">
                <text:p>38.2065443453344</text:p>
                <draw:g>
                  <svg:desc>comp.D25:comp.W25</svg:desc>
                </draw:g>
              </table:table-cell>
              <table:table-cell office:value-type="float" office:value="38.5743359599228">
                <text:p>38.5743359599228</text:p>
              </table:table-cell>
              <table:table-cell office:value-type="float" office:value="38.6255951356623">
                <text:p>38.6255951356623</text:p>
              </table:table-cell>
              <table:table-cell office:value-type="float" office:value="39.1905914908336">
                <text:p>39.1905914908336</text:p>
              </table:table-cell>
              <table:table-cell office:value-type="float" office:value="35.2077348540068">
                <text:p>35.2077348540068</text:p>
              </table:table-cell>
              <table:table-cell office:value-type="float" office:value="37.2685822098188">
                <text:p>37.2685822098188</text:p>
              </table:table-cell>
              <table:table-cell office:value-type="float" office:value="36.2998624484182">
                <text:p>36.2998624484182</text:p>
              </table:table-cell>
              <table:table-cell office:value-type="float" office:value="34.0439556627175">
                <text:p>34.0439556627175</text:p>
              </table:table-cell>
              <table:table-cell office:value-type="float" office:value="38.0927516317417">
                <text:p>38.0927516317417</text:p>
              </table:table-cell>
              <table:table-cell office:value-type="float" office:value="34.13310398007">
                <text:p>34.13310398007</text:p>
              </table:table-cell>
              <table:table-cell office:value-type="float" office:value="38.3423338811928">
                <text:p>38.3423338811928</text:p>
              </table:table-cell>
              <table:table-cell office:value-type="float" office:value="37.5313222488336">
                <text:p>37.5313222488336</text:p>
              </table:table-cell>
              <table:table-cell office:value-type="float" office:value="38.0318285157519">
                <text:p>38.0318285157519</text:p>
              </table:table-cell>
              <table:table-cell office:value-type="float" office:value="39.993955456363">
                <text:p>39.993955456363</text:p>
              </table:table-cell>
              <table:table-cell office:value-type="float" office:value="40.7155089673862">
                <text:p>40.7155089673862</text:p>
              </table:table-cell>
              <table:table-cell office:value-type="float" office:value="27.0211304593754">
                <text:p>27.0211304593754</text:p>
              </table:table-cell>
              <table:table-cell office:value-type="float" office:value="44.1412151953378">
                <text:p>44.1412151953378</text:p>
              </table:table-cell>
              <table:table-cell office:value-type="float" office:value="38.1840086234227">
                <text:p>38.1840086234227</text:p>
              </table:table-cell>
              <table:table-cell office:value-type="float" office:value="NaN">
                <text:p>NaN</text:p>
              </table:table-cell>
              <table:table-cell office:value-type="float" office:value="37.252704154269">
                <text:p>37.252704154269</text:p>
              </table:table-cell>
            </table:table-row>
            <table:table-row>
              <table:table-cell office:value-type="string">
                <text:p>SWITCH(ISR=5)</text:p>
                <draw:g>
                  <svg:desc>comp.C26:comp.C26</svg:desc>
                </draw:g>
              </table:table-cell>
              <table:table-cell office:value-type="float" office:value="18.2118593150622">
                <text:p>18.2118593150622</text:p>
                <draw:g>
                  <svg:desc>comp.D26:comp.W26</svg:desc>
                </draw:g>
              </table:table-cell>
              <table:table-cell office:value-type="float" office:value="38.48736279984">
                <text:p>38.48736279984</text:p>
              </table:table-cell>
              <table:table-cell office:value-type="float" office:value="33.2817071072105">
                <text:p>33.2817071072105</text:p>
              </table:table-cell>
              <table:table-cell office:value-type="float" office:value="37.673343605547">
                <text:p>37.673343605547</text:p>
              </table:table-cell>
              <table:table-cell office:value-type="float" office:value="14.3131243836556">
                <text:p>14.3131243836556</text:p>
              </table:table-cell>
              <table:table-cell office:value-type="float" office:value="25.6004087889627">
                <text:p>25.6004087889627</text:p>
              </table:table-cell>
              <table:table-cell office:value-type="float" office:value="18.2292526364053">
                <text:p>18.2292526364053</text:p>
              </table:table-cell>
              <table:table-cell office:value-type="float" office:value="14.7064129473191">
                <text:p>14.7064129473191</text:p>
              </table:table-cell>
              <table:table-cell office:value-type="float" office:value="38.0604603229131">
                <text:p>38.0604603229131</text:p>
              </table:table-cell>
              <table:table-cell office:value-type="float" office:value="34.130138205113">
                <text:p>34.130138205113</text:p>
              </table:table-cell>
              <table:table-cell office:value-type="float" office:value="36.0413242545198">
                <text:p>36.0413242545198</text:p>
              </table:table-cell>
              <table:table-cell office:value-type="float" office:value="33.5151523541871">
                <text:p>33.5151523541871</text:p>
              </table:table-cell>
              <table:table-cell office:value-type="float" office:value="30.4089094699787">
                <text:p>30.4089094699787</text:p>
              </table:table-cell>
              <table:table-cell office:value-type="float" office:value="39.9044497140466">
                <text:p>39.9044497140466</text:p>
              </table:table-cell>
              <table:table-cell office:value-type="float" office:value="33.217908425391">
                <text:p>33.217908425391</text:p>
              </table:table-cell>
              <table:table-cell office:value-type="float" office:value="26.6595289079229">
                <text:p>26.6595289079229</text:p>
              </table:table-cell>
              <table:table-cell office:value-type="float" office:value="44.0629721562702">
                <text:p>44.0629721562702</text:p>
              </table:table-cell>
              <table:table-cell office:value-type="float" office:value="35.5145520258703">
                <text:p>35.5145520258703</text:p>
              </table:table-cell>
              <table:table-cell office:value-type="float" office:value="NaN">
                <text:p>NaN</text:p>
              </table:table-cell>
              <table:table-cell office:value-type="float" office:value="29.1278444625908">
                <text:p>29.1278444625908</text:p>
              </table:table-cell>
            </table:table-row>
            <table:table-row>
              <table:table-cell office:value-type="string">
                <text:p>SWITCH(ISR=10)</text:p>
                <draw:g>
                  <svg:desc>comp.C27:comp.C27</svg:desc>
                </draw:g>
              </table:table-cell>
              <table:table-cell office:value-type="float" office:value="24.1368951333364">
                <text:p>24.1368951333364</text:p>
                <draw:g>
                  <svg:desc>comp.D27:comp.W27</svg:desc>
                </draw:g>
              </table:table-cell>
              <table:table-cell office:value-type="float" office:value="38.5360677694863">
                <text:p>38.5360677694863</text:p>
              </table:table-cell>
              <table:table-cell office:value-type="float" office:value="36.8060574771984">
                <text:p>36.8060574771984</text:p>
              </table:table-cell>
              <table:table-cell office:value-type="float" office:value="37.7645357064243">
                <text:p>37.7645357064243</text:p>
              </table:table-cell>
              <table:table-cell office:value-type="float" office:value="14.4503280024011">
                <text:p>14.4503280024011</text:p>
              </table:table-cell>
              <table:table-cell office:value-type="float" office:value="26.642034511222">
                <text:p>26.642034511222</text:p>
              </table:table-cell>
              <table:table-cell office:value-type="float" office:value="20.2475928473177">
                <text:p>20.2475928473177</text:p>
              </table:table-cell>
              <table:table-cell office:value-type="float" office:value="17.4504327915489">
                <text:p>17.4504327915489</text:p>
              </table:table-cell>
              <table:table-cell office:value-type="float" office:value="38.0604603229131">
                <text:p>38.0604603229131</text:p>
              </table:table-cell>
              <table:table-cell office:value-type="float" office:value="34.130138205113">
                <text:p>34.130138205113</text:p>
              </table:table-cell>
              <table:table-cell office:value-type="float" office:value="38.3087914668098">
                <text:p>38.3087914668098</text:p>
              </table:table-cell>
              <table:table-cell office:value-type="float" office:value="35.660985975939">
                <text:p>35.660985975939</text:p>
              </table:table-cell>
              <table:table-cell office:value-type="float" office:value="32.4728388982598">
                <text:p>32.4728388982598</text:p>
              </table:table-cell>
              <table:table-cell office:value-type="float" office:value="39.9044497140466">
                <text:p>39.9044497140466</text:p>
              </table:table-cell>
              <table:table-cell office:value-type="float" office:value="33.217908425391">
                <text:p>33.217908425391</text:p>
              </table:table-cell>
              <table:table-cell office:value-type="float" office:value="26.7221526402974">
                <text:p>26.7221526402974</text:p>
              </table:table-cell>
              <table:table-cell office:value-type="float" office:value="44.0629721562702">
                <text:p>44.0629721562702</text:p>
              </table:table-cell>
              <table:table-cell office:value-type="float" office:value="35.8823156426352">
                <text:p>35.8823156426352</text:p>
              </table:table-cell>
              <table:table-cell office:value-type="float" office:value="NaN">
                <text:p>NaN</text:p>
              </table:table-cell>
              <table:table-cell office:value-type="float" office:value="30.6432246972339">
                <text:p>30.6432246972339</text:p>
              </table:table-cell>
            </table:table-row>
            <table:table-row>
              <table:table-cell office:value-type="string">
                <text:p>SWITCH(ISR=20)</text:p>
                <draw:g>
                  <svg:desc>comp.C28:comp.C28</svg:desc>
                </draw:g>
              </table:table-cell>
              <table:table-cell office:value-type="float" office:value="31.252021999353">
                <text:p>31.252021999353</text:p>
                <draw:g>
                  <svg:desc>comp.D28:comp.W28</svg:desc>
                </draw:g>
              </table:table-cell>
              <table:table-cell office:value-type="float" office:value="38.5360677694863">
                <text:p>38.5360677694863</text:p>
              </table:table-cell>
              <table:table-cell office:value-type="float" office:value="37.6378133425113">
                <text:p>37.6378133425113</text:p>
              </table:table-cell>
              <table:table-cell office:value-type="float" office:value="37.909185245747">
                <text:p>37.909185245747</text:p>
              </table:table-cell>
              <table:table-cell office:value-type="float" office:value="14.5575183295459">
                <text:p>14.5575183295459</text:p>
              </table:table-cell>
              <table:table-cell office:value-type="float" office:value="27.3908258323179">
                <text:p>27.3908258323179</text:p>
              </table:table-cell>
              <table:table-cell office:value-type="float" office:value="26.1485557083906">
                <text:p>26.1485557083906</text:p>
              </table:table-cell>
              <table:table-cell office:value-type="float" office:value="17.6620583184444">
                <text:p>17.6620583184444</text:p>
              </table:table-cell>
              <table:table-cell office:value-type="float" office:value="38.0604603229131">
                <text:p>38.0604603229131</text:p>
              </table:table-cell>
              <table:table-cell office:value-type="float" office:value="34.130138205113">
                <text:p>34.130138205113</text:p>
              </table:table-cell>
              <table:table-cell office:value-type="float" office:value="38.3188541911247">
                <text:p>38.3188541911247</text:p>
              </table:table-cell>
              <table:table-cell office:value-type="float" office:value="36.1884457242535">
                <text:p>36.1884457242535</text:p>
              </table:table-cell>
              <table:table-cell office:value-type="float" office:value="37.993064358977">
                <text:p>37.993064358977</text:p>
              </table:table-cell>
              <table:table-cell office:value-type="float" office:value="39.9044497140466">
                <text:p>39.9044497140466</text:p>
              </table:table-cell>
              <table:table-cell office:value-type="float" office:value="33.8897566667294">
                <text:p>33.8897566667294</text:p>
              </table:table-cell>
              <table:table-cell office:value-type="float" office:value="26.7625550482809">
                <text:p>26.7625550482809</text:p>
              </table:table-cell>
              <table:table-cell office:value-type="float" office:value="44.0926505503993">
                <text:p>44.0926505503993</text:p>
              </table:table-cell>
              <table:table-cell office:value-type="float" office:value="36.3367362035804">
                <text:p>36.3367362035804</text:p>
              </table:table-cell>
              <table:table-cell office:value-type="float" office:value="NaN">
                <text:p>NaN</text:p>
              </table:table-cell>
              <table:table-cell office:value-type="float" office:value="32.0254902898031">
                <text:p>32.02549028980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